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Fira Code" fo:font-size="12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2pt"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ira Code" fo:font-size="12pt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79cm" svg:height="9.004cm" svg:x="8.397cm" svg:y="2.018cm">
            <draw:object draw:notify-on-update-of-ranges="Sheet1.A1:Sheet1.A1 Sheet1.A2:Sheet1.A352 Sheet1.B1:Sheet1.B1 Sheet1.B2:Sheet1.B3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6379"/>
        </table:table-row>
        <table:table-row table:style-name="ro1">
          <table:table-cell table:style-name="ce1" table:formula="of:=(a+b)*COS([.C2])-b*COS((a/b+1)*[.C2])" office:value-type="float" office:value="-4.05878097638842" calcext:value-type="float">
            <text:p>-4,05878097638842</text:p>
          </table:table-cell>
          <table:table-cell table:style-name="ce1" table:formula="of:=(a+b)*SIN([.C2])-b*SIN((a/b+1)*[.C2])" office:value-type="float" office:value="-6.43271962583557" calcext:value-type="float">
            <text:p>-6,43271962583557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4.23" calcext:value-type="float">
            <text:p>4,23</text:p>
          </table:table-cell>
          <table:table-cell table:style-name="ce1" office:value-type="float" office:value="2.35" calcext:value-type="float">
            <text:p>2,35</text:p>
          </table:table-cell>
          <table:table-cell table:number-columns-repeated="16379"/>
        </table:table-row>
        <table:table-row table:style-name="ro1">
          <table:table-cell table:style-name="ce1" table:formula="of:=(a+b)*COS([.C3])-b*COS((a/b+1)*[.C3])" office:value-type="float" office:value="-3.0480161219555" calcext:value-type="float">
            <text:p>-3,0480161219555</text:p>
          </table:table-cell>
          <table:table-cell table:style-name="ce1" table:formula="of:=(a+b)*SIN([.C3])-b*SIN((a/b+1)*[.C3])" office:value-type="float" office:value="-6.56674034930076" calcext:value-type="float">
            <text:p>-6,56674034930076</text:p>
          </table:table-cell>
          <table:table-cell table:style-name="ce1" office:value-type="float" office:value="-14.9" calcext:value-type="float">
            <text:p>-14,9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1" table:formula="of:=(a+b)*COS([.C4])-b*COS((a/b+1)*[.C4])" office:value-type="float" office:value="-2.10854632065252" calcext:value-type="float">
            <text:p>-2,10854632065252</text:p>
          </table:table-cell>
          <table:table-cell table:style-name="ce1" table:formula="of:=(a+b)*SIN([.C4])-b*SIN((a/b+1)*[.C4])" office:value-type="float" office:value="-6.51224168809118" calcext:value-type="float">
            <text:p>-6,51224168809118</text:p>
          </table:table-cell>
          <table:table-cell table:style-name="ce1" office:value-type="float" office:value="-14.8" calcext:value-type="float">
            <text:p>-14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])-b*COS((a/b+1)*[.C5])" office:value-type="float" office:value="-1.2797617988021" calcext:value-type="float">
            <text:p>-1,2797617988021</text:p>
          </table:table-cell>
          <table:table-cell table:style-name="ce1" table:formula="of:=(a+b)*SIN([.C5])-b*SIN((a/b+1)*[.C5])" office:value-type="float" office:value="-6.3026738600593" calcext:value-type="float">
            <text:p>-6,3026738600593</text:p>
          </table:table-cell>
          <table:table-cell table:style-name="ce1" office:value-type="float" office:value="-14.7" calcext:value-type="float">
            <text:p>-14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])-b*COS((a/b+1)*[.C6])" office:value-type="float" office:value="-0.589684712520406" calcext:value-type="float">
            <text:p>-0,589684712520406</text:p>
          </table:table-cell>
          <table:table-cell table:style-name="ce1" table:formula="of:=(a+b)*SIN([.C6])-b*SIN((a/b+1)*[.C6])" office:value-type="float" office:value="-5.98004658194829" calcext:value-type="float">
            <text:p>-5,98004658194829</text:p>
          </table:table-cell>
          <table:table-cell table:style-name="ce1" office:value-type="float" office:value="-14.6" calcext:value-type="float">
            <text:p>-14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])-b*COS((a/b+1)*[.C7])" office:value-type="float" office:value="-0.0531515336548609" calcext:value-type="float">
            <text:p>-0,0531515336548609</text:p>
          </table:table-cell>
          <table:table-cell table:style-name="ce1" table:formula="of:=(a+b)*SIN([.C7])-b*SIN((a/b+1)*[.C7])" office:value-type="float" office:value="-5.5914003167425" calcext:value-type="float">
            <text:p>-5,5914003167425</text:p>
          </table:table-cell>
          <table:table-cell table:style-name="ce1" office:value-type="float" office:value="-14.5" calcext:value-type="float">
            <text:p>-14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])-b*COS((a/b+1)*[.C8])" office:value-type="float" office:value="0.328953743894511" calcext:value-type="float">
            <text:p>0,328953743894511</text:p>
          </table:table-cell>
          <table:table-cell table:style-name="ce1" table:formula="of:=(a+b)*SIN([.C8])-b*SIN((a/b+1)*[.C8])" office:value-type="float" office:value="-5.18492340270448" calcext:value-type="float">
            <text:p>-5,18492340270448</text:p>
          </table:table-cell>
          <table:table-cell table:style-name="ce1" office:value-type="float" office:value="-14.4" calcext:value-type="float">
            <text:p>-14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])-b*COS((a/b+1)*[.C9])" office:value-type="float" office:value="0.569359737404966" calcext:value-type="float">
            <text:p>0,569359737404966</text:p>
          </table:table-cell>
          <table:table-cell table:style-name="ce1" table:formula="of:=(a+b)*SIN([.C9])-b*SIN((a/b+1)*[.C9])" office:value-type="float" office:value="-4.80601968499573" calcext:value-type="float">
            <text:p>-4,80601968499573</text:p>
          </table:table-cell>
          <table:table-cell table:style-name="ce1" office:value-type="float" office:value="-14.3" calcext:value-type="float">
            <text:p>-14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])-b*COS((a/b+1)*[.C10])" office:value-type="float" office:value="0.69299170383489" calcext:value-type="float">
            <text:p>0,69299170383489</text:p>
          </table:table-cell>
          <table:table-cell table:style-name="ce1" table:formula="of:=(a+b)*SIN([.C10])-b*SIN((a/b+1)*[.C10])" office:value-type="float" office:value="-4.49363472732542" calcext:value-type="float">
            <text:p>-4,49363472732542</text:p>
          </table:table-cell>
          <table:table-cell table:style-name="ce1" office:value-type="float" office:value="-14.2" calcext:value-type="float">
            <text:p>-14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])-b*COS((a/b+1)*[.C11])" office:value-type="float" office:value="0.734593994349791" calcext:value-type="float">
            <text:p>0,734593994349791</text:p>
          </table:table-cell>
          <table:table-cell table:style-name="ce1" table:formula="of:=(a+b)*SIN([.C11])-b*SIN((a/b+1)*[.C11])" office:value-type="float" office:value="-4.27712812386343" calcext:value-type="float">
            <text:p>-4,27712812386343</text:p>
          </table:table-cell>
          <table:table-cell table:style-name="ce1" office:value-type="float" office:value="-14.1" calcext:value-type="float">
            <text:p>-14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])-b*COS((a/b+1)*[.C12])" office:value-type="float" office:value="0.735580477560779" calcext:value-type="float">
            <text:p>0,735580477560779</text:p>
          </table:table-cell>
          <table:table-cell table:style-name="ce1" table:formula="of:=(a+b)*SIN([.C12])-b*SIN((a/b+1)*[.C12])" office:value-type="float" office:value="-4.17393646603891" calcext:value-type="float">
            <text:p>-4,17393646603891</text:p>
          </table:table-cell>
          <table:table-cell table:style-name="ce1" office:value-type="float" office:value="-14" calcext:value-type="float">
            <text:p>-1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])-b*COS((a/b+1)*[.C13])" office:value-type="float" office:value="0.740362679251815" calcext:value-type="float">
            <text:p>0,740362679251815</text:p>
          </table:table-cell>
          <table:table-cell table:style-name="ce1" table:formula="of:=(a+b)*SIN([.C13])-b*SIN((a/b+1)*[.C13])" office:value-type="float" office:value="-4.18820949567438" calcext:value-type="float">
            <text:p>-4,18820949567438</text:p>
          </table:table-cell>
          <table:table-cell table:style-name="ce1" office:value-type="float" office:value="-13.9" calcext:value-type="float">
            <text:p>-13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])-b*COS((a/b+1)*[.C14])" office:value-type="float" office:value="0.79244609456027" calcext:value-type="float">
            <text:p>0,79244609456027</text:p>
          </table:table-cell>
          <table:table-cell table:style-name="ce1" table:formula="of:=(a+b)*SIN([.C14])-b*SIN((a/b+1)*[.C14])" office:value-type="float" office:value="-4.3105257305052" calcext:value-type="float">
            <text:p>-4,3105257305052</text:p>
          </table:table-cell>
          <table:table-cell table:style-name="ce1" office:value-type="float" office:value="-13.8" calcext:value-type="float">
            <text:p>-13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])-b*COS((a/b+1)*[.C15])" office:value-type="float" office:value="0.93060316886023" calcext:value-type="float">
            <text:p>0,93060316886023</text:p>
          </table:table-cell>
          <table:table-cell table:style-name="ce1" table:formula="of:=(a+b)*SIN([.C15])-b*SIN((a/b+1)*[.C15])" office:value-type="float" office:value="-4.51870932363404" calcext:value-type="float">
            <text:p>-4,51870932363404</text:p>
          </table:table-cell>
          <table:table-cell table:style-name="ce1" office:value-type="float" office:value="-13.7" calcext:value-type="float">
            <text:p>-13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])-b*COS((a/b+1)*[.C16])" office:value-type="float" office:value="1.18542541100251" calcext:value-type="float">
            <text:p>1,18542541100251</text:p>
          </table:table-cell>
          <table:table-cell table:style-name="ce1" table:formula="of:=(a+b)*SIN([.C16])-b*SIN((a/b+1)*[.C16])" office:value-type="float" office:value="-4.77968370286071" calcext:value-type="float">
            <text:p>-4,77968370286071</text:p>
          </table:table-cell>
          <table:table-cell table:style-name="ce1" office:value-type="float" office:value="-13.6" calcext:value-type="float">
            <text:p>-13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])-b*COS((a/b+1)*[.C17])" office:value-type="float" office:value="1.57652746757371" calcext:value-type="float">
            <text:p>1,57652746757371</text:p>
          </table:table-cell>
          <table:table-cell table:style-name="ce1" table:formula="of:=(a+b)*SIN([.C17])-b*SIN((a/b+1)*[.C17])" office:value-type="float" office:value="-5.05221634877729" calcext:value-type="float">
            <text:p>-5,05221634877729</text:p>
          </table:table-cell>
          <table:table-cell table:style-name="ce1" office:value-type="float" office:value="-13.5" calcext:value-type="float">
            <text:p>-13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])-b*COS((a/b+1)*[.C18])" office:value-type="float" office:value="2.11062505873658" calcext:value-type="float">
            <text:p>2,11062505873658</text:p>
          </table:table-cell>
          <table:table-cell table:style-name="ce1" table:formula="of:=(a+b)*SIN([.C18])-b*SIN((a/b+1)*[.C18])" office:value-type="float" office:value="-5.29033923994322" calcext:value-type="float">
            <text:p>-5,29033923994322</text:p>
          </table:table-cell>
          <table:table-cell table:style-name="ce1" office:value-type="float" office:value="-13.4" calcext:value-type="float">
            <text:p>-13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])-b*COS((a/b+1)*[.C19])" office:value-type="float" office:value="2.78064042322475" calcext:value-type="float">
            <text:p>2,78064042322475</text:p>
          </table:table-cell>
          <table:table-cell table:style-name="ce1" table:formula="of:=(a+b)*SIN([.C19])-b*SIN((a/b+1)*[.C19])" office:value-type="float" office:value="-5.44717646260063" calcext:value-type="float">
            <text:p>-5,44717646260063</text:p>
          </table:table-cell>
          <table:table-cell table:style-name="ce1" office:value-type="float" office:value="-13.3" calcext:value-type="float">
            <text:p>-13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])-b*COS((a/b+1)*[.C20])" office:value-type="float" office:value="3.56590866023686" calcext:value-type="float">
            <text:p>3,56590866023686</text:p>
          </table:table-cell>
          <table:table-cell table:style-name="ce1" table:formula="of:=(a+b)*SIN([.C20])-b*SIN((a/b+1)*[.C20])" office:value-type="float" office:value="-5.47887838581554" calcext:value-type="float">
            <text:p>-5,47887838581554</text:p>
          </table:table-cell>
          <table:table-cell table:style-name="ce1" office:value-type="float" office:value="-13.2" calcext:value-type="float">
            <text:p>-13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])-b*COS((a/b+1)*[.C21])" office:value-type="float" office:value="4.43347234295463" calcext:value-type="float">
            <text:p>4,43347234295463</text:p>
          </table:table-cell>
          <table:table-cell table:style-name="ce1" table:formula="of:=(a+b)*SIN([.C21])-b*SIN((a/b+1)*[.C21])" office:value-type="float" office:value="-5.34835314443674" calcext:value-type="float">
            <text:p>-5,34835314443674</text:p>
          </table:table-cell>
          <table:table-cell table:style-name="ce1" office:value-type="float" office:value="-13.1" calcext:value-type="float">
            <text:p>-13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])-b*COS((a/b+1)*[.C22])" office:value-type="float" office:value="5.34036671432406" calcext:value-type="float">
            <text:p>5,34036671432406</text:p>
          </table:table-cell>
          <table:table-cell table:style-name="ce1" table:formula="of:=(a+b)*SIN([.C22])-b*SIN((a/b+1)*[.C22])" office:value-type="float" office:value="-5.02850162983264" calcext:value-type="float">
            <text:p>-5,02850162983264</text:p>
          </table:table-cell>
          <table:table-cell table:style-name="ce1" office:value-type="float" office:value="-13" calcext:value-type="float">
            <text:p>-1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])-b*COS((a/b+1)*[.C23])" office:value-type="float" office:value="6.2367202891486" calcext:value-type="float">
            <text:p>6,2367202891486</text:p>
          </table:table-cell>
          <table:table-cell table:style-name="ce1" table:formula="of:=(a+b)*SIN([.C23])-b*SIN((a/b+1)*[.C23])" office:value-type="float" office:value="-4.50470056131622" calcext:value-type="float">
            <text:p>-4,50470056131622</text:p>
          </table:table-cell>
          <table:table-cell table:style-name="ce1" office:value-type="float" office:value="-12.9" calcext:value-type="float">
            <text:p>-12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])-b*COS((a/b+1)*[.C24])" office:value-type="float" office:value="7.06943181611881" calcext:value-type="float">
            <text:p>7,06943181611881</text:p>
          </table:table-cell>
          <table:table-cell table:style-name="ce1" table:formula="of:=(a+b)*SIN([.C24])-b*SIN((a/b+1)*[.C24])" office:value-type="float" office:value="-3.77633651364765" calcext:value-type="float">
            <text:p>-3,77633651364765</text:p>
          </table:table-cell>
          <table:table-cell table:style-name="ce1" office:value-type="float" office:value="-12.8" calcext:value-type="float">
            <text:p>-12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])-b*COS((a/b+1)*[.C25])" office:value-type="float" office:value="7.78613927754329" calcext:value-type="float">
            <text:p>7,78613927754329</text:p>
          </table:table-cell>
          <table:table-cell table:style-name="ce1" table:formula="of:=(a+b)*SIN([.C25])-b*SIN((a/b+1)*[.C25])" office:value-type="float" office:value="-2.85726746951772" calcext:value-type="float">
            <text:p>-2,85726746951772</text:p>
          </table:table-cell>
          <table:table-cell table:style-name="ce1" office:value-type="float" office:value="-12.7" calcext:value-type="float">
            <text:p>-12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])-b*COS((a/b+1)*[.C26])" office:value-type="float" office:value="8.33917345358147" calcext:value-type="float">
            <text:p>8,33917345358147</text:p>
          </table:table-cell>
          <table:table-cell table:style-name="ce1" table:formula="of:=(a+b)*SIN([.C26])-b*SIN((a/b+1)*[.C26])" office:value-type="float" office:value="-1.7751718128078" calcext:value-type="float">
            <text:p>-1,7751718128078</text:p>
          </table:table-cell>
          <table:table-cell table:style-name="ce1" office:value-type="float" office:value="-12.6" calcext:value-type="float">
            <text:p>-12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])-b*COS((a/b+1)*[.C27])" office:value-type="float" office:value="8.6891893589601" calcext:value-type="float">
            <text:p>8,6891893589601</text:p>
          </table:table-cell>
          <table:table-cell table:style-name="ce1" table:formula="of:=(a+b)*SIN([.C27])-b*SIN((a/b+1)*[.C27])" office:value-type="float" office:value="-0.569831188745055" calcext:value-type="float">
            <text:p>-0,569831188745055</text:p>
          </table:table-cell>
          <table:table-cell table:style-name="ce1" office:value-type="float" office:value="-12.5" calcext:value-type="float">
            <text:p>-12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])-b*COS((a/b+1)*[.C28])" office:value-type="float" office:value="8.80819351684263" calcext:value-type="float">
            <text:p>8,80819351684263</text:p>
          </table:table-cell>
          <table:table-cell table:style-name="ce1" table:formula="of:=(a+b)*SIN([.C28])-b*SIN((a/b+1)*[.C28])" office:value-type="float" office:value="0.709523405927019" calcext:value-type="float">
            <text:p>0,709523405927019</text:p>
          </table:table-cell>
          <table:table-cell table:style-name="ce1" office:value-type="float" office:value="-12.4" calcext:value-type="float">
            <text:p>-12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])-b*COS((a/b+1)*[.C29])" office:value-type="float" office:value="8.68173165055818" calcext:value-type="float">
            <text:p>8,68173165055818</text:p>
          </table:table-cell>
          <table:table-cell table:style-name="ce1" table:formula="of:=(a+b)*SIN([.C29])-b*SIN((a/b+1)*[.C29])" office:value-type="float" office:value="2.00760003482496" calcext:value-type="float">
            <text:p>2,00760003482496</text:p>
          </table:table-cell>
          <table:table-cell table:style-name="ce1" office:value-type="float" office:value="-12.3" calcext:value-type="float">
            <text:p>-12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])-b*COS((a/b+1)*[.C30])" office:value-type="float" office:value="8.31006632281679" calcext:value-type="float">
            <text:p>8,31006632281679</text:p>
          </table:table-cell>
          <table:table-cell table:style-name="ce1" table:formula="of:=(a+b)*SIN([.C30])-b*SIN((a/b+1)*[.C30])" office:value-type="float" office:value="3.26690927317444" calcext:value-type="float">
            <text:p>3,26690927317444</text:p>
          </table:table-cell>
          <table:table-cell table:style-name="ce1" office:value-type="float" office:value="-12.2" calcext:value-type="float">
            <text:p>-12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])-b*COS((a/b+1)*[.C31])" office:value-type="float" office:value="7.70825227947331" calcext:value-type="float">
            <text:p>7,70825227947331</text:p>
          </table:table-cell>
          <table:table-cell table:style-name="ce1" table:formula="of:=(a+b)*SIN([.C31])-b*SIN((a/b+1)*[.C31])" office:value-type="float" office:value="4.43180620580082" calcext:value-type="float">
            <text:p>4,43180620580082</text:p>
          </table:table-cell>
          <table:table-cell table:style-name="ce1" office:value-type="float" office:value="-12.1" calcext:value-type="float">
            <text:p>-12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])-b*COS((a/b+1)*[.C32])" office:value-type="float" office:value="6.90510267223294" calcext:value-type="float">
            <text:p>6,90510267223294</text:p>
          </table:table-cell>
          <table:table-cell table:style-name="ce1" table:formula="of:=(a+b)*SIN([.C32])-b*SIN((a/b+1)*[.C32])" office:value-type="float" office:value="5.45240049858001" calcext:value-type="float">
            <text:p>5,45240049858001</text:p>
          </table:table-cell>
          <table:table-cell table:style-name="ce1" office:value-type="float" office:value="-12" calcext:value-type="float">
            <text:p>-1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])-b*COS((a/b+1)*[.C33])" office:value-type="float" office:value="5.94112529322556" calcext:value-type="float">
            <text:p>5,94112529322556</text:p>
          </table:table-cell>
          <table:table-cell table:style-name="ce1" table:formula="of:=(a+b)*SIN([.C33])-b*SIN((a/b+1)*[.C33])" office:value-type="float" office:value="6.28803422840099" calcext:value-type="float">
            <text:p>6,28803422840099</text:p>
          </table:table-cell>
          <table:table-cell table:style-name="ce1" office:value-type="float" office:value="-11.9" calcext:value-type="float">
            <text:p>-11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])-b*COS((a/b+1)*[.C34])" office:value-type="float" office:value="4.86558776317486" calcext:value-type="float">
            <text:p>4,86558776317486</text:p>
          </table:table-cell>
          <table:table-cell table:style-name="ce1" table:formula="of:=(a+b)*SIN([.C34])-b*SIN((a/b+1)*[.C34])" office:value-type="float" office:value="6.91006066395795" calcext:value-type="float">
            <text:p>6,91006066395795</text:p>
          </table:table-cell>
          <table:table-cell table:style-name="ce1" office:value-type="float" office:value="-11.8" calcext:value-type="float">
            <text:p>-11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5])-b*COS((a/b+1)*[.C35])" office:value-type="float" office:value="3.73293806187275" calcext:value-type="float">
            <text:p>3,73293806187275</text:p>
          </table:table-cell>
          <table:table-cell table:style-name="ce1" table:formula="of:=(a+b)*SIN([.C35])-b*SIN((a/b+1)*[.C35])" office:value-type="float" office:value="7.30371143763149" calcext:value-type="float">
            <text:p>7,30371143763149</text:p>
          </table:table-cell>
          <table:table-cell table:style-name="ce1" office:value-type="float" office:value="-11.7" calcext:value-type="float">
            <text:p>-11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6])-b*COS((a/b+1)*[.C36])" office:value-type="float" office:value="2.59885662542847" calcext:value-type="float">
            <text:p>2,59885662542847</text:p>
          </table:table-cell>
          <table:table-cell table:style-name="ce1" table:formula="of:=(a+b)*SIN([.C36])-b*SIN((a/b+1)*[.C36])" office:value-type="float" office:value="7.4689103140137" calcext:value-type="float">
            <text:p>7,4689103140137</text:p>
          </table:table-cell>
          <table:table-cell table:style-name="ce1" office:value-type="float" office:value="-11.6" calcext:value-type="float">
            <text:p>-11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7])-b*COS((a/b+1)*[.C37])" office:value-type="float" office:value="1.51624458139105" calcext:value-type="float">
            <text:p>1,51624458139105</text:p>
          </table:table-cell>
          <table:table-cell table:style-name="ce1" table:formula="of:=(a+b)*SIN([.C37])-b*SIN((a/b+1)*[.C37])" office:value-type="float" office:value="7.41997353382363" calcext:value-type="float">
            <text:p>7,41997353382363</text:p>
          </table:table-cell>
          <table:table-cell table:style-name="ce1" office:value-type="float" office:value="-11.5" calcext:value-type="float">
            <text:p>-11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8])-b*COS((a/b+1)*[.C38])" office:value-type="float" office:value="0.531457345948707" calcext:value-type="float">
            <text:p>0,531457345948707</text:p>
          </table:table-cell>
          <table:table-cell table:style-name="ce1" table:formula="of:=(a+b)*SIN([.C38])-b*SIN((a/b+1)*[.C38])" office:value-type="float" office:value="7.18422312655695" calcext:value-type="float">
            <text:p>7,18422312655695</text:p>
          </table:table-cell>
          <table:table-cell table:style-name="ce1" office:value-type="float" office:value="-11.4" calcext:value-type="float">
            <text:p>-11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9])-b*COS((a/b+1)*[.C39])" office:value-type="float" office:value="-0.318926592230118" calcext:value-type="float">
            <text:p>-0,318926592230118</text:p>
          </table:table-cell>
          <table:table-cell table:style-name="ce1" table:formula="of:=(a+b)*SIN([.C39])-b*SIN((a/b+1)*[.C39])" office:value-type="float" office:value="6.79962391354824" calcext:value-type="float">
            <text:p>6,79962391354824</text:p>
          </table:table-cell>
          <table:table-cell table:style-name="ce1" office:value-type="float" office:value="-11.3" calcext:value-type="float">
            <text:p>-11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0])-b*COS((a/b+1)*[.C40])" office:value-type="float" office:value="-1.01055381542507" calcext:value-type="float">
            <text:p>-1,01055381542507</text:p>
          </table:table-cell>
          <table:table-cell table:style-name="ce1" table:formula="of:=(a+b)*SIN([.C40])-b*SIN((a/b+1)*[.C40])" office:value-type="float" office:value="6.31163060032949" calcext:value-type="float">
            <text:p>6,31163060032949</text:p>
          </table:table-cell>
          <table:table-cell table:style-name="ce1" office:value-type="float" office:value="-11.2" calcext:value-type="float">
            <text:p>-11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1])-b*COS((a/b+1)*[.C41])" office:value-type="float" office:value="-1.53277436970612" calcext:value-type="float">
            <text:p>-1,53277436970612</text:p>
          </table:table-cell>
          <table:table-cell table:style-name="ce1" table:formula="of:=(a+b)*SIN([.C41])-b*SIN((a/b+1)*[.C41])" office:value-type="float" office:value="5.769492492475" calcext:value-type="float">
            <text:p>5,769492492475</text:p>
          </table:table-cell>
          <table:table-cell table:style-name="ce1" office:value-type="float" office:value="-11.1" calcext:value-type="float">
            <text:p>-11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2])-b*COS((a/b+1)*[.C42])" office:value-type="float" office:value="-1.88903943771641" calcext:value-type="float">
            <text:p>-1,88903943771641</text:p>
          </table:table-cell>
          <table:table-cell table:style-name="ce1" table:formula="of:=(a+b)*SIN([.C42])-b*SIN((a/b+1)*[.C42])" office:value-type="float" office:value="5.22230520465615" calcext:value-type="float">
            <text:p>5,22230520465615</text:p>
          </table:table-cell>
          <table:table-cell table:style-name="ce1" office:value-type="float" office:value="-11" calcext:value-type="float">
            <text:p>-1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3])-b*COS((a/b+1)*[.C43])" office:value-type="float" office:value="-2.09619163184135" calcext:value-type="float">
            <text:p>-2,09619163184135</text:p>
          </table:table-cell>
          <table:table-cell table:style-name="ce1" table:formula="of:=(a+b)*SIN([.C43])-b*SIN((a/b+1)*[.C43])" office:value-type="float" office:value="4.71511801394816" calcext:value-type="float">
            <text:p>4,71511801394816</text:p>
          </table:table-cell>
          <table:table-cell table:style-name="ce1" office:value-type="float" office:value="-10.9" calcext:value-type="float">
            <text:p>-10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4])-b*COS((a/b+1)*[.C44])" office:value-type="float" office:value="-2.18270759150668" calcext:value-type="float">
            <text:p>-2,18270759150668</text:p>
          </table:table-cell>
          <table:table-cell table:style-name="ce1" table:formula="of:=(a+b)*SIN([.C44])-b*SIN((a/b+1)*[.C44])" office:value-type="float" office:value="4.28540073797854" calcext:value-type="float">
            <text:p>4,28540073797854</text:p>
          </table:table-cell>
          <table:table-cell table:style-name="ce1" office:value-type="float" office:value="-10.8" calcext:value-type="float">
            <text:p>-10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5])-b*COS((a/b+1)*[.C45])" office:value-type="float" office:value="-2.18603421891351" calcext:value-type="float">
            <text:p>-2,18603421891351</text:p>
          </table:table-cell>
          <table:table-cell table:style-name="ce1" table:formula="of:=(a+b)*SIN([.C45])-b*SIN((a/b+1)*[.C45])" office:value-type="float" office:value="3.96014557221045" calcext:value-type="float">
            <text:p>3,96014557221045</text:p>
          </table:table-cell>
          <table:table-cell table:style-name="ce1" office:value-type="float" office:value="-10.7" calcext:value-type="float">
            <text:p>-10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6])-b*COS((a/b+1)*[.C46])" office:value-type="float" office:value="-2.14923048519822" calcext:value-type="float">
            <text:p>-2,14923048519822</text:p>
          </table:table-cell>
          <table:table-cell table:style-name="ce1" table:formula="of:=(a+b)*SIN([.C46])-b*SIN((a/b+1)*[.C46])" office:value-type="float" office:value="3.7538294185985" calcext:value-type="float">
            <text:p>3,7538294185985</text:p>
          </table:table-cell>
          <table:table-cell table:style-name="ce1" office:value-type="float" office:value="-10.6" calcext:value-type="float">
            <text:p>-10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7])-b*COS((a/b+1)*[.C47])" office:value-type="float" office:value="-2.11718078498855" calcext:value-type="float">
            <text:p>-2,11718078498855</text:p>
          </table:table-cell>
          <table:table-cell table:style-name="ce1" table:formula="of:=(a+b)*SIN([.C47])-b*SIN((a/b+1)*[.C47])" office:value-type="float" office:value="3.66739477131965" calcext:value-type="float">
            <text:p>3,66739477131965</text:p>
          </table:table-cell>
          <table:table-cell table:style-name="ce1" office:value-type="float" office:value="-10.5" calcext:value-type="float">
            <text:p>-10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8])-b*COS((a/b+1)*[.C48])" office:value-type="float" office:value="-2.13267910244341" calcext:value-type="float">
            <text:p>-2,13267910244341</text:p>
          </table:table-cell>
          <table:table-cell table:style-name="ce1" table:formula="of:=(a+b)*SIN([.C48])-b*SIN((a/b+1)*[.C48])" office:value-type="float" office:value="3.688327453611" calcext:value-type="float">
            <text:p>3,688327453611</text:p>
          </table:table-cell>
          <table:table-cell table:style-name="ce1" office:value-type="float" office:value="-10.4" calcext:value-type="float">
            <text:p>-10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49])-b*COS((a/b+1)*[.C49])" office:value-type="float" office:value="-2.23269318443175" calcext:value-type="float">
            <text:p>-2,23269318443175</text:p>
          </table:table-cell>
          <table:table-cell table:style-name="ce1" table:formula="of:=(a+b)*SIN([.C49])-b*SIN((a/b+1)*[.C49])" office:value-type="float" office:value="3.79182364065024" calcext:value-type="float">
            <text:p>3,79182364065024</text:p>
          </table:table-cell>
          <table:table-cell table:style-name="ce1" office:value-type="float" office:value="-10.3" calcext:value-type="float">
            <text:p>-10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0])-b*COS((a/b+1)*[.C50])" office:value-type="float" office:value="-2.44510372418152" calcext:value-type="float">
            <text:p>-2,44510372418152</text:p>
          </table:table-cell>
          <table:table-cell table:style-name="ce1" table:formula="of:=(a+b)*SIN([.C50])-b*SIN((a/b+1)*[.C50])" office:value-type="float" office:value="3.94295334864579" calcext:value-type="float">
            <text:p>3,94295334864579</text:p>
          </table:table-cell>
          <table:table-cell table:style-name="ce1" office:value-type="float" office:value="-10.2" calcext:value-type="float">
            <text:p>-10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1])-b*COS((a/b+1)*[.C51])" office:value-type="float" office:value="-2.7861763486577" calcext:value-type="float">
            <text:p>-2,7861763486577</text:p>
          </table:table-cell>
          <table:table-cell table:style-name="ce1" table:formula="of:=(a+b)*SIN([.C51])-b*SIN((a/b+1)*[.C51])" office:value-type="float" office:value="4.0996495643873" calcext:value-type="float">
            <text:p>4,0996495643873</text:p>
          </table:table-cell>
          <table:table-cell table:style-name="ce1" office:value-type="float" office:value="-10.1" calcext:value-type="float">
            <text:p>-10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2])-b*COS((a/b+1)*[.C52])" office:value-type="float" office:value="-3.25896687548618" calcext:value-type="float">
            <text:p>-3,25896687548618</text:p>
          </table:table-cell>
          <table:table-cell table:style-name="ce1" table:formula="of:=(a+b)*SIN([.C52])-b*SIN((a/b+1)*[.C52])" office:value-type="float" office:value="4.21628751217555" calcext:value-type="float">
            <text:p>4,21628751217555</text:p>
          </table:table-cell>
          <table:table-cell table:style-name="ce1" office:value-type="float" office:value="-10" calcext:value-type="float">
            <text:p>-10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3])-b*COS((a/b+1)*[.C53])" office:value-type="float" office:value="-3.85278732810905" calcext:value-type="float">
            <text:p>-3,85278732810905</text:p>
          </table:table-cell>
          <table:table-cell table:style-name="ce1" table:formula="of:=(a+b)*SIN([.C53])-b*SIN((a/b+1)*[.C53])" office:value-type="float" office:value="4.24757224764826" calcext:value-type="float">
            <text:p>4,24757224764826</text:p>
          </table:table-cell>
          <table:table-cell table:style-name="ce1" office:value-type="float" office:value="-9.9" calcext:value-type="float">
            <text:p>-9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4])-b*COS((a/b+1)*[.C54])" office:value-type="float" office:value="-4.5437772580161" calcext:value-type="float">
            <text:p>-4,5437772580161</text:p>
          </table:table-cell>
          <table:table-cell table:style-name="ce1" table:formula="of:=(a+b)*SIN([.C54])-b*SIN((a/b+1)*[.C54])" office:value-type="float" office:value="4.15242844080813" calcext:value-type="float">
            <text:p>4,15242844080813</text:p>
          </table:table-cell>
          <table:table-cell table:style-name="ce1" office:value-type="float" office:value="-9.8" calcext:value-type="float">
            <text:p>-9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5])-b*COS((a/b+1)*[.C55])" office:value-type="float" office:value="-5.29653848363829" calcext:value-type="float">
            <text:p>-5,29653848363829</text:p>
          </table:table-cell>
          <table:table-cell table:style-name="ce1" table:formula="of:=(a+b)*SIN([.C55])-b*SIN((a/b+1)*[.C55])" office:value-type="float" office:value="3.89758576148161" calcext:value-type="float">
            <text:p>3,89758576148161</text:p>
          </table:table-cell>
          <table:table-cell table:style-name="ce1" office:value-type="float" office:value="-9.7" calcext:value-type="float">
            <text:p>-9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6])-b*COS((a/b+1)*[.C56])" office:value-type="float" office:value="-6.06670815296481" calcext:value-type="float">
            <text:p>-6,06670815296481</text:p>
          </table:table-cell>
          <table:table-cell table:style-name="ce1" table:formula="of:=(a+b)*SIN([.C56])-b*SIN((a/b+1)*[.C56])" office:value-type="float" office:value="3.46057674725413" calcext:value-type="float">
            <text:p>3,46057674725413</text:p>
          </table:table-cell>
          <table:table-cell table:style-name="ce1" office:value-type="float" office:value="-9.6" calcext:value-type="float">
            <text:p>-9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7])-b*COS((a/b+1)*[.C57])" office:value-type="float" office:value="-6.80427155546651" calcext:value-type="float">
            <text:p>-6,80427155546651</text:p>
          </table:table-cell>
          <table:table-cell table:style-name="ce1" table:formula="of:=(a+b)*SIN([.C57])-b*SIN((a/b+1)*[.C57])" office:value-type="float" office:value="2.83190959125162" calcext:value-type="float">
            <text:p>2,83190959125162</text:p>
          </table:table-cell>
          <table:table-cell table:style-name="ce1" office:value-type="float" office:value="-9.5" calcext:value-type="float">
            <text:p>-9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8])-b*COS((a/b+1)*[.C58])" office:value-type="float" office:value="-7.45735807583794" calcext:value-type="float">
            <text:p>-7,45735807583794</text:p>
          </table:table-cell>
          <table:table-cell table:style-name="ce1" table:formula="of:=(a+b)*SIN([.C58])-b*SIN((a/b+1)*[.C58])" office:value-type="float" office:value="2.01624238858657" calcext:value-type="float">
            <text:p>2,01624238858657</text:p>
          </table:table-cell>
          <table:table-cell table:style-name="ce1" office:value-type="float" office:value="-9.4" calcext:value-type="float">
            <text:p>-9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59])-b*COS((a/b+1)*[.C59])" office:value-type="float" office:value="-7.97622562170121" calcext:value-type="float">
            <text:p>-7,97622562170121</text:p>
          </table:table-cell>
          <table:table-cell table:style-name="ce1" table:formula="of:=(a+b)*SIN([.C59])-b*SIN((a/b+1)*[.C59])" office:value-type="float" office:value="1.03246303468661" calcext:value-type="float">
            <text:p>1,03246303468661</text:p>
          </table:table-cell>
          <table:table-cell table:style-name="ce1" office:value-type="float" office:value="-9.3" calcext:value-type="float">
            <text:p>-9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0])-b*COS((a/b+1)*[.C60])" office:value-type="float" office:value="-8.31712373851681" calcext:value-type="float">
            <text:p>-8,31712373851681</text:p>
          </table:table-cell>
          <table:table-cell table:style-name="ce1" table:formula="of:=(a+b)*SIN([.C60])-b*SIN((a/b+1)*[.C60])" office:value-type="float" office:value="-0.0873358711503622" calcext:value-type="float">
            <text:p>-0,0873358711503622</text:p>
          </table:table-cell>
          <table:table-cell table:style-name="ce1" office:value-type="float" office:value="-9.2" calcext:value-type="float">
            <text:p>-9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1])-b*COS((a/b+1)*[.C61])" office:value-type="float" office:value="-8.44573462950404" calcext:value-type="float">
            <text:p>-8,44573462950404</text:p>
          </table:table-cell>
          <table:table-cell table:style-name="ce1" table:formula="of:=(a+b)*SIN([.C61])-b*SIN((a/b+1)*[.C61])" office:value-type="float" office:value="-1.29991173004601" calcext:value-type="float">
            <text:p>-1,29991173004601</text:p>
          </table:table-cell>
          <table:table-cell table:style-name="ce1" office:value-type="float" office:value="-9.1" calcext:value-type="float">
            <text:p>-9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2])-b*COS((a/b+1)*[.C62])" office:value-type="float" office:value="-8.33992372947033" calcext:value-type="float">
            <text:p>-8,33992372947033</text:p>
          </table:table-cell>
          <table:table-cell table:style-name="ce1" table:formula="of:=(a+b)*SIN([.C62])-b*SIN((a/b+1)*[.C62])" office:value-type="float" office:value="-2.55380066245589" calcext:value-type="float">
            <text:p>-2,55380066245589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3])-b*COS((a/b+1)*[.C63])" office:value-type="float" office:value="-7.99158481750398" calcext:value-type="float">
            <text:p>-7,99158481750398</text:p>
          </table:table-cell>
          <table:table-cell table:style-name="ce1" table:formula="of:=(a+b)*SIN([.C63])-b*SIN((a/b+1)*[.C63])" office:value-type="float" office:value="-3.79289651679037" calcext:value-type="float">
            <text:p>-3,79289651679037</text:p>
          </table:table-cell>
          <table:table-cell table:style-name="ce1" office:value-type="float" office:value="-8.9" calcext:value-type="float">
            <text:p>-8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4])-b*COS((a/b+1)*[.C64])" office:value-type="float" office:value="-7.40743474462078" calcext:value-type="float">
            <text:p>-7,40743474462078</text:p>
          </table:table-cell>
          <table:table-cell table:style-name="ce1" table:formula="of:=(a+b)*SIN([.C64])-b*SIN((a/b+1)*[.C64])" office:value-type="float" office:value="-4.96040569299879" calcext:value-type="float">
            <text:p>-4,96040569299879</text:p>
          </table:table-cell>
          <table:table-cell table:style-name="ce1" office:value-type="float" office:value="-8.8" calcext:value-type="float">
            <text:p>-8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5])-b*COS((a/b+1)*[.C65])" office:value-type="float" office:value="-6.60869424367316" calcext:value-type="float">
            <text:p>-6,60869424367316</text:p>
          </table:table-cell>
          <table:table-cell table:style-name="ce1" table:formula="of:=(a+b)*SIN([.C65])-b*SIN((a/b+1)*[.C65])" office:value-type="float" office:value="-6.00287389227" calcext:value-type="float">
            <text:p>-6,00287389227</text:p>
          </table:table-cell>
          <table:table-cell table:style-name="ce1" office:value-type="float" office:value="-8.7" calcext:value-type="float">
            <text:p>-8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6])-b*COS((a/b+1)*[.C66])" office:value-type="float" office:value="-5.62967764486259" calcext:value-type="float">
            <text:p>-5,62967764486259</text:p>
          </table:table-cell>
          <table:table-cell table:style-name="ce1" table:formula="of:=(a+b)*SIN([.C66])-b*SIN((a/b+1)*[.C66])" office:value-type="float" office:value="-6.87397511807838" calcext:value-type="float">
            <text:p>-6,87397511807838</text:p>
          </table:table-cell>
          <table:table-cell table:style-name="ce1" office:value-type="float" office:value="-8.6" calcext:value-type="float">
            <text:p>-8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7])-b*COS((a/b+1)*[.C67])" office:value-type="float" office:value="-4.51539891889986" calcext:value-type="float">
            <text:p>-4,51539891889986</text:p>
          </table:table-cell>
          <table:table-cell table:style-name="ce1" table:formula="of:=(a+b)*SIN([.C67])-b*SIN((a/b+1)*[.C67])" office:value-type="float" office:value="-7.53777154856065" calcext:value-type="float">
            <text:p>-7,53777154856065</text:p>
          </table:table-cell>
          <table:table-cell table:style-name="ce1" office:value-type="float" office:value="-8.5" calcext:value-type="float">
            <text:p>-8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8])-b*COS((a/b+1)*[.C68])" office:value-type="float" office:value="-3.31837772577311" calcext:value-type="float">
            <text:p>-3,31837772577311</text:p>
          </table:table-cell>
          <table:table-cell table:style-name="ce1" table:formula="of:=(a+b)*SIN([.C68])-b*SIN((a/b+1)*[.C68])" office:value-type="float" office:value="-7.97119385290743" calcext:value-type="float">
            <text:p>-7,97119385290743</text:p>
          </table:table-cell>
          <table:table-cell table:style-name="ce1" office:value-type="float" office:value="-8.4" calcext:value-type="float">
            <text:p>-8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69])-b*COS((a/b+1)*[.C69])" office:value-type="float" office:value="-2.09489112431047" calcext:value-type="float">
            <text:p>-2,09489112431047</text:p>
          </table:table-cell>
          <table:table-cell table:style-name="ce1" table:formula="of:=(a+b)*SIN([.C69])-b*SIN((a/b+1)*[.C69])" office:value-type="float" office:value="-8.16555194793468" calcext:value-type="float">
            <text:p>-8,16555194793468</text:p>
          </table:table-cell>
          <table:table-cell table:style-name="ce1" office:value-type="float" office:value="-8.3" calcext:value-type="float">
            <text:p>-8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0])-b*COS((a/b+1)*[.C70])" office:value-type="float" office:value="-0.900959472247457" calcext:value-type="float">
            <text:p>-0,900959472247457</text:p>
          </table:table-cell>
          <table:table-cell table:style-name="ce1" table:formula="of:=(a+b)*SIN([.C70])-b*SIN((a/b+1)*[.C70])" office:value-type="float" office:value="-8.12696138188055" calcext:value-type="float">
            <text:p>-8,12696138188055</text:p>
          </table:table-cell>
          <table:table-cell table:style-name="ce1" office:value-type="float" office:value="-8.2" calcext:value-type="float">
            <text:p>-8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1])-b*COS((a/b+1)*[.C71])" office:value-type="float" office:value="0.211624518107338" calcext:value-type="float">
            <text:p>0,211624518107338</text:p>
          </table:table-cell>
          <table:table-cell table:style-name="ce1" table:formula="of:=(a+b)*SIN([.C71])-b*SIN((a/b+1)*[.C71])" office:value-type="float" office:value="-7.87565463747228" calcext:value-type="float">
            <text:p>-7,87565463747228</text:p>
          </table:table-cell>
          <table:table-cell table:style-name="ce1" office:value-type="float" office:value="-8.1" calcext:value-type="float">
            <text:p>-8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2])-b*COS((a/b+1)*[.C72])" office:value-type="float" office:value="1.1989181962892" calcext:value-type="float">
            <text:p>1,1989181962892</text:p>
          </table:table-cell>
          <table:table-cell table:style-name="ce1" table:formula="of:=(a+b)*SIN([.C72])-b*SIN((a/b+1)*[.C72])" office:value-type="float" office:value="-7.44423311811722" calcext:value-type="float">
            <text:p>-7,44423311811722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3])-b*COS((a/b+1)*[.C73])" office:value-type="float" office:value="2.02782482863275" calcext:value-type="float">
            <text:p>2,02782482863275</text:p>
          </table:table-cell>
          <table:table-cell table:style-name="ce1" table:formula="of:=(a+b)*SIN([.C73])-b*SIN((a/b+1)*[.C73])" office:value-type="float" office:value="-6.87499768828155" calcext:value-type="float">
            <text:p>-6,87499768828155</text:p>
          </table:table-cell>
          <table:table-cell table:style-name="ce1" office:value-type="float" office:value="-7.9" calcext:value-type="float">
            <text:p>-7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4])-b*COS((a/b+1)*[.C74])" office:value-type="float" office:value="2.67823381169024" calcext:value-type="float">
            <text:p>2,67823381169024</text:p>
          </table:table-cell>
          <table:table-cell table:style-name="ce1" table:formula="of:=(a+b)*SIN([.C74])-b*SIN((a/b+1)*[.C74])" office:value-type="float" office:value="-6.21656699049147" calcext:value-type="float">
            <text:p>-6,21656699049147</text:p>
          </table:table-cell>
          <table:table-cell table:style-name="ce1" office:value-type="float" office:value="-7.8" calcext:value-type="float">
            <text:p>-7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5])-b*COS((a/b+1)*[.C75])" office:value-type="float" office:value="3.14414291774132" calcext:value-type="float">
            <text:p>3,14414291774132</text:p>
          </table:table-cell>
          <table:table-cell table:style-name="ce1" table:formula="of:=(a+b)*SIN([.C75])-b*SIN((a/b+1)*[.C75])" office:value-type="float" office:value="-5.52004780361425" calcext:value-type="float">
            <text:p>-5,52004780361425</text:p>
          </table:table-cell>
          <table:table-cell table:style-name="ce1" office:value-type="float" office:value="-7.7" calcext:value-type="float">
            <text:p>-7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6])-b*COS((a/b+1)*[.C76])" office:value-type="float" office:value="3.43367959949261" calcext:value-type="float">
            <text:p>3,43367959949261</text:p>
          </table:table-cell>
          <table:table-cell table:style-name="ce1" table:formula="of:=(a+b)*SIN([.C76])-b*SIN((a/b+1)*[.C76])" office:value-type="float" office:value="-4.83505615728235" calcext:value-type="float">
            <text:p>-4,83505615728235</text:p>
          </table:table-cell>
          <table:table-cell table:style-name="ce1" office:value-type="float" office:value="-7.6" calcext:value-type="float">
            <text:p>-7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7])-b*COS((a/b+1)*[.C77])" office:value-type="float" office:value="3.5680241528815" calcext:value-type="float">
            <text:p>3,5680241528815</text:p>
          </table:table-cell>
          <table:table-cell table:style-name="ce1" table:formula="of:=(a+b)*SIN([.C77])-b*SIN((a/b+1)*[.C77])" office:value-type="float" office:value="-4.20589909661805" calcext:value-type="float">
            <text:p>-4,20589909661805</text:p>
          </table:table-cell>
          <table:table-cell table:style-name="ce1" office:value-type="float" office:value="-7.5" calcext:value-type="float">
            <text:p>-7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8])-b*COS((a/b+1)*[.C78])" office:value-type="float" office:value="3.57932304616232" calcext:value-type="float">
            <text:p>3,57932304616232</text:p>
          </table:table-cell>
          <table:table-cell table:style-name="ce1" table:formula="of:=(a+b)*SIN([.C78])-b*SIN((a/b+1)*[.C78])" office:value-type="float" office:value="-3.66821403350562" calcext:value-type="float">
            <text:p>-3,66821403350562</text:p>
          </table:table-cell>
          <table:table-cell table:style-name="ce1" office:value-type="float" office:value="-7.4" calcext:value-type="float">
            <text:p>-7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79])-b*COS((a/b+1)*[.C79])" office:value-type="float" office:value="3.50775931016556" calcext:value-type="float">
            <text:p>3,50775931016556</text:p>
          </table:table-cell>
          <table:table-cell table:style-name="ce1" table:formula="of:=(a+b)*SIN([.C79])-b*SIN((a/b+1)*[.C79])" office:value-type="float" office:value="-3.24632653926538" calcext:value-type="float">
            <text:p>-3,24632653926538</text:p>
          </table:table-cell>
          <table:table-cell table:style-name="ce1" office:value-type="float" office:value="-7.3" calcext:value-type="float">
            <text:p>-7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0])-b*COS((a/b+1)*[.C80])" office:value-type="float" office:value="3.39801242841295" calcext:value-type="float">
            <text:p>3,39801242841295</text:p>
          </table:table-cell>
          <table:table-cell table:style-name="ce1" table:formula="of:=(a+b)*SIN([.C80])-b*SIN((a/b+1)*[.C80])" office:value-type="float" office:value="-2.95153104346016" calcext:value-type="float">
            <text:p>-2,95153104346016</text:p>
          </table:table-cell>
          <table:table-cell table:style-name="ce1" office:value-type="float" office:value="-7.2" calcext:value-type="float">
            <text:p>-7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1])-b*COS((a/b+1)*[.C81])" office:value-type="float" office:value="3.29538756261444" calcext:value-type="float">
            <text:p>3,29538756261444</text:p>
          </table:table-cell>
          <table:table-cell table:style-name="ce1" table:formula="of:=(a+b)*SIN([.C81])-b*SIN((a/b+1)*[.C81])" office:value-type="float" office:value="-2.78142660119602" calcext:value-type="float">
            <text:p>-2,78142660119602</text:p>
          </table:table-cell>
          <table:table-cell table:style-name="ce1" office:value-type="float" office:value="-7.1" calcext:value-type="float">
            <text:p>-7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2])-b*COS((a/b+1)*[.C82])" office:value-type="float" office:value="3.24191950881202" calcext:value-type="float">
            <text:p>3,24191950881202</text:p>
          </table:table-cell>
          <table:table-cell table:style-name="ce1" table:formula="of:=(a+b)*SIN([.C82])-b*SIN((a/b+1)*[.C82])" office:value-type="float" office:value="-2.72035731240952" calcext:value-type="float">
            <text:p>-2,72035731240952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3])-b*COS((a/b+1)*[.C83])" office:value-type="float" office:value="3.27275851319664" calcext:value-type="float">
            <text:p>3,27275851319664</text:p>
          </table:table-cell>
          <table:table-cell table:style-name="ce1" table:formula="of:=(a+b)*SIN([.C83])-b*SIN((a/b+1)*[.C83])" office:value-type="float" office:value="-2.74092055726267" calcext:value-type="float">
            <text:p>-2,74092055726267</text:p>
          </table:table-cell>
          <table:table-cell table:style-name="ce1" office:value-type="float" office:value="-6.9" calcext:value-type="float">
            <text:p>-6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4])-b*COS((a/b+1)*[.C84])" office:value-type="float" office:value="3.4131228517101" calcext:value-type="float">
            <text:p>3,4131228517101</text:p>
          </table:table-cell>
          <table:table-cell table:style-name="ce1" table:formula="of:=(a+b)*SIN([.C84])-b*SIN((a/b+1)*[.C84])" office:value-type="float" office:value="-2.806422686808" calcext:value-type="float">
            <text:p>-2,806422686808</text:p>
          </table:table-cell>
          <table:table-cell table:style-name="ce1" office:value-type="float" office:value="-6.8" calcext:value-type="float">
            <text:p>-6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5])-b*COS((a/b+1)*[.C85])" office:value-type="float" office:value="3.67605862774176" calcext:value-type="float">
            <text:p>3,67605862774176</text:p>
          </table:table-cell>
          <table:table-cell table:style-name="ce1" table:formula="of:=(a+b)*SIN([.C85])-b*SIN((a/b+1)*[.C85])" office:value-type="float" office:value="-2.87408768676106" calcext:value-type="float">
            <text:p>-2,87408768676106</text:p>
          </table:table-cell>
          <table:table-cell table:style-name="ce1" office:value-type="float" office:value="-6.7" calcext:value-type="float">
            <text:p>-6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6])-b*COS((a/b+1)*[.C86])" office:value-type="float" office:value="4.06118403274336" calcext:value-type="float">
            <text:p>4,06118403274336</text:p>
          </table:table-cell>
          <table:table-cell table:style-name="ce1" table:formula="of:=(a+b)*SIN([.C86])-b*SIN((a/b+1)*[.C86])" office:value-type="float" office:value="-2.89876539101678" calcext:value-type="float">
            <text:p>-2,89876539101678</text:p>
          </table:table-cell>
          <table:table-cell table:style-name="ce1" office:value-type="float" office:value="-6.6" calcext:value-type="float">
            <text:p>-6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7])-b*COS((a/b+1)*[.C87])" office:value-type="float" office:value="4.55451827210438" calcext:value-type="float">
            <text:p>4,55451827210438</text:p>
          </table:table-cell>
          <table:table-cell table:style-name="ce1" table:formula="of:=(a+b)*SIN([.C87])-b*SIN((a/b+1)*[.C87])" office:value-type="float" office:value="-2.83684665427259" calcext:value-type="float">
            <text:p>-2,83684665427259</text:p>
          </table:table-cell>
          <table:table-cell table:style-name="ce1" office:value-type="float" office:value="-6.5" calcext:value-type="float">
            <text:p>-6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8])-b*COS((a/b+1)*[.C88])" office:value-type="float" office:value="5.12941048755721" calcext:value-type="float">
            <text:p>5,12941048755721</text:p>
          </table:table-cell>
          <table:table-cell table:style-name="ce1" table:formula="of:=(a+b)*SIN([.C88])-b*SIN((a/b+1)*[.C88])" office:value-type="float" office:value="-2.65007655305684" calcext:value-type="float">
            <text:p>-2,65007655305684</text:p>
          </table:table-cell>
          <table:table-cell table:style-name="ce1" office:value-type="float" office:value="-6.4" calcext:value-type="float">
            <text:p>-6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89])-b*COS((a/b+1)*[.C89])" office:value-type="float" office:value="5.74849792212146" calcext:value-type="float">
            <text:p>5,74849792212146</text:p>
          </table:table-cell>
          <table:table-cell table:style-name="ce1" table:formula="of:=(a+b)*SIN([.C89])-b*SIN((a/b+1)*[.C89])" office:value-type="float" office:value="-2.30896444651743" calcext:value-type="float">
            <text:p>-2,30896444651743</text:p>
          </table:table-cell>
          <table:table-cell table:style-name="ce1" office:value-type="float" office:value="-6.3" calcext:value-type="float">
            <text:p>-6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0])-b*COS((a/b+1)*[.C90])" office:value-type="float" office:value="6.36654198332679" calcext:value-type="float">
            <text:p>6,36654198332679</text:p>
          </table:table-cell>
          <table:table-cell table:style-name="ce1" table:formula="of:=(a+b)*SIN([.C90])-b*SIN((a/b+1)*[.C90])" office:value-type="float" office:value="-1.79552098972781" calcext:value-type="float">
            <text:p>-1,79552098972781</text:p>
          </table:table-cell>
          <table:table-cell table:style-name="ce1" office:value-type="float" office:value="-6.2" calcext:value-type="float">
            <text:p>-6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1])-b*COS((a/b+1)*[.C91])" office:value-type="float" office:value="6.93392204651057" calcext:value-type="float">
            <text:p>6,93392204651057</text:p>
          </table:table-cell>
          <table:table-cell table:style-name="ce1" table:formula="of:=(a+b)*SIN([.C91])-b*SIN((a/b+1)*[.C91])" office:value-type="float" office:value="-1.10510451947705" calcext:value-type="float">
            <text:p>-1,10510451947705</text:p>
          </table:table-cell>
          <table:table-cell table:style-name="ce1" office:value-type="float" office:value="-6.1" calcext:value-type="float">
            <text:p>-6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2])-b*COS((a/b+1)*[.C92])" office:value-type="float" office:value="7.40051516657612" calcext:value-type="float">
            <text:p>7,40051516657612</text:p>
          </table:table-cell>
          <table:table-cell table:style-name="ce1" table:formula="of:=(a+b)*SIN([.C92])-b*SIN((a/b+1)*[.C92])" office:value-type="float" office:value="-0.2472285507676" calcext:value-type="float">
            <text:p>-0,2472285507676</text:p>
          </table:table-cell>
          <table:table-cell table:style-name="ce1" office:value-type="float" office:value="-6" calcext:value-type="float">
            <text:p>-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3])-b*COS((a/b+1)*[.C93])" office:value-type="float" office:value="7.71965936293897" calcext:value-type="float">
            <text:p>7,71965936293897</text:p>
          </table:table-cell>
          <table:table-cell table:style-name="ce1" table:formula="of:=(a+b)*SIN([.C93])-b*SIN((a/b+1)*[.C93])" office:value-type="float" office:value="0.754736967072742" calcext:value-type="float">
            <text:p>0,754736967072742</text:p>
          </table:table-cell>
          <table:table-cell table:style-name="ce1" office:value-type="float" office:value="-5.9" calcext:value-type="float">
            <text:p>-5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4])-b*COS((a/b+1)*[.C94])" office:value-type="float" office:value="7.85189118883785" calcext:value-type="float">
            <text:p>7,85189118883785</text:p>
          </table:table-cell>
          <table:table-cell table:style-name="ce1" table:formula="of:=(a+b)*SIN([.C94])-b*SIN((a/b+1)*[.C94])" office:value-type="float" office:value="1.86495178463544" calcext:value-type="float">
            <text:p>1,86495178463544</text:p>
          </table:table-cell>
          <table:table-cell table:style-name="ce1" office:value-type="float" office:value="-5.8" calcext:value-type="float">
            <text:p>-5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5])-b*COS((a/b+1)*[.C95])" office:value-type="float" office:value="7.76816543878649" calcext:value-type="float">
            <text:p>7,76816543878649</text:p>
          </table:table-cell>
          <table:table-cell table:style-name="ce1" table:formula="of:=(a+b)*SIN([.C95])-b*SIN((a/b+1)*[.C95])" office:value-type="float" office:value="3.03747524994076" calcext:value-type="float">
            <text:p>3,03747524994076</text:p>
          </table:table-cell>
          <table:table-cell table:style-name="ce1" office:value-type="float" office:value="-5.7" calcext:value-type="float">
            <text:p>-5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6])-b*COS((a/b+1)*[.C96])" office:value-type="float" office:value="7.45230475584935" calcext:value-type="float">
            <text:p>7,45230475584935</text:p>
          </table:table-cell>
          <table:table-cell table:style-name="ce1" table:formula="of:=(a+b)*SIN([.C96])-b*SIN((a/b+1)*[.C96])" office:value-type="float" office:value="4.2194395931413" calcext:value-type="float">
            <text:p>4,2194395931413</text:p>
          </table:table-cell>
          <table:table-cell table:style-name="ce1" office:value-type="float" office:value="-5.6" calcext:value-type="float">
            <text:p>-5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7])-b*COS((a/b+1)*[.C97])" office:value-type="float" office:value="6.90248646952136" calcext:value-type="float">
            <text:p>6,90248646952136</text:p>
          </table:table-cell>
          <table:table-cell table:style-name="ce1" table:formula="of:=(a+b)*SIN([.C97])-b*SIN((a/b+1)*[.C97])" office:value-type="float" office:value="5.35478348060558" calcext:value-type="float">
            <text:p>5,35478348060558</text:p>
          </table:table-cell>
          <table:table-cell table:style-name="ce1" office:value-type="float" office:value="-5.5" calcext:value-type="float">
            <text:p>-5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8])-b*COS((a/b+1)*[.C98])" office:value-type="float" office:value="6.13164858962474" calcext:value-type="float">
            <text:p>6,13164858962474</text:p>
          </table:table-cell>
          <table:table-cell table:style-name="ce1" table:formula="of:=(a+b)*SIN([.C98])-b*SIN((a/b+1)*[.C98])" office:value-type="float" office:value="6.38825887462771" calcext:value-type="float">
            <text:p>6,38825887462771</text:p>
          </table:table-cell>
          <table:table-cell table:style-name="ce1" office:value-type="float" office:value="-5.4" calcext:value-type="float">
            <text:p>-5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99])-b*COS((a/b+1)*[.C99])" office:value-type="float" office:value="5.16678069563674" calcext:value-type="float">
            <text:p>5,16678069563674</text:p>
          </table:table-cell>
          <table:table-cell table:style-name="ce1" table:formula="of:=(a+b)*SIN([.C99])-b*SIN((a/b+1)*[.C99])" office:value-type="float" office:value="7.26940270206048" calcext:value-type="float">
            <text:p>7,26940270206048</text:p>
          </table:table-cell>
          <table:table-cell table:style-name="ce1" office:value-type="float" office:value="-5.3" calcext:value-type="float">
            <text:p>-5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0])-b*COS((a/b+1)*[.C100])" office:value-type="float" office:value="4.04715196974891" calcext:value-type="float">
            <text:p>4,04715196974891</text:p>
          </table:table-cell>
          <table:table-cell table:style-name="ce1" table:formula="of:=(a+b)*SIN([.C100])-b*SIN((a/b+1)*[.C100])" office:value-type="float" office:value="7.95616729484766" calcext:value-type="float">
            <text:p>7,95616729484766</text:p>
          </table:table-cell>
          <table:table-cell table:style-name="ce1" office:value-type="float" office:value="-5.2" calcext:value-type="float">
            <text:p>-5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1])-b*COS((a/b+1)*[.C101])" office:value-type="float" office:value="2.82161109108309" calcext:value-type="float">
            <text:p>2,82161109108309</text:p>
          </table:table-cell>
          <table:table-cell table:style-name="ce1" table:formula="of:=(a+b)*SIN([.C101])-b*SIN((a/b+1)*[.C101])" office:value-type="float" office:value="8.41792982896491" calcext:value-type="float">
            <text:p>8,41792982896491</text:p>
          </table:table-cell>
          <table:table-cell table:style-name="ce1" office:value-type="float" office:value="-5.1" calcext:value-type="float">
            <text:p>-5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2])-b*COS((a/b+1)*[.C102])" office:value-type="float" office:value="1.54516471755962" calcext:value-type="float">
            <text:p>1,54516471755962</text:p>
          </table:table-cell>
          <table:table-cell table:style-name="ce1" table:formula="of:=(a+b)*SIN([.C102])-b*SIN((a/b+1)*[.C102])" office:value-type="float" office:value="8.6376490131664" calcext:value-type="float">
            <text:p>8,6376490131664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3])-b*COS((a/b+1)*[.C103])" office:value-type="float" office:value="0.275097225031655" calcext:value-type="float">
            <text:p>0,275097225031655</text:p>
          </table:table-cell>
          <table:table-cell table:style-name="ce1" table:formula="of:=(a+b)*SIN([.C103])-b*SIN((a/b+1)*[.C103])" office:value-type="float" office:value="8.61300332799935" calcext:value-type="float">
            <text:p>8,61300332799935</text:p>
          </table:table-cell>
          <table:table-cell table:style-name="ce1" office:value-type="float" office:value="-4.9" calcext:value-type="float">
            <text:p>-4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4])-b*COS((a/b+1)*[.C104])" office:value-type="float" office:value="-0.933070104424907" calcext:value-type="float">
            <text:p>-0,933070104424907</text:p>
          </table:table-cell>
          <table:table-cell table:style-name="ce1" table:formula="of:=(a+b)*SIN([.C104])-b*SIN((a/b+1)*[.C104])" office:value-type="float" office:value="8.35642404799461" calcext:value-type="float">
            <text:p>8,35642404799461</text:p>
          </table:table-cell>
          <table:table-cell table:style-name="ce1" office:value-type="float" office:value="-4.8" calcext:value-type="float">
            <text:p>-4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5])-b*COS((a/b+1)*[.C105])" office:value-type="float" office:value="-2.0294699164583" calcext:value-type="float">
            <text:p>-2,0294699164583</text:p>
          </table:table-cell>
          <table:table-cell table:style-name="ce1" table:formula="of:=(a+b)*SIN([.C105])-b*SIN((a/b+1)*[.C105])" office:value-type="float" office:value="7.89402195172161" calcext:value-type="float">
            <text:p>7,89402195172161</text:p>
          </table:table-cell>
          <table:table-cell table:style-name="ce1" office:value-type="float" office:value="-4.7" calcext:value-type="float">
            <text:p>-4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6])-b*COS((a/b+1)*[.C106])" office:value-type="float" office:value="-2.97333092006643" calcext:value-type="float">
            <text:p>-2,97333092006643</text:p>
          </table:table-cell>
          <table:table-cell table:style-name="ce1" table:formula="of:=(a+b)*SIN([.C106])-b*SIN((a/b+1)*[.C106])" office:value-type="float" office:value="7.26349236673447" calcext:value-type="float">
            <text:p>7,26349236673447</text:p>
          </table:table-cell>
          <table:table-cell table:style-name="ce1" office:value-type="float" office:value="-4.6" calcext:value-type="float">
            <text:p>-4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7])-b*COS((a/b+1)*[.C107])" office:value-type="float" office:value="-3.73570763618189" calcext:value-type="float">
            <text:p>-3,73570763618189</text:p>
          </table:table-cell>
          <table:table-cell table:style-name="ce1" table:formula="of:=(a+b)*SIN([.C107])-b*SIN((a/b+1)*[.C107])" office:value-type="float" office:value="6.51116233520601" calcext:value-type="float">
            <text:p>6,51116233520601</text:p>
          </table:table-cell>
          <table:table-cell table:style-name="ce1" office:value-type="float" office:value="-4.5" calcext:value-type="float">
            <text:p>-4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8])-b*COS((a/b+1)*[.C108])" office:value-type="float" office:value="-4.30128959669282" calcext:value-type="float">
            <text:p>-4,30128959669282</text:p>
          </table:table-cell>
          <table:table-cell table:style-name="ce1" table:formula="of:=(a+b)*SIN([.C108])-b*SIN((a/b+1)*[.C108])" office:value-type="float" office:value="5.68841006157366" calcext:value-type="float">
            <text:p>5,68841006157366</text:p>
          </table:table-cell>
          <table:table-cell table:style-name="ce1" office:value-type="float" office:value="-4.4" calcext:value-type="float">
            <text:p>-4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09])-b*COS((a/b+1)*[.C109])" office:value-type="float" office:value="-4.66915352665349" calcext:value-type="float">
            <text:p>-4,66915352665349</text:p>
          </table:table-cell>
          <table:table-cell table:style-name="ce1" table:formula="of:=(a+b)*SIN([.C109])-b*SIN((a/b+1)*[.C109])" office:value-type="float" office:value="4.84773525030955" calcext:value-type="float">
            <text:p>4,84773525030955</text:p>
          </table:table-cell>
          <table:table-cell table:style-name="ce1" office:value-type="float" office:value="-4.3" calcext:value-type="float">
            <text:p>-4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0])-b*COS((a/b+1)*[.C110])" office:value-type="float" office:value="-4.85240432257093" calcext:value-type="float">
            <text:p>-4,85240432257093</text:p>
          </table:table-cell>
          <table:table-cell table:style-name="ce1" table:formula="of:=(a+b)*SIN([.C110])-b*SIN((a/b+1)*[.C110])" office:value-type="float" office:value="4.03878569095121" calcext:value-type="float">
            <text:p>4,03878569095121</text:p>
          </table:table-cell>
          <table:table-cell table:style-name="ce1" office:value-type="float" office:value="-4.2" calcext:value-type="float">
            <text:p>-4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1])-b*COS((a/b+1)*[.C111])" office:value-type="float" office:value="-4.8767370964118" calcext:value-type="float">
            <text:p>-4,8767370964118</text:p>
          </table:table-cell>
          <table:table-cell table:style-name="ce1" table:formula="of:=(a+b)*SIN([.C111])-b*SIN((a/b+1)*[.C111])" office:value-type="float" office:value="3.30464841975611" calcext:value-type="float">
            <text:p>3,30464841975611</text:p>
          </table:table-cell>
          <table:table-cell table:style-name="ce1" office:value-type="float" office:value="-4.1" calcext:value-type="float">
            <text:p>-4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2])-b*COS((a/b+1)*[.C112])" office:value-type="float" office:value="-4.77803645525663" calcext:value-type="float">
            <text:p>-4,77803645525663</text:p>
          </table:table-cell>
          <table:table-cell table:style-name="ce1" table:formula="of:=(a+b)*SIN([.C112])-b*SIN((a/b+1)*[.C112])" office:value-type="float" office:value="2.67869275562057" calcext:value-type="float">
            <text:p>2,67869275562057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3])-b*COS((a/b+1)*[.C113])" office:value-type="float" office:value="-4.59920399678381" calcext:value-type="float">
            <text:p>-4,59920399678381</text:p>
          </table:table-cell>
          <table:table-cell table:style-name="ce1" table:formula="of:=(a+b)*SIN([.C113])-b*SIN((a/b+1)*[.C113])" office:value-type="float" office:value="2.18220911461202" calcext:value-type="float">
            <text:p>2,18220911461202</text:p>
          </table:table-cell>
          <table:table-cell table:style-name="ce1" office:value-type="float" office:value="-3.9" calcext:value-type="float">
            <text:p>-3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4])-b*COS((a/b+1)*[.C114])" office:value-type="float" office:value="-4.38646489587353" calcext:value-type="float">
            <text:p>-4,38646489587353</text:p>
          </table:table-cell>
          <table:table-cell table:style-name="ce1" table:formula="of:=(a+b)*SIN([.C114])-b*SIN((a/b+1)*[.C114])" office:value-type="float" office:value="1.82302513654765" calcext:value-type="float">
            <text:p>1,82302513654765</text:p>
          </table:table-cell>
          <table:table-cell table:style-name="ce1" office:value-type="float" office:value="-3.8" calcext:value-type="float">
            <text:p>-3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5])-b*COS((a/b+1)*[.C115])" office:value-type="float" office:value="-4.18544477458801" calcext:value-type="float">
            <text:p>-4,18544477458801</text:p>
          </table:table-cell>
          <table:table-cell table:style-name="ce1" table:formula="of:=(a+b)*SIN([.C115])-b*SIN((a/b+1)*[.C115])" office:value-type="float" office:value="1.59520417040874" calcext:value-type="float">
            <text:p>1,59520417040874</text:p>
          </table:table-cell>
          <table:table-cell table:style-name="ce1" office:value-type="float" office:value="-3.7" calcext:value-type="float">
            <text:p>-3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6])-b*COS((a/b+1)*[.C116])" office:value-type="float" office:value="-4.03732564891461" calcext:value-type="float">
            <text:p>-4,03732564891461</text:p>
          </table:table-cell>
          <table:table-cell table:style-name="ce1" table:formula="of:=(a+b)*SIN([.C116])-b*SIN((a/b+1)*[.C116])" office:value-type="float" office:value="1.47984652413076" calcext:value-type="float">
            <text:p>1,47984652413076</text:p>
          </table:table-cell>
          <table:table-cell table:style-name="ce1" office:value-type="float" office:value="-3.6" calcext:value-type="float">
            <text:p>-3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7])-b*COS((a/b+1)*[.C117])" office:value-type="float" office:value="-3.97538326292727" calcext:value-type="float">
            <text:p>-3,97538326292727</text:p>
          </table:table-cell>
          <table:table-cell table:style-name="ce1" table:formula="of:=(a+b)*SIN([.C117])-b*SIN((a/b+1)*[.C117])" office:value-type="float" office:value="1.44692768445567" calcext:value-type="float">
            <text:p>1,44692768445567</text:p>
          </table:table-cell>
          <table:table-cell table:style-name="ce1" office:value-type="float" office:value="-3.5" calcext:value-type="float">
            <text:p>-3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8])-b*COS((a/b+1)*[.C118])" office:value-type="float" office:value="-4.02217806259553" calcext:value-type="float">
            <text:p>-4,02217806259553</text:p>
          </table:table-cell>
          <table:table-cell table:style-name="ce1" table:formula="of:=(a+b)*SIN([.C118])-b*SIN((a/b+1)*[.C118])" office:value-type="float" office:value="1.4580266711696" calcext:value-type="float">
            <text:p>1,4580266711696</text:p>
          </table:table-cell>
          <table:table-cell table:style-name="ce1" office:value-type="float" office:value="-3.4" calcext:value-type="float">
            <text:p>-3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19])-b*COS((a/b+1)*[.C119])" office:value-type="float" office:value="-4.18762077209583" calcext:value-type="float">
            <text:p>-4,18762077209583</text:p>
          </table:table-cell>
          <table:table-cell table:style-name="ce1" table:formula="of:=(a+b)*SIN([.C119])-b*SIN((a/b+1)*[.C119])" office:value-type="float" office:value="1.46972812214105" calcext:value-type="float">
            <text:p>1,46972812214105</text:p>
          </table:table-cell>
          <table:table-cell table:style-name="ce1" office:value-type="float" office:value="-3.3" calcext:value-type="float">
            <text:p>-3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0])-b*COS((a/b+1)*[.C120])" office:value-type="float" office:value="-4.46806501381746" calcext:value-type="float">
            <text:p>-4,46806501381746</text:p>
          </table:table-cell>
          <table:table-cell table:style-name="ce1" table:formula="of:=(a+b)*SIN([.C120])-b*SIN((a/b+1)*[.C120])" office:value-type="float" office:value="1.43742903206385" calcext:value-type="float">
            <text:p>1,43742903206385</text:p>
          </table:table-cell>
          <table:table-cell table:style-name="ce1" office:value-type="float" office:value="-3.2" calcext:value-type="float">
            <text:p>-3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1])-b*COS((a/b+1)*[.C121])" office:value-type="float" office:value="-4.84649900039091" calcext:value-type="float">
            <text:p>-4,84649900039091</text:p>
          </table:table-cell>
          <table:table-cell table:style-name="ce1" table:formula="of:=(a+b)*SIN([.C121])-b*SIN((a/b+1)*[.C121])" office:value-type="float" office:value="1.31924939336082" calcext:value-type="float">
            <text:p>1,31924939336082</text:p>
          </table:table-cell>
          <table:table-cell table:style-name="ce1" office:value-type="float" office:value="-3.1" calcext:value-type="float">
            <text:p>-3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2])-b*COS((a/b+1)*[.C122])" office:value-type="float" office:value="-5.29382229045672" calcext:value-type="float">
            <text:p>-5,29382229045672</text:p>
          </table:table-cell>
          <table:table-cell table:style-name="ce1" table:formula="of:=(a+b)*SIN([.C122])-b*SIN((a/b+1)*[.C122])" office:value-type="float" office:value="1.07973778097354" calcext:value-type="float">
            <text:p>1,07973778097354</text:p>
          </table:table-cell>
          <table:table-cell table:style-name="ce1" office:value-type="float" office:value="-3" calcext:value-type="float">
            <text:p>-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3])-b*COS((a/b+1)*[.C123])" office:value-type="float" office:value="-5.77110864515956" calcext:value-type="float">
            <text:p>-5,77110864515956</text:p>
          </table:table-cell>
          <table:table-cell table:style-name="ce1" table:formula="of:=(a+b)*SIN([.C123])-b*SIN((a/b+1)*[.C123])" office:value-type="float" office:value="0.693078824105754" calcext:value-type="float">
            <text:p>0,693078824105754</text:p>
          </table:table-cell>
          <table:table-cell table:style-name="ce1" office:value-type="float" office:value="-2.9" calcext:value-type="float">
            <text:p>-2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4])-b*COS((a/b+1)*[.C124])" office:value-type="float" office:value="-6.23267877094109" calcext:value-type="float">
            <text:p>-6,23267877094109</text:p>
          </table:table-cell>
          <table:table-cell table:style-name="ce1" table:formula="of:=(a+b)*SIN([.C124])-b*SIN((a/b+1)*[.C124])" office:value-type="float" office:value="0.14554827956188" calcext:value-type="float">
            <text:p>0,14554827956188</text:p>
          </table:table-cell>
          <table:table-cell table:style-name="ce1" office:value-type="float" office:value="-2.8" calcext:value-type="float">
            <text:p>-2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5])-b*COS((a/b+1)*[.C125])" office:value-type="float" office:value="-6.62974320760773" calcext:value-type="float">
            <text:p>-6,62974320760773</text:p>
          </table:table-cell>
          <table:table-cell table:style-name="ce1" table:formula="of:=(a+b)*SIN([.C125])-b*SIN((a/b+1)*[.C125])" office:value-type="float" office:value="-0.562979956495626" calcext:value-type="float">
            <text:p>-0,562979956495626</text:p>
          </table:table-cell>
          <table:table-cell table:style-name="ce1" office:value-type="float" office:value="-2.7" calcext:value-type="float">
            <text:p>-2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6])-b*COS((a/b+1)*[.C126])" office:value-type="float" office:value="-6.9143307713433" calcext:value-type="float">
            <text:p>-6,9143307713433</text:p>
          </table:table-cell>
          <table:table-cell table:style-name="ce1" table:formula="of:=(a+b)*SIN([.C126])-b*SIN((a/b+1)*[.C126])" office:value-type="float" office:value="-1.41859665497014" calcext:value-type="float">
            <text:p>-1,41859665497014</text:p>
          </table:table-cell>
          <table:table-cell table:style-name="ce1" office:value-type="float" office:value="-2.6" calcext:value-type="float">
            <text:p>-2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7])-b*COS((a/b+1)*[.C127])" office:value-type="float" office:value="-7.04319528800559" calcext:value-type="float">
            <text:p>-7,04319528800559</text:p>
          </table:table-cell>
          <table:table-cell table:style-name="ce1" table:formula="of:=(a+b)*SIN([.C127])-b*SIN((a/b+1)*[.C127])" office:value-type="float" office:value="-2.39402820121488" calcext:value-type="float">
            <text:p>-2,39402820121488</text:p>
          </table:table-cell>
          <table:table-cell table:style-name="ce1" office:value-type="float" office:value="-2.5" calcext:value-type="float">
            <text:p>-2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8])-b*COS((a/b+1)*[.C128])" office:value-type="float" office:value="-6.98139462309527" calcext:value-type="float">
            <text:p>-6,98139462309527</text:p>
          </table:table-cell>
          <table:table-cell table:style-name="ce1" table:formula="of:=(a+b)*SIN([.C128])-b*SIN((a/b+1)*[.C128])" office:value-type="float" office:value="-3.45036754474055" calcext:value-type="float">
            <text:p>-3,45036754474055</text:p>
          </table:table-cell>
          <table:table-cell table:style-name="ce1" office:value-type="float" office:value="-2.4" calcext:value-type="float">
            <text:p>-2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29])-b*COS((a/b+1)*[.C129])" office:value-type="float" office:value="-6.70526113641121" calcext:value-type="float">
            <text:p>-6,70526113641121</text:p>
          </table:table-cell>
          <table:table-cell table:style-name="ce1" table:formula="of:=(a+b)*SIN([.C129])-b*SIN((a/b+1)*[.C129])" office:value-type="float" office:value="-4.53973425949628" calcext:value-type="float">
            <text:p>-4,53973425949628</text:p>
          </table:table-cell>
          <table:table-cell table:style-name="ce1" office:value-type="float" office:value="-2.3" calcext:value-type="float">
            <text:p>-2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0])-b*COS((a/b+1)*[.C130])" office:value-type="float" office:value="-6.2045297089318" calcext:value-type="float">
            <text:p>-6,2045297089318</text:p>
          </table:table-cell>
          <table:table-cell table:style-name="ce1" table:formula="of:=(a+b)*SIN([.C130])-b*SIN((a/b+1)*[.C130])" office:value-type="float" office:value="-5.60866022563331" calcext:value-type="float">
            <text:p>-5,60866022563331</text:p>
          </table:table-cell>
          <table:table-cell table:style-name="ce1" office:value-type="float" office:value="-2.2" calcext:value-type="float">
            <text:p>-2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1])-b*COS((a/b+1)*[.C131])" office:value-type="float" office:value="-5.48345474839316" calcext:value-type="float">
            <text:p>-5,48345474839316</text:p>
          </table:table-cell>
          <table:table-cell table:style-name="ce1" table:formula="of:=(a+b)*SIN([.C131])-b*SIN((a/b+1)*[.C131])" office:value-type="float" office:value="-6.60194065892951" calcext:value-type="float">
            <text:p>-6,60194065892951</text:p>
          </table:table-cell>
          <table:table-cell table:style-name="ce1" office:value-type="float" office:value="-2.1" calcext:value-type="float">
            <text:p>-2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2])-b*COS((a/b+1)*[.C132])" office:value-type="float" office:value="-4.56082599897928" calcext:value-type="float">
            <text:p>-4,56082599897928</text:p>
          </table:table-cell>
          <table:table-cell table:style-name="ce1" table:formula="of:=(a+b)*SIN([.C132])-b*SIN((a/b+1)*[.C132])" office:value-type="float" office:value="-7.46665366751294" calcext:value-type="float">
            <text:p>-7,46665366751294</text:p>
          </table:table-cell>
          <table:table-cell table:style-name="ce1" office:value-type="float" office:value="-2" calcext:value-type="float">
            <text:p>-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3])-b*COS((a/b+1)*[.C133])" office:value-type="float" office:value="-3.4688784547953" calcext:value-type="float">
            <text:p>-3,4688784547953</text:p>
          </table:table-cell>
          <table:table-cell table:style-name="ce1" table:formula="of:=(a+b)*SIN([.C133])-b*SIN((a/b+1)*[.C133])" office:value-type="float" office:value="-8.15603805675463" calcext:value-type="float">
            <text:p>-8,15603805675463</text:p>
          </table:table-cell>
          <table:table-cell table:style-name="ce1" office:value-type="float" office:value="-1.9" calcext:value-type="float">
            <text:p>-1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4])-b*COS((a/b+1)*[.C134])" office:value-type="float" office:value="-2.25117755181734" calcext:value-type="float">
            <text:p>-2,25117755181734</text:p>
          </table:table-cell>
          <table:table-cell table:style-name="ce1" table:formula="of:=(a+b)*SIN([.C134])-b*SIN((a/b+1)*[.C134])" office:value-type="float" office:value="-8.63292978382116" calcext:value-type="float">
            <text:p>-8,63292978382116</text:p>
          </table:table-cell>
          <table:table-cell table:style-name="ce1" office:value-type="float" office:value="-1.8" calcext:value-type="float">
            <text:p>-1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5])-b*COS((a/b+1)*[.C135])" office:value-type="float" office:value="-0.959640402688345" calcext:value-type="float">
            <text:p>-0,959640402688345</text:p>
          </table:table-cell>
          <table:table-cell table:style-name="ce1" table:formula="of:=(a+b)*SIN([.C135])-b*SIN((a/b+1)*[.C135])" office:value-type="float" office:value="-8.87249145507972" calcext:value-type="float">
            <text:p>-8,87249145507972</text:p>
          </table:table-cell>
          <table:table-cell table:style-name="ce1" office:value-type="float" office:value="-1.7" calcext:value-type="float">
            <text:p>-1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6])-b*COS((a/b+1)*[.C136])" office:value-type="float" office:value="0.349079053860364" calcext:value-type="float">
            <text:p>0,349079053860364</text:p>
          </table:table-cell>
          <table:table-cell table:style-name="ce1" table:formula="of:=(a+b)*SIN([.C136])-b*SIN((a/b+1)*[.C136])" office:value-type="float" office:value="-8.86402391859226" calcext:value-type="float">
            <text:p>-8,86402391859226</text:p>
          </table:table-cell>
          <table:table-cell table:style-name="ce1" office:value-type="float" office:value="-1.6" calcext:value-type="float">
            <text:p>-1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7])-b*COS((a/b+1)*[.C137])" office:value-type="float" office:value="1.61756371712413" calcext:value-type="float">
            <text:p>1,61756371712413</text:p>
          </table:table-cell>
          <table:table-cell table:style-name="ce1" table:formula="of:=(a+b)*SIN([.C137])-b*SIN((a/b+1)*[.C137])" office:value-type="float" office:value="-8.61172007702661" calcext:value-type="float">
            <text:p>-8,61172007702661</text:p>
          </table:table-cell>
          <table:table-cell table:style-name="ce1" office:value-type="float" office:value="-1.5" calcext:value-type="float">
            <text:p>-1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8])-b*COS((a/b+1)*[.C138])" office:value-type="float" office:value="2.79166068381963" calcext:value-type="float">
            <text:p>2,79166068381963</text:p>
          </table:table-cell>
          <table:table-cell table:style-name="ce1" table:formula="of:=(a+b)*SIN([.C138])-b*SIN((a/b+1)*[.C138])" office:value-type="float" office:value="-8.13430300184145" calcext:value-type="float">
            <text:p>-8,13430300184145</text:p>
          </table:table-cell>
          <table:table-cell table:style-name="ce1" office:value-type="float" office:value="-1.4" calcext:value-type="float">
            <text:p>-1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39])-b*COS((a/b+1)*[.C139])" office:value-type="float" office:value="3.82425305964315" calcext:value-type="float">
            <text:p>3,82425305964315</text:p>
          </table:table-cell>
          <table:table-cell table:style-name="ce1" table:formula="of:=(a+b)*SIN([.C139])-b*SIN((a/b+1)*[.C139])" office:value-type="float" office:value="-7.46357688846318" calcext:value-type="float">
            <text:p>-7,46357688846318</text:p>
          </table:table-cell>
          <table:table-cell table:style-name="ce1" office:value-type="float" office:value="-1.3" calcext:value-type="float">
            <text:p>-1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0])-b*COS((a/b+1)*[.C140])" office:value-type="float" office:value="4.67848689728668" calcext:value-type="float">
            <text:p>4,67848689728668</text:p>
          </table:table-cell>
          <table:table-cell table:style-name="ce1" table:formula="of:=(a+b)*SIN([.C140])-b*SIN((a/b+1)*[.C140])" office:value-type="float" office:value="-6.64200362457468" calcext:value-type="float">
            <text:p>-6,64200362457468</text:p>
          </table:table-cell>
          <table:table-cell table:style-name="ce1" office:value-type="float" office:value="-1.2" calcext:value-type="float">
            <text:p>-1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1])-b*COS((a/b+1)*[.C141])" office:value-type="float" office:value="5.33020634340389" calcext:value-type="float">
            <text:p>5,33020634340389</text:p>
          </table:table-cell>
          <table:table-cell table:style-name="ce1" table:formula="of:=(a+b)*SIN([.C141])-b*SIN((a/b+1)*[.C141])" office:value-type="float" office:value="-5.71949319324394" calcext:value-type="float">
            <text:p>-5,71949319324394</text:p>
          </table:table-cell>
          <table:table-cell table:style-name="ce1" office:value-type="float" office:value="-1.1" calcext:value-type="float">
            <text:p>-1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2])-b*COS((a/b+1)*[.C142])" office:value-type="float" office:value="5.76941167318371" calcext:value-type="float">
            <text:p>5,76941167318371</text:p>
          </table:table-cell>
          <table:table-cell table:style-name="ce1" table:formula="of:=(a+b)*SIN([.C142])-b*SIN((a/b+1)*[.C142])" office:value-type="float" office:value="-4.74965692716958" calcext:value-type="float">
            <text:p>-4,74965692716958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3])-b*COS((a/b+1)*[.C143])" office:value-type="float" office:value="6.00063087840572" calcext:value-type="float">
            <text:p>6,00063087840572</text:p>
          </table:table-cell>
          <table:table-cell table:style-name="ce1" table:formula="of:=(a+b)*SIN([.C143])-b*SIN((a/b+1)*[.C143])" office:value-type="float" office:value="-3.78581403896724" calcext:value-type="float">
            <text:p>-3,78581403896724</text:p>
          </table:table-cell>
          <table:table-cell table:style-name="ce1" office:value-type="float" office:value="-0.899999999999999" calcext:value-type="float">
            <text:p>-0,89999999999999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4])-b*COS((a/b+1)*[.C144])" office:value-type="float" office:value="6.04217993573414" calcext:value-type="float">
            <text:p>6,04217993573414</text:p>
          </table:table-cell>
          <table:table-cell table:style-name="ce1" table:formula="of:=(a+b)*SIN([.C144])-b*SIN((a/b+1)*[.C144])" office:value-type="float" office:value="-2.87706065417046" calcext:value-type="float">
            <text:p>-2,87706065417046</text:p>
          </table:table-cell>
          <table:table-cell table:style-name="ce1" office:value-type="float" office:value="-0.799999999999999" calcext:value-type="float">
            <text:p>-0,79999999999999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5])-b*COS((a/b+1)*[.C145])" office:value-type="float" office:value="5.9243732395841" calcext:value-type="float">
            <text:p>5,9243732395841</text:p>
          </table:table-cell>
          <table:table-cell table:style-name="ce1" table:formula="of:=(a+b)*SIN([.C145])-b*SIN((a/b+1)*[.C145])" office:value-type="float" office:value="-2.06470530817181" calcext:value-type="float">
            <text:p>-2,06470530817181</text:p>
          </table:table-cell>
          <table:table-cell table:style-name="ce1" office:value-type="float" office:value="-0.699999999999999" calcext:value-type="float">
            <text:p>-0,69999999999999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6])-b*COS((a/b+1)*[.C146])" office:value-type="float" office:value="5.68682721386938" calcext:value-type="float">
            <text:p>5,68682721386938</text:p>
          </table:table-cell>
          <table:table-cell table:style-name="ce1" table:formula="of:=(a+b)*SIN([.C146])-b*SIN((a/b+1)*[.C146])" office:value-type="float" office:value="-1.37934594977385" calcext:value-type="float">
            <text:p>-1,37934594977385</text:p>
          </table:table-cell>
          <table:table-cell table:style-name="ce1" office:value-type="float" office:value="-0.6" calcext:value-type="float">
            <text:p>-0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7])-b*COS((a/b+1)*[.C147])" office:value-type="float" office:value="5.37507047142309" calcext:value-type="float">
            <text:p>5,37507047142309</text:p>
          </table:table-cell>
          <table:table-cell table:style-name="ce1" table:formula="of:=(a+b)*SIN([.C147])-b*SIN((a/b+1)*[.C147])" office:value-type="float" office:value="-0.838813178542774" calcext:value-type="float">
            <text:p>-0,838813178542774</text:p>
          </table:table-cell>
          <table:table-cell table:style-name="ce1" office:value-type="float" office:value="-0.5" calcext:value-type="float">
            <text:p>-0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8])-b*COS((a/b+1)*[.C148])" office:value-type="float" office:value="5.03672759178871" calcext:value-type="float">
            <text:p>5,03672759178871</text:p>
          </table:table-cell>
          <table:table-cell table:style-name="ce1" table:formula="of:=(a+b)*SIN([.C148])-b*SIN((a/b+1)*[.C148])" office:value-type="float" office:value="-0.447136653276129" calcext:value-type="float">
            <text:p>-0,447136653276129</text:p>
          </table:table-cell>
          <table:table-cell table:style-name="ce1" office:value-type="float" office:value="-0.399999999999999" calcext:value-type="float">
            <text:p>-0,39999999999999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49])-b*COS((a/b+1)*[.C149])" office:value-type="float" office:value="4.71757645771941" calcext:value-type="float">
            <text:p>4,71757645771941</text:p>
          </table:table-cell>
          <table:table-cell table:style-name="ce1" table:formula="of:=(a+b)*SIN([.C149])-b*SIN((a/b+1)*[.C149])" office:value-type="float" office:value="-0.194611627900093" calcext:value-type="float">
            <text:p>-0,194611627900093</text:p>
          </table:table-cell>
          <table:table-cell table:style-name="ce1" office:value-type="float" office:value="-0.299999999999999" calcext:value-type="float">
            <text:p>-0,29999999999999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0])-b*COS((a/b+1)*[.C150])" office:value-type="float" office:value="4.45778857131384" calcext:value-type="float">
            <text:p>4,45778857131384</text:p>
          </table:table-cell>
          <table:table-cell table:style-name="ce1" table:formula="of:=(a+b)*SIN([.C150])-b*SIN((a/b+1)*[.C150])" office:value-type="float" office:value="-0.0589566315174264" calcext:value-type="float">
            <text:p>-0,0589566315174264</text:p>
          </table:table-cell>
          <table:table-cell table:style-name="ce1" office:value-type="float" office:value="-0.199999999999999" calcext:value-type="float">
            <text:p>-0,19999999999999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1])-b*COS((a/b+1)*[.C151])" office:value-type="float" office:value="4.2886471274991" calcext:value-type="float">
            <text:p>4,2886471274991</text:p>
          </table:table-cell>
          <table:table-cell table:style-name="ce1" table:formula="of:=(a+b)*SIN([.C151])-b*SIN((a/b+1)*[.C151])" office:value-type="float" office:value="-0.00746810741046189" calcext:value-type="float">
            <text:p>-0,00746810741046189</text:p>
          </table:table-cell>
          <table:table-cell table:style-name="ce1" office:value-type="float" office:value="-0.0999999999999996" calcext:value-type="float">
            <text:p>-0,099999999999999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2])-b*COS((a/b+1)*[.C152])" office:value-type="float" office:value="4.23" calcext:value-type="float">
            <text:p>4,23</text:p>
          </table:table-cell>
          <table:table-cell table:style-name="ce1" table:formula="of:=(a+b)*SIN([.C152])-b*SIN((a/b+1)*[.C15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3])-b*COS((a/b+1)*[.C153])" office:value-type="float" office:value="4.2886471274991" calcext:value-type="float">
            <text:p>4,2886471274991</text:p>
          </table:table-cell>
          <table:table-cell table:style-name="ce1" table:formula="of:=(a+b)*SIN([.C153])-b*SIN((a/b+1)*[.C153])" office:value-type="float" office:value="0.00746810741046233" calcext:value-type="float">
            <text:p>0,00746810741046233</text:p>
          </table:table-cell>
          <table:table-cell table:style-name="ce1" office:value-type="float" office:value="0.100000000000001" calcext:value-type="float">
            <text:p>0,10000000000000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4])-b*COS((a/b+1)*[.C154])" office:value-type="float" office:value="4.45778857131384" calcext:value-type="float">
            <text:p>4,45778857131384</text:p>
          </table:table-cell>
          <table:table-cell table:style-name="ce1" table:formula="of:=(a+b)*SIN([.C154])-b*SIN((a/b+1)*[.C154])" office:value-type="float" office:value="0.0589566315174277" calcext:value-type="float">
            <text:p>0,0589566315174277</text:p>
          </table:table-cell>
          <table:table-cell table:style-name="ce1" office:value-type="float" office:value="0.200000000000001" calcext:value-type="float">
            <text:p>0,20000000000000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5])-b*COS((a/b+1)*[.C155])" office:value-type="float" office:value="4.71757645771942" calcext:value-type="float">
            <text:p>4,71757645771942</text:p>
          </table:table-cell>
          <table:table-cell table:style-name="ce1" table:formula="of:=(a+b)*SIN([.C155])-b*SIN((a/b+1)*[.C155])" office:value-type="float" office:value="0.194611627900096" calcext:value-type="float">
            <text:p>0,194611627900096</text:p>
          </table:table-cell>
          <table:table-cell table:style-name="ce1" office:value-type="float" office:value="0.300000000000001" calcext:value-type="float">
            <text:p>0,30000000000000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6])-b*COS((a/b+1)*[.C156])" office:value-type="float" office:value="5.03672759178871" calcext:value-type="float">
            <text:p>5,03672759178871</text:p>
          </table:table-cell>
          <table:table-cell table:style-name="ce1" table:formula="of:=(a+b)*SIN([.C156])-b*SIN((a/b+1)*[.C156])" office:value-type="float" office:value="0.447136653276135" calcext:value-type="float">
            <text:p>0,447136653276135</text:p>
          </table:table-cell>
          <table:table-cell table:style-name="ce1" office:value-type="float" office:value="0.4" calcext:value-type="float">
            <text:p>0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7])-b*COS((a/b+1)*[.C157])" office:value-type="float" office:value="5.37507047142309" calcext:value-type="float">
            <text:p>5,37507047142309</text:p>
          </table:table-cell>
          <table:table-cell table:style-name="ce1" table:formula="of:=(a+b)*SIN([.C157])-b*SIN((a/b+1)*[.C157])" office:value-type="float" office:value="0.838813178542774" calcext:value-type="float">
            <text:p>0,838813178542774</text:p>
          </table:table-cell>
          <table:table-cell table:style-name="ce1" office:value-type="float" office:value="0.5" calcext:value-type="float">
            <text:p>0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8])-b*COS((a/b+1)*[.C158])" office:value-type="float" office:value="5.68682721386938" calcext:value-type="float">
            <text:p>5,68682721386938</text:p>
          </table:table-cell>
          <table:table-cell table:style-name="ce1" table:formula="of:=(a+b)*SIN([.C158])-b*SIN((a/b+1)*[.C158])" office:value-type="float" office:value="1.37934594977386" calcext:value-type="float">
            <text:p>1,37934594977386</text:p>
          </table:table-cell>
          <table:table-cell table:style-name="ce1" office:value-type="float" office:value="0.600000000000001" calcext:value-type="float">
            <text:p>0,60000000000000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59])-b*COS((a/b+1)*[.C159])" office:value-type="float" office:value="5.9243732395841" calcext:value-type="float">
            <text:p>5,9243732395841</text:p>
          </table:table-cell>
          <table:table-cell table:style-name="ce1" table:formula="of:=(a+b)*SIN([.C159])-b*SIN((a/b+1)*[.C159])" office:value-type="float" office:value="2.06470530817182" calcext:value-type="float">
            <text:p>2,06470530817182</text:p>
          </table:table-cell>
          <table:table-cell table:style-name="ce1" office:value-type="float" office:value="0.700000000000001" calcext:value-type="float">
            <text:p>0,70000000000000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0])-b*COS((a/b+1)*[.C160])" office:value-type="float" office:value="6.04217993573415" calcext:value-type="float">
            <text:p>6,04217993573415</text:p>
          </table:table-cell>
          <table:table-cell table:style-name="ce1" table:formula="of:=(a+b)*SIN([.C160])-b*SIN((a/b+1)*[.C160])" office:value-type="float" office:value="2.87706065417048" calcext:value-type="float">
            <text:p>2,87706065417048</text:p>
          </table:table-cell>
          <table:table-cell table:style-name="ce1" office:value-type="float" office:value="0.800000000000001" calcext:value-type="float">
            <text:p>0,80000000000000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1])-b*COS((a/b+1)*[.C161])" office:value-type="float" office:value="6.00063087840571" calcext:value-type="float">
            <text:p>6,00063087840571</text:p>
          </table:table-cell>
          <table:table-cell table:style-name="ce1" table:formula="of:=(a+b)*SIN([.C161])-b*SIN((a/b+1)*[.C161])" office:value-type="float" office:value="3.78581403896725" calcext:value-type="float">
            <text:p>3,78581403896725</text:p>
          </table:table-cell>
          <table:table-cell table:style-name="ce1" office:value-type="float" office:value="0.9" calcext:value-type="float">
            <text:p>0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2])-b*COS((a/b+1)*[.C162])" office:value-type="float" office:value="5.76941167318371" calcext:value-type="float">
            <text:p>5,76941167318371</text:p>
          </table:table-cell>
          <table:table-cell table:style-name="ce1" table:formula="of:=(a+b)*SIN([.C162])-b*SIN((a/b+1)*[.C162])" office:value-type="float" office:value="4.74965692716958" calcext:value-type="float">
            <text:p>4,74965692716958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3])-b*COS((a/b+1)*[.C163])" office:value-type="float" office:value="5.33020634340388" calcext:value-type="float">
            <text:p>5,33020634340388</text:p>
          </table:table-cell>
          <table:table-cell table:style-name="ce1" table:formula="of:=(a+b)*SIN([.C163])-b*SIN((a/b+1)*[.C163])" office:value-type="float" office:value="5.71949319324396" calcext:value-type="float">
            <text:p>5,71949319324396</text:p>
          </table:table-cell>
          <table:table-cell table:style-name="ce1" office:value-type="float" office:value="1.1" calcext:value-type="float">
            <text:p>1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4])-b*COS((a/b+1)*[.C164])" office:value-type="float" office:value="4.67848689728668" calcext:value-type="float">
            <text:p>4,67848689728668</text:p>
          </table:table-cell>
          <table:table-cell table:style-name="ce1" table:formula="of:=(a+b)*SIN([.C164])-b*SIN((a/b+1)*[.C164])" office:value-type="float" office:value="6.64200362457468" calcext:value-type="float">
            <text:p>6,64200362457468</text:p>
          </table:table-cell>
          <table:table-cell table:style-name="ce1" office:value-type="float" office:value="1.2" calcext:value-type="float">
            <text:p>1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5])-b*COS((a/b+1)*[.C165])" office:value-type="float" office:value="3.82425305964313" calcext:value-type="float">
            <text:p>3,82425305964313</text:p>
          </table:table-cell>
          <table:table-cell table:style-name="ce1" table:formula="of:=(a+b)*SIN([.C165])-b*SIN((a/b+1)*[.C165])" office:value-type="float" office:value="7.46357688846319" calcext:value-type="float">
            <text:p>7,46357688846319</text:p>
          </table:table-cell>
          <table:table-cell table:style-name="ce1" office:value-type="float" office:value="1.3" calcext:value-type="float">
            <text:p>1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6])-b*COS((a/b+1)*[.C166])" office:value-type="float" office:value="2.79166068381959" calcext:value-type="float">
            <text:p>2,79166068381959</text:p>
          </table:table-cell>
          <table:table-cell table:style-name="ce1" table:formula="of:=(a+b)*SIN([.C166])-b*SIN((a/b+1)*[.C166])" office:value-type="float" office:value="8.13430300184147" calcext:value-type="float">
            <text:p>8,13430300184147</text:p>
          </table:table-cell>
          <table:table-cell table:style-name="ce1" office:value-type="float" office:value="1.4" calcext:value-type="float">
            <text:p>1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7])-b*COS((a/b+1)*[.C167])" office:value-type="float" office:value="1.61756371712413" calcext:value-type="float">
            <text:p>1,61756371712413</text:p>
          </table:table-cell>
          <table:table-cell table:style-name="ce1" table:formula="of:=(a+b)*SIN([.C167])-b*SIN((a/b+1)*[.C167])" office:value-type="float" office:value="8.61172007702661" calcext:value-type="float">
            <text:p>8,61172007702661</text:p>
          </table:table-cell>
          <table:table-cell table:style-name="ce1" office:value-type="float" office:value="1.5" calcext:value-type="float">
            <text:p>1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8])-b*COS((a/b+1)*[.C168])" office:value-type="float" office:value="0.349079053860341" calcext:value-type="float">
            <text:p>0,349079053860341</text:p>
          </table:table-cell>
          <table:table-cell table:style-name="ce1" table:formula="of:=(a+b)*SIN([.C168])-b*SIN((a/b+1)*[.C168])" office:value-type="float" office:value="8.86402391859226" calcext:value-type="float">
            <text:p>8,86402391859226</text:p>
          </table:table-cell>
          <table:table-cell table:style-name="ce1" office:value-type="float" office:value="1.6" calcext:value-type="float">
            <text:p>1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69])-b*COS((a/b+1)*[.C169])" office:value-type="float" office:value="-0.959640402688345" calcext:value-type="float">
            <text:p>-0,959640402688345</text:p>
          </table:table-cell>
          <table:table-cell table:style-name="ce1" table:formula="of:=(a+b)*SIN([.C169])-b*SIN((a/b+1)*[.C169])" office:value-type="float" office:value="8.87249145507972" calcext:value-type="float">
            <text:p>8,87249145507972</text:p>
          </table:table-cell>
          <table:table-cell table:style-name="ce1" office:value-type="float" office:value="1.7" calcext:value-type="float">
            <text:p>1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0])-b*COS((a/b+1)*[.C170])" office:value-type="float" office:value="-2.25117755181737" calcext:value-type="float">
            <text:p>-2,25117755181737</text:p>
          </table:table-cell>
          <table:table-cell table:style-name="ce1" table:formula="of:=(a+b)*SIN([.C170])-b*SIN((a/b+1)*[.C170])" office:value-type="float" office:value="8.63292978382115" calcext:value-type="float">
            <text:p>8,63292978382115</text:p>
          </table:table-cell>
          <table:table-cell table:style-name="ce1" office:value-type="float" office:value="1.8" calcext:value-type="float">
            <text:p>1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1])-b*COS((a/b+1)*[.C171])" office:value-type="float" office:value="-3.46887845479534" calcext:value-type="float">
            <text:p>-3,46887845479534</text:p>
          </table:table-cell>
          <table:table-cell table:style-name="ce1" table:formula="of:=(a+b)*SIN([.C171])-b*SIN((a/b+1)*[.C171])" office:value-type="float" office:value="8.15603805675461" calcext:value-type="float">
            <text:p>8,15603805675461</text:p>
          </table:table-cell>
          <table:table-cell table:style-name="ce1" office:value-type="float" office:value="1.9" calcext:value-type="float">
            <text:p>1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2])-b*COS((a/b+1)*[.C172])" office:value-type="float" office:value="-4.56082599897928" calcext:value-type="float">
            <text:p>-4,56082599897928</text:p>
          </table:table-cell>
          <table:table-cell table:style-name="ce1" table:formula="of:=(a+b)*SIN([.C172])-b*SIN((a/b+1)*[.C172])" office:value-type="float" office:value="7.46665366751294" calcext:value-type="float">
            <text:p>7,46665366751294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3])-b*COS((a/b+1)*[.C173])" office:value-type="float" office:value="-5.48345474839318" calcext:value-type="float">
            <text:p>-5,48345474839318</text:p>
          </table:table-cell>
          <table:table-cell table:style-name="ce1" table:formula="of:=(a+b)*SIN([.C173])-b*SIN((a/b+1)*[.C173])" office:value-type="float" office:value="6.60194065892949" calcext:value-type="float">
            <text:p>6,60194065892949</text:p>
          </table:table-cell>
          <table:table-cell table:style-name="ce1" office:value-type="float" office:value="2.1" calcext:value-type="float">
            <text:p>2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4])-b*COS((a/b+1)*[.C174])" office:value-type="float" office:value="-6.2045297089318" calcext:value-type="float">
            <text:p>-6,2045297089318</text:p>
          </table:table-cell>
          <table:table-cell table:style-name="ce1" table:formula="of:=(a+b)*SIN([.C174])-b*SIN((a/b+1)*[.C174])" office:value-type="float" office:value="5.60866022563331" calcext:value-type="float">
            <text:p>5,60866022563331</text:p>
          </table:table-cell>
          <table:table-cell table:style-name="ce1" office:value-type="float" office:value="2.2" calcext:value-type="float">
            <text:p>2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5])-b*COS((a/b+1)*[.C175])" office:value-type="float" office:value="-6.70526113641122" calcext:value-type="float">
            <text:p>-6,70526113641122</text:p>
          </table:table-cell>
          <table:table-cell table:style-name="ce1" table:formula="of:=(a+b)*SIN([.C175])-b*SIN((a/b+1)*[.C175])" office:value-type="float" office:value="4.53973425949627" calcext:value-type="float">
            <text:p>4,53973425949627</text:p>
          </table:table-cell>
          <table:table-cell table:style-name="ce1" office:value-type="float" office:value="2.3" calcext:value-type="float">
            <text:p>2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6])-b*COS((a/b+1)*[.C176])" office:value-type="float" office:value="-6.98139462309528" calcext:value-type="float">
            <text:p>-6,98139462309528</text:p>
          </table:table-cell>
          <table:table-cell table:style-name="ce1" table:formula="of:=(a+b)*SIN([.C176])-b*SIN((a/b+1)*[.C176])" office:value-type="float" office:value="3.45036754474051" calcext:value-type="float">
            <text:p>3,45036754474051</text:p>
          </table:table-cell>
          <table:table-cell table:style-name="ce1" office:value-type="float" office:value="2.4" calcext:value-type="float">
            <text:p>2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7])-b*COS((a/b+1)*[.C177])" office:value-type="float" office:value="-7.04319528800559" calcext:value-type="float">
            <text:p>-7,04319528800559</text:p>
          </table:table-cell>
          <table:table-cell table:style-name="ce1" table:formula="of:=(a+b)*SIN([.C177])-b*SIN((a/b+1)*[.C177])" office:value-type="float" office:value="2.39402820121488" calcext:value-type="float">
            <text:p>2,39402820121488</text:p>
          </table:table-cell>
          <table:table-cell table:style-name="ce1" office:value-type="float" office:value="2.5" calcext:value-type="float">
            <text:p>2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8])-b*COS((a/b+1)*[.C178])" office:value-type="float" office:value="-6.9143307713433" calcext:value-type="float">
            <text:p>-6,9143307713433</text:p>
          </table:table-cell>
          <table:table-cell table:style-name="ce1" table:formula="of:=(a+b)*SIN([.C178])-b*SIN((a/b+1)*[.C178])" office:value-type="float" office:value="1.41859665497012" calcext:value-type="float">
            <text:p>1,41859665497012</text:p>
          </table:table-cell>
          <table:table-cell table:style-name="ce1" office:value-type="float" office:value="2.6" calcext:value-type="float">
            <text:p>2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79])-b*COS((a/b+1)*[.C179])" office:value-type="float" office:value="-6.62974320760773" calcext:value-type="float">
            <text:p>-6,62974320760773</text:p>
          </table:table-cell>
          <table:table-cell table:style-name="ce1" table:formula="of:=(a+b)*SIN([.C179])-b*SIN((a/b+1)*[.C179])" office:value-type="float" office:value="0.562979956495626" calcext:value-type="float">
            <text:p>0,562979956495626</text:p>
          </table:table-cell>
          <table:table-cell table:style-name="ce1" office:value-type="float" office:value="2.7" calcext:value-type="float">
            <text:p>2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0])-b*COS((a/b+1)*[.C180])" office:value-type="float" office:value="-6.23267877094108" calcext:value-type="float">
            <text:p>-6,23267877094108</text:p>
          </table:table-cell>
          <table:table-cell table:style-name="ce1" table:formula="of:=(a+b)*SIN([.C180])-b*SIN((a/b+1)*[.C180])" office:value-type="float" office:value="-0.145548279561892" calcext:value-type="float">
            <text:p>-0,145548279561892</text:p>
          </table:table-cell>
          <table:table-cell table:style-name="ce1" office:value-type="float" office:value="2.8" calcext:value-type="float">
            <text:p>2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1])-b*COS((a/b+1)*[.C181])" office:value-type="float" office:value="-5.77110864515954" calcext:value-type="float">
            <text:p>-5,77110864515954</text:p>
          </table:table-cell>
          <table:table-cell table:style-name="ce1" table:formula="of:=(a+b)*SIN([.C181])-b*SIN((a/b+1)*[.C181])" office:value-type="float" office:value="-0.69307882410577" calcext:value-type="float">
            <text:p>-0,69307882410577</text:p>
          </table:table-cell>
          <table:table-cell table:style-name="ce1" office:value-type="float" office:value="2.9" calcext:value-type="float">
            <text:p>2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2])-b*COS((a/b+1)*[.C182])" office:value-type="float" office:value="-5.29382229045672" calcext:value-type="float">
            <text:p>-5,29382229045672</text:p>
          </table:table-cell>
          <table:table-cell table:style-name="ce1" table:formula="of:=(a+b)*SIN([.C182])-b*SIN((a/b+1)*[.C182])" office:value-type="float" office:value="-1.07973778097354" calcext:value-type="float">
            <text:p>-1,07973778097354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3])-b*COS((a/b+1)*[.C183])" office:value-type="float" office:value="-4.8464990003909" calcext:value-type="float">
            <text:p>-4,8464990003909</text:p>
          </table:table-cell>
          <table:table-cell table:style-name="ce1" table:formula="of:=(a+b)*SIN([.C183])-b*SIN((a/b+1)*[.C183])" office:value-type="float" office:value="-1.31924939336083" calcext:value-type="float">
            <text:p>-1,31924939336083</text:p>
          </table:table-cell>
          <table:table-cell table:style-name="ce1" office:value-type="float" office:value="3.1" calcext:value-type="float">
            <text:p>3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4])-b*COS((a/b+1)*[.C184])" office:value-type="float" office:value="-4.46806501381746" calcext:value-type="float">
            <text:p>-4,46806501381746</text:p>
          </table:table-cell>
          <table:table-cell table:style-name="ce1" table:formula="of:=(a+b)*SIN([.C184])-b*SIN((a/b+1)*[.C184])" office:value-type="float" office:value="-1.43742903206385" calcext:value-type="float">
            <text:p>-1,43742903206385</text:p>
          </table:table-cell>
          <table:table-cell table:style-name="ce1" office:value-type="float" office:value="3.2" calcext:value-type="float">
            <text:p>3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5])-b*COS((a/b+1)*[.C185])" office:value-type="float" office:value="-4.18762077209582" calcext:value-type="float">
            <text:p>-4,18762077209582</text:p>
          </table:table-cell>
          <table:table-cell table:style-name="ce1" table:formula="of:=(a+b)*SIN([.C185])-b*SIN((a/b+1)*[.C185])" office:value-type="float" office:value="-1.46972812214104" calcext:value-type="float">
            <text:p>-1,46972812214104</text:p>
          </table:table-cell>
          <table:table-cell table:style-name="ce1" office:value-type="float" office:value="3.3" calcext:value-type="float">
            <text:p>3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6])-b*COS((a/b+1)*[.C186])" office:value-type="float" office:value="-4.02217806259552" calcext:value-type="float">
            <text:p>-4,02217806259552</text:p>
          </table:table-cell>
          <table:table-cell table:style-name="ce1" table:formula="of:=(a+b)*SIN([.C186])-b*SIN((a/b+1)*[.C186])" office:value-type="float" office:value="-1.4580266711696" calcext:value-type="float">
            <text:p>-1,4580266711696</text:p>
          </table:table-cell>
          <table:table-cell table:style-name="ce1" office:value-type="float" office:value="3.4" calcext:value-type="float">
            <text:p>3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7])-b*COS((a/b+1)*[.C187])" office:value-type="float" office:value="-3.97538326292727" calcext:value-type="float">
            <text:p>-3,97538326292727</text:p>
          </table:table-cell>
          <table:table-cell table:style-name="ce1" table:formula="of:=(a+b)*SIN([.C187])-b*SIN((a/b+1)*[.C187])" office:value-type="float" office:value="-1.44692768445567" calcext:value-type="float">
            <text:p>-1,44692768445567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8])-b*COS((a/b+1)*[.C188])" office:value-type="float" office:value="-4.03732564891461" calcext:value-type="float">
            <text:p>-4,03732564891461</text:p>
          </table:table-cell>
          <table:table-cell table:style-name="ce1" table:formula="of:=(a+b)*SIN([.C188])-b*SIN((a/b+1)*[.C188])" office:value-type="float" office:value="-1.47984652413076" calcext:value-type="float">
            <text:p>-1,47984652413076</text:p>
          </table:table-cell>
          <table:table-cell table:style-name="ce1" office:value-type="float" office:value="3.6" calcext:value-type="float">
            <text:p>3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89])-b*COS((a/b+1)*[.C189])" office:value-type="float" office:value="-4.18544477458801" calcext:value-type="float">
            <text:p>-4,18544477458801</text:p>
          </table:table-cell>
          <table:table-cell table:style-name="ce1" table:formula="of:=(a+b)*SIN([.C189])-b*SIN((a/b+1)*[.C189])" office:value-type="float" office:value="-1.59520417040874" calcext:value-type="float">
            <text:p>-1,59520417040874</text:p>
          </table:table-cell>
          <table:table-cell table:style-name="ce1" office:value-type="float" office:value="3.7" calcext:value-type="float">
            <text:p>3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0])-b*COS((a/b+1)*[.C190])" office:value-type="float" office:value="-4.38646489587353" calcext:value-type="float">
            <text:p>-4,38646489587353</text:p>
          </table:table-cell>
          <table:table-cell table:style-name="ce1" table:formula="of:=(a+b)*SIN([.C190])-b*SIN((a/b+1)*[.C190])" office:value-type="float" office:value="-1.82302513654766" calcext:value-type="float">
            <text:p>-1,82302513654766</text:p>
          </table:table-cell>
          <table:table-cell table:style-name="ce1" office:value-type="float" office:value="3.8" calcext:value-type="float">
            <text:p>3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1])-b*COS((a/b+1)*[.C191])" office:value-type="float" office:value="-4.59920399678382" calcext:value-type="float">
            <text:p>-4,59920399678382</text:p>
          </table:table-cell>
          <table:table-cell table:style-name="ce1" table:formula="of:=(a+b)*SIN([.C191])-b*SIN((a/b+1)*[.C191])" office:value-type="float" office:value="-2.18220911461204" calcext:value-type="float">
            <text:p>-2,18220911461204</text:p>
          </table:table-cell>
          <table:table-cell table:style-name="ce1" office:value-type="float" office:value="3.9" calcext:value-type="float">
            <text:p>3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2])-b*COS((a/b+1)*[.C192])" office:value-type="float" office:value="-4.77803645525663" calcext:value-type="float">
            <text:p>-4,77803645525663</text:p>
          </table:table-cell>
          <table:table-cell table:style-name="ce1" table:formula="of:=(a+b)*SIN([.C192])-b*SIN((a/b+1)*[.C192])" office:value-type="float" office:value="-2.67869275562057" calcext:value-type="float">
            <text:p>-2,67869275562057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3])-b*COS((a/b+1)*[.C193])" office:value-type="float" office:value="-4.8767370964118" calcext:value-type="float">
            <text:p>-4,8767370964118</text:p>
          </table:table-cell>
          <table:table-cell table:style-name="ce1" table:formula="of:=(a+b)*SIN([.C193])-b*SIN((a/b+1)*[.C193])" office:value-type="float" office:value="-3.30464841975613" calcext:value-type="float">
            <text:p>-3,30464841975613</text:p>
          </table:table-cell>
          <table:table-cell table:style-name="ce1" office:value-type="float" office:value="4.1" calcext:value-type="float">
            <text:p>4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4])-b*COS((a/b+1)*[.C194])" office:value-type="float" office:value="-4.85240432257092" calcext:value-type="float">
            <text:p>-4,85240432257092</text:p>
          </table:table-cell>
          <table:table-cell table:style-name="ce1" table:formula="of:=(a+b)*SIN([.C194])-b*SIN((a/b+1)*[.C194])" office:value-type="float" office:value="-4.03878569095124" calcext:value-type="float">
            <text:p>-4,03878569095124</text:p>
          </table:table-cell>
          <table:table-cell table:style-name="ce1" office:value-type="float" office:value="4.2" calcext:value-type="float">
            <text:p>4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5])-b*COS((a/b+1)*[.C195])" office:value-type="float" office:value="-4.66915352665348" calcext:value-type="float">
            <text:p>-4,66915352665348</text:p>
          </table:table-cell>
          <table:table-cell table:style-name="ce1" table:formula="of:=(a+b)*SIN([.C195])-b*SIN((a/b+1)*[.C195])" office:value-type="float" office:value="-4.84773525030956" calcext:value-type="float">
            <text:p>-4,84773525030956</text:p>
          </table:table-cell>
          <table:table-cell table:style-name="ce1" office:value-type="float" office:value="4.3" calcext:value-type="float">
            <text:p>4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6])-b*COS((a/b+1)*[.C196])" office:value-type="float" office:value="-4.3012895966928" calcext:value-type="float">
            <text:p>-4,3012895966928</text:p>
          </table:table-cell>
          <table:table-cell table:style-name="ce1" table:formula="of:=(a+b)*SIN([.C196])-b*SIN((a/b+1)*[.C196])" office:value-type="float" office:value="-5.68841006157369" calcext:value-type="float">
            <text:p>-5,68841006157369</text:p>
          </table:table-cell>
          <table:table-cell table:style-name="ce1" office:value-type="float" office:value="4.4" calcext:value-type="float">
            <text:p>4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7])-b*COS((a/b+1)*[.C197])" office:value-type="float" office:value="-3.73570763618189" calcext:value-type="float">
            <text:p>-3,73570763618189</text:p>
          </table:table-cell>
          <table:table-cell table:style-name="ce1" table:formula="of:=(a+b)*SIN([.C197])-b*SIN((a/b+1)*[.C197])" office:value-type="float" office:value="-6.51116233520601" calcext:value-type="float">
            <text:p>-6,51116233520601</text:p>
          </table:table-cell>
          <table:table-cell table:style-name="ce1" office:value-type="float" office:value="4.5" calcext:value-type="float">
            <text:p>4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8])-b*COS((a/b+1)*[.C198])" office:value-type="float" office:value="-2.97333092006641" calcext:value-type="float">
            <text:p>-2,97333092006641</text:p>
          </table:table-cell>
          <table:table-cell table:style-name="ce1" table:formula="of:=(a+b)*SIN([.C198])-b*SIN((a/b+1)*[.C198])" office:value-type="float" office:value="-7.26349236673448" calcext:value-type="float">
            <text:p>-7,26349236673448</text:p>
          </table:table-cell>
          <table:table-cell table:style-name="ce1" office:value-type="float" office:value="4.6" calcext:value-type="float">
            <text:p>4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199])-b*COS((a/b+1)*[.C199])" office:value-type="float" office:value="-2.02946991645826" calcext:value-type="float">
            <text:p>-2,02946991645826</text:p>
          </table:table-cell>
          <table:table-cell table:style-name="ce1" table:formula="of:=(a+b)*SIN([.C199])-b*SIN((a/b+1)*[.C199])" office:value-type="float" office:value="-7.89402195172164" calcext:value-type="float">
            <text:p>-7,89402195172164</text:p>
          </table:table-cell>
          <table:table-cell table:style-name="ce1" office:value-type="float" office:value="4.7" calcext:value-type="float">
            <text:p>4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0])-b*COS((a/b+1)*[.C200])" office:value-type="float" office:value="-0.933070104424886" calcext:value-type="float">
            <text:p>-0,933070104424886</text:p>
          </table:table-cell>
          <table:table-cell table:style-name="ce1" table:formula="of:=(a+b)*SIN([.C200])-b*SIN((a/b+1)*[.C200])" office:value-type="float" office:value="-8.35642404799462" calcext:value-type="float">
            <text:p>-8,35642404799462</text:p>
          </table:table-cell>
          <table:table-cell table:style-name="ce1" office:value-type="float" office:value="4.8" calcext:value-type="float">
            <text:p>4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1])-b*COS((a/b+1)*[.C201])" office:value-type="float" office:value="0.275097225031701" calcext:value-type="float">
            <text:p>0,275097225031701</text:p>
          </table:table-cell>
          <table:table-cell table:style-name="ce1" table:formula="of:=(a+b)*SIN([.C201])-b*SIN((a/b+1)*[.C201])" office:value-type="float" office:value="-8.61300332799936" calcext:value-type="float">
            <text:p>-8,61300332799936</text:p>
          </table:table-cell>
          <table:table-cell table:style-name="ce1" office:value-type="float" office:value="4.9" calcext:value-type="float">
            <text:p>4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2])-b*COS((a/b+1)*[.C202])" office:value-type="float" office:value="1.54516471755962" calcext:value-type="float">
            <text:p>1,54516471755962</text:p>
          </table:table-cell>
          <table:table-cell table:style-name="ce1" table:formula="of:=(a+b)*SIN([.C202])-b*SIN((a/b+1)*[.C202])" office:value-type="float" office:value="-8.6376490131664" calcext:value-type="float">
            <text:p>-8,6376490131664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3])-b*COS((a/b+1)*[.C203])" office:value-type="float" office:value="2.82161109108311" calcext:value-type="float">
            <text:p>2,82161109108311</text:p>
          </table:table-cell>
          <table:table-cell table:style-name="ce1" table:formula="of:=(a+b)*SIN([.C203])-b*SIN((a/b+1)*[.C203])" office:value-type="float" office:value="-8.41792982896491" calcext:value-type="float">
            <text:p>-8,41792982896491</text:p>
          </table:table-cell>
          <table:table-cell table:style-name="ce1" office:value-type="float" office:value="5.1" calcext:value-type="float">
            <text:p>5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4])-b*COS((a/b+1)*[.C204])" office:value-type="float" office:value="4.04715196974895" calcext:value-type="float">
            <text:p>4,04715196974895</text:p>
          </table:table-cell>
          <table:table-cell table:style-name="ce1" table:formula="of:=(a+b)*SIN([.C204])-b*SIN((a/b+1)*[.C204])" office:value-type="float" office:value="-7.95616729484764" calcext:value-type="float">
            <text:p>-7,95616729484764</text:p>
          </table:table-cell>
          <table:table-cell table:style-name="ce1" office:value-type="float" office:value="5.2" calcext:value-type="float">
            <text:p>5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5])-b*COS((a/b+1)*[.C205])" office:value-type="float" office:value="5.16678069563676" calcext:value-type="float">
            <text:p>5,16678069563676</text:p>
          </table:table-cell>
          <table:table-cell table:style-name="ce1" table:formula="of:=(a+b)*SIN([.C205])-b*SIN((a/b+1)*[.C205])" office:value-type="float" office:value="-7.26940270206046" calcext:value-type="float">
            <text:p>-7,26940270206046</text:p>
          </table:table-cell>
          <table:table-cell table:style-name="ce1" office:value-type="float" office:value="5.3" calcext:value-type="float">
            <text:p>5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6])-b*COS((a/b+1)*[.C206])" office:value-type="float" office:value="6.13164858962477" calcext:value-type="float">
            <text:p>6,13164858962477</text:p>
          </table:table-cell>
          <table:table-cell table:style-name="ce1" table:formula="of:=(a+b)*SIN([.C206])-b*SIN((a/b+1)*[.C206])" office:value-type="float" office:value="-6.38825887462768" calcext:value-type="float">
            <text:p>-6,38825887462768</text:p>
          </table:table-cell>
          <table:table-cell table:style-name="ce1" office:value-type="float" office:value="5.4" calcext:value-type="float">
            <text:p>5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7])-b*COS((a/b+1)*[.C207])" office:value-type="float" office:value="6.90248646952136" calcext:value-type="float">
            <text:p>6,90248646952136</text:p>
          </table:table-cell>
          <table:table-cell table:style-name="ce1" table:formula="of:=(a+b)*SIN([.C207])-b*SIN((a/b+1)*[.C207])" office:value-type="float" office:value="-5.35478348060558" calcext:value-type="float">
            <text:p>-5,35478348060558</text:p>
          </table:table-cell>
          <table:table-cell table:style-name="ce1" office:value-type="float" office:value="5.5" calcext:value-type="float">
            <text:p>5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8])-b*COS((a/b+1)*[.C208])" office:value-type="float" office:value="7.45230475584936" calcext:value-type="float">
            <text:p>7,45230475584936</text:p>
          </table:table-cell>
          <table:table-cell table:style-name="ce1" table:formula="of:=(a+b)*SIN([.C208])-b*SIN((a/b+1)*[.C208])" office:value-type="float" office:value="-4.21943959314128" calcext:value-type="float">
            <text:p>-4,21943959314128</text:p>
          </table:table-cell>
          <table:table-cell table:style-name="ce1" office:value-type="float" office:value="5.6" calcext:value-type="float">
            <text:p>5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09])-b*COS((a/b+1)*[.C209])" office:value-type="float" office:value="7.7681654387865" calcext:value-type="float">
            <text:p>7,7681654387865</text:p>
          </table:table-cell>
          <table:table-cell table:style-name="ce1" table:formula="of:=(a+b)*SIN([.C209])-b*SIN((a/b+1)*[.C209])" office:value-type="float" office:value="-3.03747524994072" calcext:value-type="float">
            <text:p>-3,03747524994072</text:p>
          </table:table-cell>
          <table:table-cell table:style-name="ce1" office:value-type="float" office:value="5.7" calcext:value-type="float">
            <text:p>5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0])-b*COS((a/b+1)*[.C210])" office:value-type="float" office:value="7.85189118883785" calcext:value-type="float">
            <text:p>7,85189118883785</text:p>
          </table:table-cell>
          <table:table-cell table:style-name="ce1" table:formula="of:=(a+b)*SIN([.C210])-b*SIN((a/b+1)*[.C210])" office:value-type="float" office:value="-1.86495178463541" calcext:value-type="float">
            <text:p>-1,86495178463541</text:p>
          </table:table-cell>
          <table:table-cell table:style-name="ce1" office:value-type="float" office:value="5.8" calcext:value-type="float">
            <text:p>5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1])-b*COS((a/b+1)*[.C211])" office:value-type="float" office:value="7.71965936293896" calcext:value-type="float">
            <text:p>7,71965936293896</text:p>
          </table:table-cell>
          <table:table-cell table:style-name="ce1" table:formula="of:=(a+b)*SIN([.C211])-b*SIN((a/b+1)*[.C211])" office:value-type="float" office:value="-0.75473696707272" calcext:value-type="float">
            <text:p>-0,75473696707272</text:p>
          </table:table-cell>
          <table:table-cell table:style-name="ce1" office:value-type="float" office:value="5.9" calcext:value-type="float">
            <text:p>5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2])-b*COS((a/b+1)*[.C212])" office:value-type="float" office:value="7.40051516657612" calcext:value-type="float">
            <text:p>7,40051516657612</text:p>
          </table:table-cell>
          <table:table-cell table:style-name="ce1" table:formula="of:=(a+b)*SIN([.C212])-b*SIN((a/b+1)*[.C212])" office:value-type="float" office:value="0.2472285507676" calcext:value-type="float">
            <text:p>0,2472285507676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3])-b*COS((a/b+1)*[.C213])" office:value-type="float" office:value="6.93392204651056" calcext:value-type="float">
            <text:p>6,93392204651056</text:p>
          </table:table-cell>
          <table:table-cell table:style-name="ce1" table:formula="of:=(a+b)*SIN([.C213])-b*SIN((a/b+1)*[.C213])" office:value-type="float" office:value="1.10510451947707" calcext:value-type="float">
            <text:p>1,10510451947707</text:p>
          </table:table-cell>
          <table:table-cell table:style-name="ce1" office:value-type="float" office:value="6.1" calcext:value-type="float">
            <text:p>6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4])-b*COS((a/b+1)*[.C214])" office:value-type="float" office:value="6.36654198332677" calcext:value-type="float">
            <text:p>6,36654198332677</text:p>
          </table:table-cell>
          <table:table-cell table:style-name="ce1" table:formula="of:=(a+b)*SIN([.C214])-b*SIN((a/b+1)*[.C214])" office:value-type="float" office:value="1.79552098972784" calcext:value-type="float">
            <text:p>1,79552098972784</text:p>
          </table:table-cell>
          <table:table-cell table:style-name="ce1" office:value-type="float" office:value="6.2" calcext:value-type="float">
            <text:p>6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5])-b*COS((a/b+1)*[.C215])" office:value-type="float" office:value="5.74849792212145" calcext:value-type="float">
            <text:p>5,74849792212145</text:p>
          </table:table-cell>
          <table:table-cell table:style-name="ce1" table:formula="of:=(a+b)*SIN([.C215])-b*SIN((a/b+1)*[.C215])" office:value-type="float" office:value="2.30896444651744" calcext:value-type="float">
            <text:p>2,30896444651744</text:p>
          </table:table-cell>
          <table:table-cell table:style-name="ce1" office:value-type="float" office:value="6.3" calcext:value-type="float">
            <text:p>6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6])-b*COS((a/b+1)*[.C216])" office:value-type="float" office:value="5.1294104875572" calcext:value-type="float">
            <text:p>5,1294104875572</text:p>
          </table:table-cell>
          <table:table-cell table:style-name="ce1" table:formula="of:=(a+b)*SIN([.C216])-b*SIN((a/b+1)*[.C216])" office:value-type="float" office:value="2.65007655305684" calcext:value-type="float">
            <text:p>2,65007655305684</text:p>
          </table:table-cell>
          <table:table-cell table:style-name="ce1" office:value-type="float" office:value="6.4" calcext:value-type="float">
            <text:p>6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7])-b*COS((a/b+1)*[.C217])" office:value-type="float" office:value="4.55451827210438" calcext:value-type="float">
            <text:p>4,55451827210438</text:p>
          </table:table-cell>
          <table:table-cell table:style-name="ce1" table:formula="of:=(a+b)*SIN([.C217])-b*SIN((a/b+1)*[.C217])" office:value-type="float" office:value="2.83684665427259" calcext:value-type="float">
            <text:p>2,83684665427259</text:p>
          </table:table-cell>
          <table:table-cell table:style-name="ce1" office:value-type="float" office:value="6.5" calcext:value-type="float">
            <text:p>6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8])-b*COS((a/b+1)*[.C218])" office:value-type="float" office:value="4.06118403274335" calcext:value-type="float">
            <text:p>4,06118403274335</text:p>
          </table:table-cell>
          <table:table-cell table:style-name="ce1" table:formula="of:=(a+b)*SIN([.C218])-b*SIN((a/b+1)*[.C218])" office:value-type="float" office:value="2.89876539101677" calcext:value-type="float">
            <text:p>2,89876539101677</text:p>
          </table:table-cell>
          <table:table-cell table:style-name="ce1" office:value-type="float" office:value="6.6" calcext:value-type="float">
            <text:p>6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19])-b*COS((a/b+1)*[.C219])" office:value-type="float" office:value="3.67605862774175" calcext:value-type="float">
            <text:p>3,67605862774175</text:p>
          </table:table-cell>
          <table:table-cell table:style-name="ce1" table:formula="of:=(a+b)*SIN([.C219])-b*SIN((a/b+1)*[.C219])" office:value-type="float" office:value="2.87408768676106" calcext:value-type="float">
            <text:p>2,87408768676106</text:p>
          </table:table-cell>
          <table:table-cell table:style-name="ce1" office:value-type="float" office:value="6.7" calcext:value-type="float">
            <text:p>6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0])-b*COS((a/b+1)*[.C220])" office:value-type="float" office:value="3.4131228517101" calcext:value-type="float">
            <text:p>3,4131228517101</text:p>
          </table:table-cell>
          <table:table-cell table:style-name="ce1" table:formula="of:=(a+b)*SIN([.C220])-b*SIN((a/b+1)*[.C220])" office:value-type="float" office:value="2.806422686808" calcext:value-type="float">
            <text:p>2,806422686808</text:p>
          </table:table-cell>
          <table:table-cell table:style-name="ce1" office:value-type="float" office:value="6.8" calcext:value-type="float">
            <text:p>6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1])-b*COS((a/b+1)*[.C221])" office:value-type="float" office:value="3.27275851319663" calcext:value-type="float">
            <text:p>3,27275851319663</text:p>
          </table:table-cell>
          <table:table-cell table:style-name="ce1" table:formula="of:=(a+b)*SIN([.C221])-b*SIN((a/b+1)*[.C221])" office:value-type="float" office:value="2.74092055726268" calcext:value-type="float">
            <text:p>2,74092055726268</text:p>
          </table:table-cell>
          <table:table-cell table:style-name="ce1" office:value-type="float" office:value="6.9" calcext:value-type="float">
            <text:p>6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2])-b*COS((a/b+1)*[.C222])" office:value-type="float" office:value="3.24191950881202" calcext:value-type="float">
            <text:p>3,24191950881202</text:p>
          </table:table-cell>
          <table:table-cell table:style-name="ce1" table:formula="of:=(a+b)*SIN([.C222])-b*SIN((a/b+1)*[.C222])" office:value-type="float" office:value="2.72035731240952" calcext:value-type="float">
            <text:p>2,72035731240952</text:p>
          </table:table-cell>
          <table:table-cell table:style-name="ce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3])-b*COS((a/b+1)*[.C223])" office:value-type="float" office:value="3.29538756261444" calcext:value-type="float">
            <text:p>3,29538756261444</text:p>
          </table:table-cell>
          <table:table-cell table:style-name="ce1" table:formula="of:=(a+b)*SIN([.C223])-b*SIN((a/b+1)*[.C223])" office:value-type="float" office:value="2.78142660119602" calcext:value-type="float">
            <text:p>2,78142660119602</text:p>
          </table:table-cell>
          <table:table-cell table:style-name="ce1" office:value-type="float" office:value="7.1" calcext:value-type="float">
            <text:p>7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4])-b*COS((a/b+1)*[.C224])" office:value-type="float" office:value="3.39801242841295" calcext:value-type="float">
            <text:p>3,39801242841295</text:p>
          </table:table-cell>
          <table:table-cell table:style-name="ce1" table:formula="of:=(a+b)*SIN([.C224])-b*SIN((a/b+1)*[.C224])" office:value-type="float" office:value="2.95153104346017" calcext:value-type="float">
            <text:p>2,95153104346017</text:p>
          </table:table-cell>
          <table:table-cell table:style-name="ce1" office:value-type="float" office:value="7.2" calcext:value-type="float">
            <text:p>7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5])-b*COS((a/b+1)*[.C225])" office:value-type="float" office:value="3.50775931016557" calcext:value-type="float">
            <text:p>3,50775931016557</text:p>
          </table:table-cell>
          <table:table-cell table:style-name="ce1" table:formula="of:=(a+b)*SIN([.C225])-b*SIN((a/b+1)*[.C225])" office:value-type="float" office:value="3.24632653926538" calcext:value-type="float">
            <text:p>3,24632653926538</text:p>
          </table:table-cell>
          <table:table-cell table:style-name="ce1" office:value-type="float" office:value="7.3" calcext:value-type="float">
            <text:p>7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6])-b*COS((a/b+1)*[.C226])" office:value-type="float" office:value="3.57932304616232" calcext:value-type="float">
            <text:p>3,57932304616232</text:p>
          </table:table-cell>
          <table:table-cell table:style-name="ce1" table:formula="of:=(a+b)*SIN([.C226])-b*SIN((a/b+1)*[.C226])" office:value-type="float" office:value="3.66821403350564" calcext:value-type="float">
            <text:p>3,66821403350564</text:p>
          </table:table-cell>
          <table:table-cell table:style-name="ce1" office:value-type="float" office:value="7.4" calcext:value-type="float">
            <text:p>7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7])-b*COS((a/b+1)*[.C227])" office:value-type="float" office:value="3.5680241528815" calcext:value-type="float">
            <text:p>3,5680241528815</text:p>
          </table:table-cell>
          <table:table-cell table:style-name="ce1" table:formula="of:=(a+b)*SIN([.C227])-b*SIN((a/b+1)*[.C227])" office:value-type="float" office:value="4.20589909661805" calcext:value-type="float">
            <text:p>4,20589909661805</text:p>
          </table:table-cell>
          <table:table-cell table:style-name="ce1" office:value-type="float" office:value="7.5" calcext:value-type="float">
            <text:p>7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8])-b*COS((a/b+1)*[.C228])" office:value-type="float" office:value="3.4336795994926" calcext:value-type="float">
            <text:p>3,4336795994926</text:p>
          </table:table-cell>
          <table:table-cell table:style-name="ce1" table:formula="of:=(a+b)*SIN([.C228])-b*SIN((a/b+1)*[.C228])" office:value-type="float" office:value="4.83505615728236" calcext:value-type="float">
            <text:p>4,83505615728236</text:p>
          </table:table-cell>
          <table:table-cell table:style-name="ce1" office:value-type="float" office:value="7.6" calcext:value-type="float">
            <text:p>7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29])-b*COS((a/b+1)*[.C229])" office:value-type="float" office:value="3.1441429177413" calcext:value-type="float">
            <text:p>3,1441429177413</text:p>
          </table:table-cell>
          <table:table-cell table:style-name="ce1" table:formula="of:=(a+b)*SIN([.C229])-b*SIN((a/b+1)*[.C229])" office:value-type="float" office:value="5.52004780361428" calcext:value-type="float">
            <text:p>5,52004780361428</text:p>
          </table:table-cell>
          <table:table-cell table:style-name="ce1" office:value-type="float" office:value="7.7" calcext:value-type="float">
            <text:p>7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0])-b*COS((a/b+1)*[.C230])" office:value-type="float" office:value="2.67823381169023" calcext:value-type="float">
            <text:p>2,67823381169023</text:p>
          </table:table-cell>
          <table:table-cell table:style-name="ce1" table:formula="of:=(a+b)*SIN([.C230])-b*SIN((a/b+1)*[.C230])" office:value-type="float" office:value="6.21656699049147" calcext:value-type="float">
            <text:p>6,21656699049147</text:p>
          </table:table-cell>
          <table:table-cell table:style-name="ce1" office:value-type="float" office:value="7.8" calcext:value-type="float">
            <text:p>7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1])-b*COS((a/b+1)*[.C231])" office:value-type="float" office:value="2.02782482863273" calcext:value-type="float">
            <text:p>2,02782482863273</text:p>
          </table:table-cell>
          <table:table-cell table:style-name="ce1" table:formula="of:=(a+b)*SIN([.C231])-b*SIN((a/b+1)*[.C231])" office:value-type="float" office:value="6.87499768828157" calcext:value-type="float">
            <text:p>6,87499768828157</text:p>
          </table:table-cell>
          <table:table-cell table:style-name="ce1" office:value-type="float" office:value="7.9" calcext:value-type="float">
            <text:p>7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2])-b*COS((a/b+1)*[.C232])" office:value-type="float" office:value="1.1989181962892" calcext:value-type="float">
            <text:p>1,1989181962892</text:p>
          </table:table-cell>
          <table:table-cell table:style-name="ce1" table:formula="of:=(a+b)*SIN([.C232])-b*SIN((a/b+1)*[.C232])" office:value-type="float" office:value="7.44423311811722" calcext:value-type="float">
            <text:p>7,44423311811722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3])-b*COS((a/b+1)*[.C233])" office:value-type="float" office:value="0.211624518107315" calcext:value-type="float">
            <text:p>0,211624518107315</text:p>
          </table:table-cell>
          <table:table-cell table:style-name="ce1" table:formula="of:=(a+b)*SIN([.C233])-b*SIN((a/b+1)*[.C233])" office:value-type="float" office:value="7.87565463747229" calcext:value-type="float">
            <text:p>7,87565463747229</text:p>
          </table:table-cell>
          <table:table-cell table:style-name="ce1" office:value-type="float" office:value="8.1" calcext:value-type="float">
            <text:p>8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4])-b*COS((a/b+1)*[.C234])" office:value-type="float" office:value="-0.9009594722475" calcext:value-type="float">
            <text:p>-0,9009594722475</text:p>
          </table:table-cell>
          <table:table-cell table:style-name="ce1" table:formula="of:=(a+b)*SIN([.C234])-b*SIN((a/b+1)*[.C234])" office:value-type="float" office:value="8.12696138188055" calcext:value-type="float">
            <text:p>8,12696138188055</text:p>
          </table:table-cell>
          <table:table-cell table:style-name="ce1" office:value-type="float" office:value="8.2" calcext:value-type="float">
            <text:p>8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5])-b*COS((a/b+1)*[.C235])" office:value-type="float" office:value="-2.09489112431047" calcext:value-type="float">
            <text:p>-2,09489112431047</text:p>
          </table:table-cell>
          <table:table-cell table:style-name="ce1" table:formula="of:=(a+b)*SIN([.C235])-b*SIN((a/b+1)*[.C235])" office:value-type="float" office:value="8.16555194793468" calcext:value-type="float">
            <text:p>8,16555194793468</text:p>
          </table:table-cell>
          <table:table-cell table:style-name="ce1" office:value-type="float" office:value="8.3" calcext:value-type="float">
            <text:p>8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6])-b*COS((a/b+1)*[.C236])" office:value-type="float" office:value="-3.31837772577315" calcext:value-type="float">
            <text:p>-3,31837772577315</text:p>
          </table:table-cell>
          <table:table-cell table:style-name="ce1" table:formula="of:=(a+b)*SIN([.C236])-b*SIN((a/b+1)*[.C236])" office:value-type="float" office:value="7.97119385290742" calcext:value-type="float">
            <text:p>7,97119385290742</text:p>
          </table:table-cell>
          <table:table-cell table:style-name="ce1" office:value-type="float" office:value="8.4" calcext:value-type="float">
            <text:p>8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7])-b*COS((a/b+1)*[.C237])" office:value-type="float" office:value="-4.51539891889986" calcext:value-type="float">
            <text:p>-4,51539891889986</text:p>
          </table:table-cell>
          <table:table-cell table:style-name="ce1" table:formula="of:=(a+b)*SIN([.C237])-b*SIN((a/b+1)*[.C237])" office:value-type="float" office:value="7.53777154856065" calcext:value-type="float">
            <text:p>7,53777154856065</text:p>
          </table:table-cell>
          <table:table-cell table:style-name="ce1" office:value-type="float" office:value="8.5" calcext:value-type="float">
            <text:p>8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8])-b*COS((a/b+1)*[.C238])" office:value-type="float" office:value="-5.62967764486261" calcext:value-type="float">
            <text:p>-5,62967764486261</text:p>
          </table:table-cell>
          <table:table-cell table:style-name="ce1" table:formula="of:=(a+b)*SIN([.C238])-b*SIN((a/b+1)*[.C238])" office:value-type="float" office:value="6.87397511807837" calcext:value-type="float">
            <text:p>6,87397511807837</text:p>
          </table:table-cell>
          <table:table-cell table:style-name="ce1" office:value-type="float" office:value="8.6" calcext:value-type="float">
            <text:p>8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39])-b*COS((a/b+1)*[.C239])" office:value-type="float" office:value="-6.60869424367319" calcext:value-type="float">
            <text:p>-6,60869424367319</text:p>
          </table:table-cell>
          <table:table-cell table:style-name="ce1" table:formula="of:=(a+b)*SIN([.C239])-b*SIN((a/b+1)*[.C239])" office:value-type="float" office:value="6.00287389226996" calcext:value-type="float">
            <text:p>6,00287389226996</text:p>
          </table:table-cell>
          <table:table-cell table:style-name="ce1" office:value-type="float" office:value="8.7" calcext:value-type="float">
            <text:p>8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0])-b*COS((a/b+1)*[.C240])" office:value-type="float" office:value="-7.40743474462078" calcext:value-type="float">
            <text:p>-7,40743474462078</text:p>
          </table:table-cell>
          <table:table-cell table:style-name="ce1" table:formula="of:=(a+b)*SIN([.C240])-b*SIN((a/b+1)*[.C240])" office:value-type="float" office:value="4.96040569299879" calcext:value-type="float">
            <text:p>4,96040569299879</text:p>
          </table:table-cell>
          <table:table-cell table:style-name="ce1" office:value-type="float" office:value="8.8" calcext:value-type="float">
            <text:p>8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1])-b*COS((a/b+1)*[.C241])" office:value-type="float" office:value="-7.991584817504" calcext:value-type="float">
            <text:p>-7,991584817504</text:p>
          </table:table-cell>
          <table:table-cell table:style-name="ce1" table:formula="of:=(a+b)*SIN([.C241])-b*SIN((a/b+1)*[.C241])" office:value-type="float" office:value="3.79289651679033" calcext:value-type="float">
            <text:p>3,79289651679033</text:p>
          </table:table-cell>
          <table:table-cell table:style-name="ce1" office:value-type="float" office:value="8.9" calcext:value-type="float">
            <text:p>8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2])-b*COS((a/b+1)*[.C242])" office:value-type="float" office:value="-8.33992372947033" calcext:value-type="float">
            <text:p>-8,33992372947033</text:p>
          </table:table-cell>
          <table:table-cell table:style-name="ce1" table:formula="of:=(a+b)*SIN([.C242])-b*SIN((a/b+1)*[.C242])" office:value-type="float" office:value="2.55380066245589" calcext:value-type="float">
            <text:p>2,55380066245589</text:p>
          </table:table-cell>
          <table:table-cell table:style-name="ce1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3])-b*COS((a/b+1)*[.C243])" office:value-type="float" office:value="-8.44573462950404" calcext:value-type="float">
            <text:p>-8,44573462950404</text:p>
          </table:table-cell>
          <table:table-cell table:style-name="ce1" table:formula="of:=(a+b)*SIN([.C243])-b*SIN((a/b+1)*[.C243])" office:value-type="float" office:value="1.29991173004598" calcext:value-type="float">
            <text:p>1,29991173004598</text:p>
          </table:table-cell>
          <table:table-cell table:style-name="ce1" office:value-type="float" office:value="9.1" calcext:value-type="float">
            <text:p>9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4])-b*COS((a/b+1)*[.C244])" office:value-type="float" office:value="-8.3171237385168" calcext:value-type="float">
            <text:p>-8,3171237385168</text:p>
          </table:table-cell>
          <table:table-cell table:style-name="ce1" table:formula="of:=(a+b)*SIN([.C244])-b*SIN((a/b+1)*[.C244])" office:value-type="float" office:value="0.087335871150326" calcext:value-type="float">
            <text:p>0,087335871150326</text:p>
          </table:table-cell>
          <table:table-cell table:style-name="ce1" office:value-type="float" office:value="9.2" calcext:value-type="float">
            <text:p>9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5])-b*COS((a/b+1)*[.C245])" office:value-type="float" office:value="-7.97622562170121" calcext:value-type="float">
            <text:p>-7,97622562170121</text:p>
          </table:table-cell>
          <table:table-cell table:style-name="ce1" table:formula="of:=(a+b)*SIN([.C245])-b*SIN((a/b+1)*[.C245])" office:value-type="float" office:value="-1.03246303468661" calcext:value-type="float">
            <text:p>-1,03246303468661</text:p>
          </table:table-cell>
          <table:table-cell table:style-name="ce1" office:value-type="float" office:value="9.3" calcext:value-type="float">
            <text:p>9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6])-b*COS((a/b+1)*[.C246])" office:value-type="float" office:value="-7.45735807583791" calcext:value-type="float">
            <text:p>-7,45735807583791</text:p>
          </table:table-cell>
          <table:table-cell table:style-name="ce1" table:formula="of:=(a+b)*SIN([.C246])-b*SIN((a/b+1)*[.C246])" office:value-type="float" office:value="-2.01624238858661" calcext:value-type="float">
            <text:p>-2,01624238858661</text:p>
          </table:table-cell>
          <table:table-cell table:style-name="ce1" office:value-type="float" office:value="9.4" calcext:value-type="float">
            <text:p>9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7])-b*COS((a/b+1)*[.C247])" office:value-type="float" office:value="-6.80427155546651" calcext:value-type="float">
            <text:p>-6,80427155546651</text:p>
          </table:table-cell>
          <table:table-cell table:style-name="ce1" table:formula="of:=(a+b)*SIN([.C247])-b*SIN((a/b+1)*[.C247])" office:value-type="float" office:value="-2.83190959125162" calcext:value-type="float">
            <text:p>-2,83190959125162</text:p>
          </table:table-cell>
          <table:table-cell table:style-name="ce1" office:value-type="float" office:value="9.5" calcext:value-type="float">
            <text:p>9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8])-b*COS((a/b+1)*[.C248])" office:value-type="float" office:value="-6.0667081529648" calcext:value-type="float">
            <text:p>-6,0667081529648</text:p>
          </table:table-cell>
          <table:table-cell table:style-name="ce1" table:formula="of:=(a+b)*SIN([.C248])-b*SIN((a/b+1)*[.C248])" office:value-type="float" office:value="-3.46057674725414" calcext:value-type="float">
            <text:p>-3,46057674725414</text:p>
          </table:table-cell>
          <table:table-cell table:style-name="ce1" office:value-type="float" office:value="9.6" calcext:value-type="float">
            <text:p>9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49])-b*COS((a/b+1)*[.C249])" office:value-type="float" office:value="-5.29653848363826" calcext:value-type="float">
            <text:p>-5,29653848363826</text:p>
          </table:table-cell>
          <table:table-cell table:style-name="ce1" table:formula="of:=(a+b)*SIN([.C249])-b*SIN((a/b+1)*[.C249])" office:value-type="float" office:value="-3.89758576148162" calcext:value-type="float">
            <text:p>-3,89758576148162</text:p>
          </table:table-cell>
          <table:table-cell table:style-name="ce1" office:value-type="float" office:value="9.7" calcext:value-type="float">
            <text:p>9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0])-b*COS((a/b+1)*[.C250])" office:value-type="float" office:value="-4.5437772580161" calcext:value-type="float">
            <text:p>-4,5437772580161</text:p>
          </table:table-cell>
          <table:table-cell table:style-name="ce1" table:formula="of:=(a+b)*SIN([.C250])-b*SIN((a/b+1)*[.C250])" office:value-type="float" office:value="-4.15242844080813" calcext:value-type="float">
            <text:p>-4,15242844080813</text:p>
          </table:table-cell>
          <table:table-cell table:style-name="ce1" office:value-type="float" office:value="9.8" calcext:value-type="float">
            <text:p>9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1])-b*COS((a/b+1)*[.C251])" office:value-type="float" office:value="-3.85278732810902" calcext:value-type="float">
            <text:p>-3,85278732810902</text:p>
          </table:table-cell>
          <table:table-cell table:style-name="ce1" table:formula="of:=(a+b)*SIN([.C251])-b*SIN((a/b+1)*[.C251])" office:value-type="float" office:value="-4.24757224764826" calcext:value-type="float">
            <text:p>-4,24757224764826</text:p>
          </table:table-cell>
          <table:table-cell table:style-name="ce1" office:value-type="float" office:value="9.9" calcext:value-type="float">
            <text:p>9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2])-b*COS((a/b+1)*[.C252])" office:value-type="float" office:value="-3.25896687548618" calcext:value-type="float">
            <text:p>-3,25896687548618</text:p>
          </table:table-cell>
          <table:table-cell table:style-name="ce1" table:formula="of:=(a+b)*SIN([.C252])-b*SIN((a/b+1)*[.C252])" office:value-type="float" office:value="-4.21628751217555" calcext:value-type="float">
            <text:p>-4,2162875121755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3])-b*COS((a/b+1)*[.C253])" office:value-type="float" office:value="-2.78617634865769" calcext:value-type="float">
            <text:p>-2,78617634865769</text:p>
          </table:table-cell>
          <table:table-cell table:style-name="ce1" table:formula="of:=(a+b)*SIN([.C253])-b*SIN((a/b+1)*[.C253])" office:value-type="float" office:value="-4.0996495643873" calcext:value-type="float">
            <text:p>-4,0996495643873</text:p>
          </table:table-cell>
          <table:table-cell table:style-name="ce1" office:value-type="float" office:value="10.1" calcext:value-type="float">
            <text:p>10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4])-b*COS((a/b+1)*[.C254])" office:value-type="float" office:value="-2.44510372418151" calcext:value-type="float">
            <text:p>-2,44510372418151</text:p>
          </table:table-cell>
          <table:table-cell table:style-name="ce1" table:formula="of:=(a+b)*SIN([.C254])-b*SIN((a/b+1)*[.C254])" office:value-type="float" office:value="-3.94295334864578" calcext:value-type="float">
            <text:p>-3,94295334864578</text:p>
          </table:table-cell>
          <table:table-cell table:style-name="ce1" office:value-type="float" office:value="10.2" calcext:value-type="float">
            <text:p>10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5])-b*COS((a/b+1)*[.C255])" office:value-type="float" office:value="-2.23269318443175" calcext:value-type="float">
            <text:p>-2,23269318443175</text:p>
          </table:table-cell>
          <table:table-cell table:style-name="ce1" table:formula="of:=(a+b)*SIN([.C255])-b*SIN((a/b+1)*[.C255])" office:value-type="float" office:value="-3.79182364065024" calcext:value-type="float">
            <text:p>-3,79182364065024</text:p>
          </table:table-cell>
          <table:table-cell table:style-name="ce1" office:value-type="float" office:value="10.3" calcext:value-type="float">
            <text:p>10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6])-b*COS((a/b+1)*[.C256])" office:value-type="float" office:value="-2.13267910244341" calcext:value-type="float">
            <text:p>-2,13267910244341</text:p>
          </table:table-cell>
          <table:table-cell table:style-name="ce1" table:formula="of:=(a+b)*SIN([.C256])-b*SIN((a/b+1)*[.C256])" office:value-type="float" office:value="-3.68832745361099" calcext:value-type="float">
            <text:p>-3,68832745361099</text:p>
          </table:table-cell>
          <table:table-cell table:style-name="ce1" office:value-type="float" office:value="10.4" calcext:value-type="float">
            <text:p>10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7])-b*COS((a/b+1)*[.C257])" office:value-type="float" office:value="-2.11718078498855" calcext:value-type="float">
            <text:p>-2,11718078498855</text:p>
          </table:table-cell>
          <table:table-cell table:style-name="ce1" table:formula="of:=(a+b)*SIN([.C257])-b*SIN((a/b+1)*[.C257])" office:value-type="float" office:value="-3.66739477131965" calcext:value-type="float">
            <text:p>-3,66739477131965</text:p>
          </table:table-cell>
          <table:table-cell table:style-name="ce1" office:value-type="float" office:value="10.5" calcext:value-type="float">
            <text:p>10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8])-b*COS((a/b+1)*[.C258])" office:value-type="float" office:value="-2.14923048519822" calcext:value-type="float">
            <text:p>-2,14923048519822</text:p>
          </table:table-cell>
          <table:table-cell table:style-name="ce1" table:formula="of:=(a+b)*SIN([.C258])-b*SIN((a/b+1)*[.C258])" office:value-type="float" office:value="-3.7538294185985" calcext:value-type="float">
            <text:p>-3,7538294185985</text:p>
          </table:table-cell>
          <table:table-cell table:style-name="ce1" office:value-type="float" office:value="10.6" calcext:value-type="float">
            <text:p>10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59])-b*COS((a/b+1)*[.C259])" office:value-type="float" office:value="-2.1860342189135" calcext:value-type="float">
            <text:p>-2,1860342189135</text:p>
          </table:table-cell>
          <table:table-cell table:style-name="ce1" table:formula="of:=(a+b)*SIN([.C259])-b*SIN((a/b+1)*[.C259])" office:value-type="float" office:value="-3.96014557221046" calcext:value-type="float">
            <text:p>-3,96014557221046</text:p>
          </table:table-cell>
          <table:table-cell table:style-name="ce1" office:value-type="float" office:value="10.7" calcext:value-type="float">
            <text:p>10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0])-b*COS((a/b+1)*[.C260])" office:value-type="float" office:value="-2.18270759150668" calcext:value-type="float">
            <text:p>-2,18270759150668</text:p>
          </table:table-cell>
          <table:table-cell table:style-name="ce1" table:formula="of:=(a+b)*SIN([.C260])-b*SIN((a/b+1)*[.C260])" office:value-type="float" office:value="-4.28540073797854" calcext:value-type="float">
            <text:p>-4,28540073797854</text:p>
          </table:table-cell>
          <table:table-cell table:style-name="ce1" office:value-type="float" office:value="10.8" calcext:value-type="float">
            <text:p>10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1])-b*COS((a/b+1)*[.C261])" office:value-type="float" office:value="-2.09619163184134" calcext:value-type="float">
            <text:p>-2,09619163184134</text:p>
          </table:table-cell>
          <table:table-cell table:style-name="ce1" table:formula="of:=(a+b)*SIN([.C261])-b*SIN((a/b+1)*[.C261])" office:value-type="float" office:value="-4.71511801394817" calcext:value-type="float">
            <text:p>-4,71511801394817</text:p>
          </table:table-cell>
          <table:table-cell table:style-name="ce1" office:value-type="float" office:value="10.9" calcext:value-type="float">
            <text:p>10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2])-b*COS((a/b+1)*[.C262])" office:value-type="float" office:value="-1.88903943771641" calcext:value-type="float">
            <text:p>-1,88903943771641</text:p>
          </table:table-cell>
          <table:table-cell table:style-name="ce1" table:formula="of:=(a+b)*SIN([.C262])-b*SIN((a/b+1)*[.C262])" office:value-type="float" office:value="-5.22230520465615" calcext:value-type="float">
            <text:p>-5,22230520465615</text:p>
          </table:table-cell>
          <table:table-cell table:style-name="ce1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3])-b*COS((a/b+1)*[.C263])" office:value-type="float" office:value="-1.53277436970612" calcext:value-type="float">
            <text:p>-1,53277436970612</text:p>
          </table:table-cell>
          <table:table-cell table:style-name="ce1" table:formula="of:=(a+b)*SIN([.C263])-b*SIN((a/b+1)*[.C263])" office:value-type="float" office:value="-5.769492492475" calcext:value-type="float">
            <text:p>-5,769492492475</text:p>
          </table:table-cell>
          <table:table-cell table:style-name="ce1" office:value-type="float" office:value="11.1" calcext:value-type="float">
            <text:p>11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4])-b*COS((a/b+1)*[.C264])" office:value-type="float" office:value="-1.01055381542505" calcext:value-type="float">
            <text:p>-1,01055381542505</text:p>
          </table:table-cell>
          <table:table-cell table:style-name="ce1" table:formula="of:=(a+b)*SIN([.C264])-b*SIN((a/b+1)*[.C264])" office:value-type="float" office:value="-6.31163060032951" calcext:value-type="float">
            <text:p>-6,31163060032951</text:p>
          </table:table-cell>
          <table:table-cell table:style-name="ce1" office:value-type="float" office:value="11.2" calcext:value-type="float">
            <text:p>11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5])-b*COS((a/b+1)*[.C265])" office:value-type="float" office:value="-0.318926592230118" calcext:value-type="float">
            <text:p>-0,318926592230118</text:p>
          </table:table-cell>
          <table:table-cell table:style-name="ce1" table:formula="of:=(a+b)*SIN([.C265])-b*SIN((a/b+1)*[.C265])" office:value-type="float" office:value="-6.79962391354824" calcext:value-type="float">
            <text:p>-6,79962391354824</text:p>
          </table:table-cell>
          <table:table-cell table:style-name="ce1" office:value-type="float" office:value="11.3" calcext:value-type="float">
            <text:p>11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6])-b*COS((a/b+1)*[.C266])" office:value-type="float" office:value="0.531457345948726" calcext:value-type="float">
            <text:p>0,531457345948726</text:p>
          </table:table-cell>
          <table:table-cell table:style-name="ce1" table:formula="of:=(a+b)*SIN([.C266])-b*SIN((a/b+1)*[.C266])" office:value-type="float" office:value="-7.18422312655696" calcext:value-type="float">
            <text:p>-7,18422312655696</text:p>
          </table:table-cell>
          <table:table-cell table:style-name="ce1" office:value-type="float" office:value="11.4" calcext:value-type="float">
            <text:p>11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7])-b*COS((a/b+1)*[.C267])" office:value-type="float" office:value="1.51624458139105" calcext:value-type="float">
            <text:p>1,51624458139105</text:p>
          </table:table-cell>
          <table:table-cell table:style-name="ce1" table:formula="of:=(a+b)*SIN([.C267])-b*SIN((a/b+1)*[.C267])" office:value-type="float" office:value="-7.41997353382363" calcext:value-type="float">
            <text:p>-7,41997353382363</text:p>
          </table:table-cell>
          <table:table-cell table:style-name="ce1" office:value-type="float" office:value="11.5" calcext:value-type="float">
            <text:p>11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8])-b*COS((a/b+1)*[.C268])" office:value-type="float" office:value="2.59885662542849" calcext:value-type="float">
            <text:p>2,59885662542849</text:p>
          </table:table-cell>
          <table:table-cell table:style-name="ce1" table:formula="of:=(a+b)*SIN([.C268])-b*SIN((a/b+1)*[.C268])" office:value-type="float" office:value="-7.4689103140137" calcext:value-type="float">
            <text:p>-7,4689103140137</text:p>
          </table:table-cell>
          <table:table-cell table:style-name="ce1" office:value-type="float" office:value="11.6" calcext:value-type="float">
            <text:p>11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69])-b*COS((a/b+1)*[.C269])" office:value-type="float" office:value="3.73293806187279" calcext:value-type="float">
            <text:p>3,73293806187279</text:p>
          </table:table-cell>
          <table:table-cell table:style-name="ce1" table:formula="of:=(a+b)*SIN([.C269])-b*SIN((a/b+1)*[.C269])" office:value-type="float" office:value="-7.30371143763148" calcext:value-type="float">
            <text:p>-7,30371143763148</text:p>
          </table:table-cell>
          <table:table-cell table:style-name="ce1" office:value-type="float" office:value="11.7" calcext:value-type="float">
            <text:p>11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0])-b*COS((a/b+1)*[.C270])" office:value-type="float" office:value="4.86558776317486" calcext:value-type="float">
            <text:p>4,86558776317486</text:p>
          </table:table-cell>
          <table:table-cell table:style-name="ce1" table:formula="of:=(a+b)*SIN([.C270])-b*SIN((a/b+1)*[.C270])" office:value-type="float" office:value="-6.91006066395795" calcext:value-type="float">
            <text:p>-6,91006066395795</text:p>
          </table:table-cell>
          <table:table-cell table:style-name="ce1" office:value-type="float" office:value="11.8" calcext:value-type="float">
            <text:p>11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1])-b*COS((a/b+1)*[.C271])" office:value-type="float" office:value="5.94112529322558" calcext:value-type="float">
            <text:p>5,94112529322558</text:p>
          </table:table-cell>
          <table:table-cell table:style-name="ce1" table:formula="of:=(a+b)*SIN([.C271])-b*SIN((a/b+1)*[.C271])" office:value-type="float" office:value="-6.28803422840097" calcext:value-type="float">
            <text:p>-6,28803422840097</text:p>
          </table:table-cell>
          <table:table-cell table:style-name="ce1" office:value-type="float" office:value="11.9" calcext:value-type="float">
            <text:p>11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2])-b*COS((a/b+1)*[.C272])" office:value-type="float" office:value="6.90510267223294" calcext:value-type="float">
            <text:p>6,90510267223294</text:p>
          </table:table-cell>
          <table:table-cell table:style-name="ce1" table:formula="of:=(a+b)*SIN([.C272])-b*SIN((a/b+1)*[.C272])" office:value-type="float" office:value="-5.45240049858001" calcext:value-type="float">
            <text:p>-5,4524004985800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3])-b*COS((a/b+1)*[.C273])" office:value-type="float" office:value="7.70825227947333" calcext:value-type="float">
            <text:p>7,70825227947333</text:p>
          </table:table-cell>
          <table:table-cell table:style-name="ce1" table:formula="of:=(a+b)*SIN([.C273])-b*SIN((a/b+1)*[.C273])" office:value-type="float" office:value="-4.4318062058008" calcext:value-type="float">
            <text:p>-4,4318062058008</text:p>
          </table:table-cell>
          <table:table-cell table:style-name="ce1" office:value-type="float" office:value="12.1" calcext:value-type="float">
            <text:p>12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4])-b*COS((a/b+1)*[.C274])" office:value-type="float" office:value="8.31006632281681" calcext:value-type="float">
            <text:p>8,31006632281681</text:p>
          </table:table-cell>
          <table:table-cell table:style-name="ce1" table:formula="of:=(a+b)*SIN([.C274])-b*SIN((a/b+1)*[.C274])" office:value-type="float" office:value="-3.2669092731744" calcext:value-type="float">
            <text:p>-3,2669092731744</text:p>
          </table:table-cell>
          <table:table-cell table:style-name="ce1" office:value-type="float" office:value="12.2" calcext:value-type="float">
            <text:p>12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5])-b*COS((a/b+1)*[.C275])" office:value-type="float" office:value="8.68173165055818" calcext:value-type="float">
            <text:p>8,68173165055818</text:p>
          </table:table-cell>
          <table:table-cell table:style-name="ce1" table:formula="of:=(a+b)*SIN([.C275])-b*SIN((a/b+1)*[.C275])" office:value-type="float" office:value="-2.00760003482496" calcext:value-type="float">
            <text:p>-2,00760003482496</text:p>
          </table:table-cell>
          <table:table-cell table:style-name="ce1" office:value-type="float" office:value="12.3" calcext:value-type="float">
            <text:p>12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6])-b*COS((a/b+1)*[.C276])" office:value-type="float" office:value="8.80819351684263" calcext:value-type="float">
            <text:p>8,80819351684263</text:p>
          </table:table-cell>
          <table:table-cell table:style-name="ce1" table:formula="of:=(a+b)*SIN([.C276])-b*SIN((a/b+1)*[.C276])" office:value-type="float" office:value="-0.709523405926991" calcext:value-type="float">
            <text:p>-0,709523405926991</text:p>
          </table:table-cell>
          <table:table-cell table:style-name="ce1" office:value-type="float" office:value="12.4" calcext:value-type="float">
            <text:p>12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7])-b*COS((a/b+1)*[.C277])" office:value-type="float" office:value="8.6891893589601" calcext:value-type="float">
            <text:p>8,6891893589601</text:p>
          </table:table-cell>
          <table:table-cell table:style-name="ce1" table:formula="of:=(a+b)*SIN([.C277])-b*SIN((a/b+1)*[.C277])" office:value-type="float" office:value="0.569831188745055" calcext:value-type="float">
            <text:p>0,569831188745055</text:p>
          </table:table-cell>
          <table:table-cell table:style-name="ce1" office:value-type="float" office:value="12.5" calcext:value-type="float">
            <text:p>12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8])-b*COS((a/b+1)*[.C278])" office:value-type="float" office:value="8.33917345358146" calcext:value-type="float">
            <text:p>8,33917345358146</text:p>
          </table:table-cell>
          <table:table-cell table:style-name="ce1" table:formula="of:=(a+b)*SIN([.C278])-b*SIN((a/b+1)*[.C278])" office:value-type="float" office:value="1.77517181280782" calcext:value-type="float">
            <text:p>1,77517181280782</text:p>
          </table:table-cell>
          <table:table-cell table:style-name="ce1" office:value-type="float" office:value="12.6" calcext:value-type="float">
            <text:p>12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79])-b*COS((a/b+1)*[.C279])" office:value-type="float" office:value="7.78613927754328" calcext:value-type="float">
            <text:p>7,78613927754328</text:p>
          </table:table-cell>
          <table:table-cell table:style-name="ce1" table:formula="of:=(a+b)*SIN([.C279])-b*SIN((a/b+1)*[.C279])" office:value-type="float" office:value="2.85726746951775" calcext:value-type="float">
            <text:p>2,85726746951775</text:p>
          </table:table-cell>
          <table:table-cell table:style-name="ce1" office:value-type="float" office:value="12.7" calcext:value-type="float">
            <text:p>12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0])-b*COS((a/b+1)*[.C280])" office:value-type="float" office:value="7.06943181611881" calcext:value-type="float">
            <text:p>7,06943181611881</text:p>
          </table:table-cell>
          <table:table-cell table:style-name="ce1" table:formula="of:=(a+b)*SIN([.C280])-b*SIN((a/b+1)*[.C280])" office:value-type="float" office:value="3.77633651364765" calcext:value-type="float">
            <text:p>3,77633651364765</text:p>
          </table:table-cell>
          <table:table-cell table:style-name="ce1" office:value-type="float" office:value="12.8" calcext:value-type="float">
            <text:p>12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1])-b*COS((a/b+1)*[.C281])" office:value-type="float" office:value="6.23672028914858" calcext:value-type="float">
            <text:p>6,23672028914858</text:p>
          </table:table-cell>
          <table:table-cell table:style-name="ce1" table:formula="of:=(a+b)*SIN([.C281])-b*SIN((a/b+1)*[.C281])" office:value-type="float" office:value="4.50470056131623" calcext:value-type="float">
            <text:p>4,50470056131623</text:p>
          </table:table-cell>
          <table:table-cell table:style-name="ce1" office:value-type="float" office:value="12.9" calcext:value-type="float">
            <text:p>12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2])-b*COS((a/b+1)*[.C282])" office:value-type="float" office:value="5.34036671432406" calcext:value-type="float">
            <text:p>5,34036671432406</text:p>
          </table:table-cell>
          <table:table-cell table:style-name="ce1" table:formula="of:=(a+b)*SIN([.C282])-b*SIN((a/b+1)*[.C282])" office:value-type="float" office:value="5.02850162983264" calcext:value-type="float">
            <text:p>5,02850162983264</text:p>
          </table:table-cell>
          <table:table-cell table:style-name="ce1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3])-b*COS((a/b+1)*[.C283])" office:value-type="float" office:value="4.43347234295462" calcext:value-type="float">
            <text:p>4,43347234295462</text:p>
          </table:table-cell>
          <table:table-cell table:style-name="ce1" table:formula="of:=(a+b)*SIN([.C283])-b*SIN((a/b+1)*[.C283])" office:value-type="float" office:value="5.34835314443675" calcext:value-type="float">
            <text:p>5,34835314443675</text:p>
          </table:table-cell>
          <table:table-cell table:style-name="ce1" office:value-type="float" office:value="13.1" calcext:value-type="float">
            <text:p>13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4])-b*COS((a/b+1)*[.C284])" office:value-type="float" office:value="3.56590866023682" calcext:value-type="float">
            <text:p>3,56590866023682</text:p>
          </table:table-cell>
          <table:table-cell table:style-name="ce1" table:formula="of:=(a+b)*SIN([.C284])-b*SIN((a/b+1)*[.C284])" office:value-type="float" office:value="5.47887838581554" calcext:value-type="float">
            <text:p>5,47887838581554</text:p>
          </table:table-cell>
          <table:table-cell table:style-name="ce1" office:value-type="float" office:value="13.2" calcext:value-type="float">
            <text:p>13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5])-b*COS((a/b+1)*[.C285])" office:value-type="float" office:value="2.78064042322475" calcext:value-type="float">
            <text:p>2,78064042322475</text:p>
          </table:table-cell>
          <table:table-cell table:style-name="ce1" table:formula="of:=(a+b)*SIN([.C285])-b*SIN((a/b+1)*[.C285])" office:value-type="float" office:value="5.44717646260063" calcext:value-type="float">
            <text:p>5,44717646260063</text:p>
          </table:table-cell>
          <table:table-cell table:style-name="ce1" office:value-type="float" office:value="13.3" calcext:value-type="float">
            <text:p>13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6])-b*COS((a/b+1)*[.C286])" office:value-type="float" office:value="2.11062505873657" calcext:value-type="float">
            <text:p>2,11062505873657</text:p>
          </table:table-cell>
          <table:table-cell table:style-name="ce1" table:formula="of:=(a+b)*SIN([.C286])-b*SIN((a/b+1)*[.C286])" office:value-type="float" office:value="5.29033923994322" calcext:value-type="float">
            <text:p>5,29033923994322</text:p>
          </table:table-cell>
          <table:table-cell table:style-name="ce1" office:value-type="float" office:value="13.4" calcext:value-type="float">
            <text:p>13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7])-b*COS((a/b+1)*[.C287])" office:value-type="float" office:value="1.57652746757371" calcext:value-type="float">
            <text:p>1,57652746757371</text:p>
          </table:table-cell>
          <table:table-cell table:style-name="ce1" table:formula="of:=(a+b)*SIN([.C287])-b*SIN((a/b+1)*[.C287])" office:value-type="float" office:value="5.05221634877729" calcext:value-type="float">
            <text:p>5,05221634877729</text:p>
          </table:table-cell>
          <table:table-cell table:style-name="ce1" office:value-type="float" office:value="13.5" calcext:value-type="float">
            <text:p>13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8])-b*COS((a/b+1)*[.C288])" office:value-type="float" office:value="1.1854254110025" calcext:value-type="float">
            <text:p>1,1854254110025</text:p>
          </table:table-cell>
          <table:table-cell table:style-name="ce1" table:formula="of:=(a+b)*SIN([.C288])-b*SIN((a/b+1)*[.C288])" office:value-type="float" office:value="4.77968370286071" calcext:value-type="float">
            <text:p>4,77968370286071</text:p>
          </table:table-cell>
          <table:table-cell table:style-name="ce1" office:value-type="float" office:value="13.6" calcext:value-type="float">
            <text:p>13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89])-b*COS((a/b+1)*[.C289])" office:value-type="float" office:value="0.930603168860229" calcext:value-type="float">
            <text:p>0,930603168860229</text:p>
          </table:table-cell>
          <table:table-cell table:style-name="ce1" table:formula="of:=(a+b)*SIN([.C289])-b*SIN((a/b+1)*[.C289])" office:value-type="float" office:value="4.51870932363402" calcext:value-type="float">
            <text:p>4,51870932363402</text:p>
          </table:table-cell>
          <table:table-cell table:style-name="ce1" office:value-type="float" office:value="13.7" calcext:value-type="float">
            <text:p>13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0])-b*COS((a/b+1)*[.C290])" office:value-type="float" office:value="0.79244609456027" calcext:value-type="float">
            <text:p>0,79244609456027</text:p>
          </table:table-cell>
          <table:table-cell table:style-name="ce1" table:formula="of:=(a+b)*SIN([.C290])-b*SIN((a/b+1)*[.C290])" office:value-type="float" office:value="4.3105257305052" calcext:value-type="float">
            <text:p>4,3105257305052</text:p>
          </table:table-cell>
          <table:table-cell table:style-name="ce1" office:value-type="float" office:value="13.8" calcext:value-type="float">
            <text:p>13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1])-b*COS((a/b+1)*[.C291])" office:value-type="float" office:value="0.740362679251803" calcext:value-type="float">
            <text:p>0,740362679251803</text:p>
          </table:table-cell>
          <table:table-cell table:style-name="ce1" table:formula="of:=(a+b)*SIN([.C291])-b*SIN((a/b+1)*[.C291])" office:value-type="float" office:value="4.18820949567438" calcext:value-type="float">
            <text:p>4,18820949567438</text:p>
          </table:table-cell>
          <table:table-cell table:style-name="ce1" office:value-type="float" office:value="13.9" calcext:value-type="float">
            <text:p>13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2])-b*COS((a/b+1)*[.C292])" office:value-type="float" office:value="0.735580477560779" calcext:value-type="float">
            <text:p>0,735580477560779</text:p>
          </table:table-cell>
          <table:table-cell table:style-name="ce1" table:formula="of:=(a+b)*SIN([.C292])-b*SIN((a/b+1)*[.C292])" office:value-type="float" office:value="4.17393646603891" calcext:value-type="float">
            <text:p>4,1739364660389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3])-b*COS((a/b+1)*[.C293])" office:value-type="float" office:value="0.734593994349796" calcext:value-type="float">
            <text:p>0,734593994349796</text:p>
          </table:table-cell>
          <table:table-cell table:style-name="ce1" table:formula="of:=(a+b)*SIN([.C293])-b*SIN((a/b+1)*[.C293])" office:value-type="float" office:value="4.27712812386343" calcext:value-type="float">
            <text:p>4,27712812386343</text:p>
          </table:table-cell>
          <table:table-cell table:style-name="ce1" office:value-type="float" office:value="14.1" calcext:value-type="float">
            <text:p>14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4])-b*COS((a/b+1)*[.C294])" office:value-type="float" office:value="0.692991703834882" calcext:value-type="float">
            <text:p>0,692991703834882</text:p>
          </table:table-cell>
          <table:table-cell table:style-name="ce1" table:formula="of:=(a+b)*SIN([.C294])-b*SIN((a/b+1)*[.C294])" office:value-type="float" office:value="4.49363472732542" calcext:value-type="float">
            <text:p>4,49363472732542</text:p>
          </table:table-cell>
          <table:table-cell table:style-name="ce1" office:value-type="float" office:value="14.2" calcext:value-type="float">
            <text:p>14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5])-b*COS((a/b+1)*[.C295])" office:value-type="float" office:value="0.569359737404966" calcext:value-type="float">
            <text:p>0,569359737404966</text:p>
          </table:table-cell>
          <table:table-cell table:style-name="ce1" table:formula="of:=(a+b)*SIN([.C295])-b*SIN((a/b+1)*[.C295])" office:value-type="float" office:value="4.80601968499573" calcext:value-type="float">
            <text:p>4,80601968499573</text:p>
          </table:table-cell>
          <table:table-cell table:style-name="ce1" office:value-type="float" office:value="14.3" calcext:value-type="float">
            <text:p>14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6])-b*COS((a/b+1)*[.C296])" office:value-type="float" office:value="0.328953743894499" calcext:value-type="float">
            <text:p>0,328953743894499</text:p>
          </table:table-cell>
          <table:table-cell table:style-name="ce1" table:formula="of:=(a+b)*SIN([.C296])-b*SIN((a/b+1)*[.C296])" office:value-type="float" office:value="5.18492340270448" calcext:value-type="float">
            <text:p>5,18492340270448</text:p>
          </table:table-cell>
          <table:table-cell table:style-name="ce1" office:value-type="float" office:value="14.4" calcext:value-type="float">
            <text:p>14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7])-b*COS((a/b+1)*[.C297])" office:value-type="float" office:value="-0.0531515336548609" calcext:value-type="float">
            <text:p>-0,0531515336548609</text:p>
          </table:table-cell>
          <table:table-cell table:style-name="ce1" table:formula="of:=(a+b)*SIN([.C297])-b*SIN((a/b+1)*[.C297])" office:value-type="float" office:value="5.5914003167425" calcext:value-type="float">
            <text:p>5,5914003167425</text:p>
          </table:table-cell>
          <table:table-cell table:style-name="ce1" office:value-type="float" office:value="14.5" calcext:value-type="float">
            <text:p>14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8])-b*COS((a/b+1)*[.C298])" office:value-type="float" office:value="-0.589684712520418" calcext:value-type="float">
            <text:p>-0,589684712520418</text:p>
          </table:table-cell>
          <table:table-cell table:style-name="ce1" table:formula="of:=(a+b)*SIN([.C298])-b*SIN((a/b+1)*[.C298])" office:value-type="float" office:value="5.9800465819483" calcext:value-type="float">
            <text:p>5,9800465819483</text:p>
          </table:table-cell>
          <table:table-cell table:style-name="ce1" office:value-type="float" office:value="14.6" calcext:value-type="float">
            <text:p>14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299])-b*COS((a/b+1)*[.C299])" office:value-type="float" office:value="-1.27976179880213" calcext:value-type="float">
            <text:p>-1,27976179880213</text:p>
          </table:table-cell>
          <table:table-cell table:style-name="ce1" table:formula="of:=(a+b)*SIN([.C299])-b*SIN((a/b+1)*[.C299])" office:value-type="float" office:value="6.3026738600593" calcext:value-type="float">
            <text:p>6,3026738600593</text:p>
          </table:table-cell>
          <table:table-cell table:style-name="ce1" office:value-type="float" office:value="14.7" calcext:value-type="float">
            <text:p>14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0])-b*COS((a/b+1)*[.C300])" office:value-type="float" office:value="-2.10854632065252" calcext:value-type="float">
            <text:p>-2,10854632065252</text:p>
          </table:table-cell>
          <table:table-cell table:style-name="ce1" table:formula="of:=(a+b)*SIN([.C300])-b*SIN((a/b+1)*[.C300])" office:value-type="float" office:value="6.51224168809118" calcext:value-type="float">
            <text:p>6,51224168809118</text:p>
          </table:table-cell>
          <table:table-cell table:style-name="ce1" office:value-type="float" office:value="14.8" calcext:value-type="float">
            <text:p>14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1])-b*COS((a/b+1)*[.C301])" office:value-type="float" office:value="-3.04801612195552" calcext:value-type="float">
            <text:p>-3,04801612195552</text:p>
          </table:table-cell>
          <table:table-cell table:style-name="ce1" table:formula="of:=(a+b)*SIN([.C301])-b*SIN((a/b+1)*[.C301])" office:value-type="float" office:value="6.56674034930076" calcext:value-type="float">
            <text:p>6,56674034930076</text:p>
          </table:table-cell>
          <table:table-cell table:style-name="ce1" office:value-type="float" office:value="14.9" calcext:value-type="float">
            <text:p>14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2])-b*COS((a/b+1)*[.C302])" office:value-type="float" office:value="-4.05878097638842" calcext:value-type="float">
            <text:p>-4,05878097638842</text:p>
          </table:table-cell>
          <table:table-cell table:style-name="ce1" table:formula="of:=(a+b)*SIN([.C302])-b*SIN((a/b+1)*[.C302])" office:value-type="float" office:value="6.43271962583557" calcext:value-type="float">
            <text:p>6,43271962583557</text:p>
          </table:table-cell>
          <table:table-cell table:style-name="ce1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3])-b*COS((a/b+1)*[.C303])" office:value-type="float" office:value="-5.09281309653231" calcext:value-type="float">
            <text:p>-5,09281309653231</text:p>
          </table:table-cell>
          <table:table-cell table:style-name="ce1" table:formula="of:=(a+b)*SIN([.C303])-b*SIN((a/b+1)*[.C303])" office:value-type="float" office:value="6.08818601723139" calcext:value-type="float">
            <text:p>6,08818601723139</text:p>
          </table:table-cell>
          <table:table-cell table:style-name="ce1" office:value-type="float" office:value="15.1" calcext:value-type="float">
            <text:p>15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4])-b*COS((a/b+1)*[.C304])" office:value-type="float" office:value="-6.09688123386776" calcext:value-type="float">
            <text:p>-6,09688123386776</text:p>
          </table:table-cell>
          <table:table-cell table:style-name="ce1" table:formula="of:=(a+b)*SIN([.C304])-b*SIN((a/b+1)*[.C304])" office:value-type="float" office:value="5.52463984727598" calcext:value-type="float">
            <text:p>5,52463984727598</text:p>
          </table:table-cell>
          <table:table-cell table:style-name="ce1" office:value-type="float" office:value="15.2" calcext:value-type="float">
            <text:p>15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5])-b*COS((a/b+1)*[.C305])" office:value-type="float" office:value="-7.01642395548572" calcext:value-type="float">
            <text:p>-7,01642395548572</text:p>
          </table:table-cell>
          <table:table-cell table:style-name="ce1" table:formula="of:=(a+b)*SIN([.C305])-b*SIN((a/b+1)*[.C305])" office:value-type="float" office:value="4.74809035294686" calcext:value-type="float">
            <text:p>4,74809035294686</text:p>
          </table:table-cell>
          <table:table-cell table:style-name="ce1" office:value-type="float" office:value="15.3" calcext:value-type="float">
            <text:p>15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6])-b*COS((a/b+1)*[.C306])" office:value-type="float" office:value="-7.79956313769819" calcext:value-type="float">
            <text:p>-7,79956313769819</text:p>
          </table:table-cell>
          <table:table-cell table:style-name="ce1" table:formula="of:=(a+b)*SIN([.C306])-b*SIN((a/b+1)*[.C306])" office:value-type="float" office:value="3.77896616341057" calcext:value-type="float">
            <text:p>3,77896616341057</text:p>
          </table:table-cell>
          <table:table-cell table:style-name="ce1" office:value-type="float" office:value="15.4" calcext:value-type="float">
            <text:p>15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7])-b*COS((a/b+1)*[.C307])" office:value-type="float" office:value="-8.40094742956715" calcext:value-type="float">
            <text:p>-8,40094742956715</text:p>
          </table:table-cell>
          <table:table-cell table:style-name="ce1" table:formula="of:=(a+b)*SIN([.C307])-b*SIN((a/b+1)*[.C307])" office:value-type="float" office:value="2.65092435961752" calcext:value-type="float">
            <text:p>2,65092435961752</text:p>
          </table:table-cell>
          <table:table-cell table:style-name="ce1" office:value-type="float" office:value="15.5" calcext:value-type="float">
            <text:p>15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8])-b*COS((a/b+1)*[.C308])" office:value-type="float" office:value="-8.78512829348437" calcext:value-type="float">
            <text:p>-8,78512829348437</text:p>
          </table:table-cell>
          <table:table-cell table:style-name="ce1" table:formula="of:=(a+b)*SIN([.C308])-b*SIN((a/b+1)*[.C308])" office:value-type="float" office:value="1.40864687685373" calcext:value-type="float">
            <text:p>1,40864687685373</text:p>
          </table:table-cell>
          <table:table-cell table:style-name="ce1" office:value-type="float" office:value="15.6" calcext:value-type="float">
            <text:p>15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09])-b*COS((a/b+1)*[.C309])" office:value-type="float" office:value="-8.92920722802165" calcext:value-type="float">
            <text:p>-8,92920722802165</text:p>
          </table:table-cell>
          <table:table-cell table:style-name="ce1" table:formula="of:=(a+b)*SIN([.C309])-b*SIN((a/b+1)*[.C309])" office:value-type="float" office:value="0.104791710774745" calcext:value-type="float">
            <text:p>0,104791710774745</text:p>
          </table:table-cell>
          <table:table-cell table:style-name="ce1" office:value-type="float" office:value="15.7" calcext:value-type="float">
            <text:p>15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0])-b*COS((a/b+1)*[.C310])" office:value-type="float" office:value="-8.82454912056318" calcext:value-type="float">
            <text:p>-8,82454912056318</text:p>
          </table:table-cell>
          <table:table-cell table:style-name="ce1" table:formula="of:=(a+b)*SIN([.C310])-b*SIN((a/b+1)*[.C310])" office:value-type="float" office:value="-1.20366791602361" calcext:value-type="float">
            <text:p>-1,20366791602361</text:p>
          </table:table-cell>
          <table:table-cell table:style-name="ce1" office:value-type="float" office:value="15.8" calcext:value-type="float">
            <text:p>15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1])-b*COS((a/b+1)*[.C311])" office:value-type="float" office:value="-8.47742897951632" calcext:value-type="float">
            <text:p>-8,47742897951632</text:p>
          </table:table-cell>
          <table:table-cell table:style-name="ce1" table:formula="of:=(a+b)*SIN([.C311])-b*SIN((a/b+1)*[.C311])" office:value-type="float" office:value="-2.45943569063692" calcext:value-type="float">
            <text:p>-2,45943569063692</text:p>
          </table:table-cell>
          <table:table-cell table:style-name="ce1" office:value-type="float" office:value="15.9" calcext:value-type="float">
            <text:p>15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2])-b*COS((a/b+1)*[.C312])" office:value-type="float" office:value="-7.90856193097177" calcext:value-type="float">
            <text:p>-7,90856193097177</text:p>
          </table:table-cell>
          <table:table-cell table:style-name="ce1" table:formula="of:=(a+b)*SIN([.C312])-b*SIN((a/b+1)*[.C312])" office:value-type="float" office:value="-3.60890915652934" calcext:value-type="float">
            <text:p>-3,60890915652934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3])-b*COS((a/b+1)*[.C313])" office:value-type="float" office:value="-7.1515529006019" calcext:value-type="float">
            <text:p>-7,1515529006019</text:p>
          </table:table-cell>
          <table:table-cell table:style-name="ce1" table:formula="of:=(a+b)*SIN([.C313])-b*SIN((a/b+1)*[.C313])" office:value-type="float" office:value="-4.60591304821727" calcext:value-type="float">
            <text:p>-4,60591304821727</text:p>
          </table:table-cell>
          <table:table-cell table:style-name="ce1" office:value-type="float" office:value="16.1" calcext:value-type="float">
            <text:p>16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4])-b*COS((a/b+1)*[.C314])" office:value-type="float" office:value="-6.25038610259243" calcext:value-type="float">
            <text:p>-6,25038610259243</text:p>
          </table:table-cell>
          <table:table-cell table:style-name="ce1" table:formula="of:=(a+b)*SIN([.C314])-b*SIN((a/b+1)*[.C314])" office:value-type="float" office:value="-5.41486264124964" calcext:value-type="float">
            <text:p>-5,41486264124964</text:p>
          </table:table-cell>
          <table:table-cell table:style-name="ce1" office:value-type="float" office:value="16.2" calcext:value-type="float">
            <text:p>16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5])-b*COS((a/b+1)*[.C315])" office:value-type="float" office:value="-5.25614880853309" calcext:value-type="float">
            <text:p>-5,25614880853309</text:p>
          </table:table-cell>
          <table:table-cell table:style-name="ce1" table:formula="of:=(a+b)*SIN([.C315])-b*SIN((a/b+1)*[.C315])" office:value-type="float" office:value="-6.01311505532942" calcext:value-type="float">
            <text:p>-6,01311505532942</text:p>
          </table:table-cell>
          <table:table-cell table:style-name="ce1" office:value-type="float" office:value="16.3" calcext:value-type="float">
            <text:p>16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6])-b*COS((a/b+1)*[.C316])" office:value-type="float" office:value="-4.22324308367538" calcext:value-type="float">
            <text:p>-4,22324308367538</text:p>
          </table:table-cell>
          <table:table-cell table:style-name="ce1" table:formula="of:=(a+b)*SIN([.C316])-b*SIN((a/b+1)*[.C316])" office:value-type="float" office:value="-6.39232956973425" calcext:value-type="float">
            <text:p>-6,39232956973425</text:p>
          </table:table-cell>
          <table:table-cell table:style-name="ce1" office:value-type="float" office:value="16.4" calcext:value-type="float">
            <text:p>16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7])-b*COS((a/b+1)*[.C317])" office:value-type="float" office:value="-3.2053786478994" calcext:value-type="float">
            <text:p>-3,2053786478994</text:p>
          </table:table-cell>
          <table:table-cell table:style-name="ce1" table:formula="of:=(a+b)*SIN([.C317])-b*SIN((a/b+1)*[.C317])" office:value-type="float" office:value="-6.55873502708702" calcext:value-type="float">
            <text:p>-6,55873502708702</text:p>
          </table:table-cell>
          <table:table-cell table:style-name="ce1" office:value-type="float" office:value="16.5" calcext:value-type="float">
            <text:p>16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8])-b*COS((a/b+1)*[.C318])" office:value-type="float" office:value="-2.25165667395182" calcext:value-type="float">
            <text:p>-2,25165667395182</text:p>
          </table:table-cell>
          <table:table-cell table:style-name="ce1" table:formula="of:=(a+b)*SIN([.C318])-b*SIN((a/b+1)*[.C318])" office:value-type="float" office:value="-6.53228731692396" calcext:value-type="float">
            <text:p>-6,53228731692396</text:p>
          </table:table-cell>
          <table:table-cell table:style-name="ce1" office:value-type="float" office:value="16.6" calcext:value-type="float">
            <text:p>16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19])-b*COS((a/b+1)*[.C319])" office:value-type="float" office:value="-1.40304688269163" calcext:value-type="float">
            <text:p>-1,40304688269163</text:p>
          </table:table-cell>
          <table:table-cell table:style-name="ce1" table:formula="of:=(a+b)*SIN([.C319])-b*SIN((a/b+1)*[.C319])" office:value-type="float" office:value="-6.34478613252248" calcext:value-type="float">
            <text:p>-6,34478613252248</text:p>
          </table:table-cell>
          <table:table-cell table:style-name="ce1" office:value-type="float" office:value="16.7" calcext:value-type="float">
            <text:p>16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0])-b*COS((a/b+1)*[.C320])" office:value-type="float" office:value="-0.689529318392358" calcext:value-type="float">
            <text:p>-0,689529318392358</text:p>
          </table:table-cell>
          <table:table-cell table:style-name="ce1" table:formula="of:=(a+b)*SIN([.C320])-b*SIN((a/b+1)*[.C320])" office:value-type="float" office:value="-6.03710097137318" calcext:value-type="float">
            <text:p>-6,03710097137318</text:p>
          </table:table-cell>
          <table:table-cell table:style-name="ce1" office:value-type="float" office:value="16.8" calcext:value-type="float">
            <text:p>16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1])-b*COS((a/b+1)*[.C321])" office:value-type="float" office:value="-0.12812010278108" calcext:value-type="float">
            <text:p>-0,12812010278108</text:p>
          </table:table-cell>
          <table:table-cell table:style-name="ce1" table:formula="of:=(a+b)*SIN([.C321])-b*SIN((a/b+1)*[.C321])" office:value-type="float" office:value="-5.65572541270502" calcext:value-type="float">
            <text:p>-5,65572541270502</text:p>
          </table:table-cell>
          <table:table-cell table:style-name="ce1" office:value-type="float" office:value="16.9" calcext:value-type="float">
            <text:p>16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2])-b*COS((a/b+1)*[.C322])" office:value-type="float" office:value="0.278068665626385" calcext:value-type="float">
            <text:p>0,278068665626385</text:p>
          </table:table-cell>
          <table:table-cell table:style-name="ce1" table:formula="of:=(a+b)*SIN([.C322])-b*SIN((a/b+1)*[.C322])" office:value-type="float" office:value="-5.24893067851185" calcext:value-type="float">
            <text:p>-5,24893067851185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3])-b*COS((a/b+1)*[.C323])" office:value-type="float" office:value="0.539665492769758" calcext:value-type="float">
            <text:p>0,539665492769758</text:p>
          </table:table-cell>
          <table:table-cell table:style-name="ce1" table:formula="of:=(a+b)*SIN([.C323])-b*SIN((a/b+1)*[.C323])" office:value-type="float" office:value="-4.86282032291318" calcext:value-type="float">
            <text:p>-4,86282032291318</text:p>
          </table:table-cell>
          <table:table-cell table:style-name="ce1" office:value-type="float" office:value="17.1" calcext:value-type="float">
            <text:p>17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4])-b*COS((a/b+1)*[.C324])" office:value-type="float" office:value="0.679789334204261" calcext:value-type="float">
            <text:p>0,679789334204261</text:p>
          </table:table-cell>
          <table:table-cell table:style-name="ce1" table:formula="of:=(a+b)*SIN([.C324])-b*SIN((a/b+1)*[.C324])" office:value-type="float" office:value="-4.53759520016606" calcext:value-type="float">
            <text:p>-4,53759520016606</text:p>
          </table:table-cell>
          <table:table-cell table:style-name="ce1" office:value-type="float" office:value="17.2" calcext:value-type="float">
            <text:p>17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5])-b*COS((a/b+1)*[.C325])" office:value-type="float" office:value="0.731814297221396" calcext:value-type="float">
            <text:p>0,731814297221396</text:p>
          </table:table-cell>
          <table:table-cell table:style-name="ce1" table:formula="of:=(a+b)*SIN([.C325])-b*SIN((a/b+1)*[.C325])" office:value-type="float" office:value="-4.30432106916051" calcext:value-type="float">
            <text:p>-4,30432106916051</text:p>
          </table:table-cell>
          <table:table-cell table:style-name="ce1" office:value-type="float" office:value="17.3" calcext:value-type="float">
            <text:p>17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6])-b*COS((a/b+1)*[.C326])" office:value-type="float" office:value="0.736327647529482" calcext:value-type="float">
            <text:p>0,736327647529482</text:p>
          </table:table-cell>
          <table:table-cell table:style-name="ce1" table:formula="of:=(a+b)*SIN([.C326])-b*SIN((a/b+1)*[.C326])" office:value-type="float" office:value="-4.18245161387035" calcext:value-type="float">
            <text:p>-4,18245161387035</text:p>
          </table:table-cell>
          <table:table-cell table:style-name="ce1" office:value-type="float" office:value="17.4" calcext:value-type="float">
            <text:p>17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7])-b*COS((a/b+1)*[.C327])" office:value-type="float" office:value="0.737522480133855" calcext:value-type="float">
            <text:p>0,737522480133855</text:p>
          </table:table-cell>
          <table:table-cell table:style-name="ce1" table:formula="of:=(a+b)*SIN([.C327])-b*SIN((a/b+1)*[.C327])" office:value-type="float" office:value="-4.17830038199572" calcext:value-type="float">
            <text:p>-4,17830038199572</text:p>
          </table:table-cell>
          <table:table-cell table:style-name="ce1" office:value-type="float" office:value="17.5" calcext:value-type="float">
            <text:p>17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8])-b*COS((a/b+1)*[.C328])" office:value-type="float" office:value="0.77931048263021" calcext:value-type="float">
            <text:p>0,77931048263021</text:p>
          </table:table-cell>
          <table:table-cell table:style-name="ce1" table:formula="of:=(a+b)*SIN([.C328])-b*SIN((a/b+1)*[.C328])" office:value-type="float" office:value="-4.28458078935995" calcext:value-type="float">
            <text:p>-4,28458078935995</text:p>
          </table:table-cell>
          <table:table-cell table:style-name="ce1" office:value-type="float" office:value="17.6" calcext:value-type="float">
            <text:p>17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29])-b*COS((a/b+1)*[.C329])" office:value-type="float" office:value="0.901462011415033" calcext:value-type="float">
            <text:p>0,901462011415033</text:p>
          </table:table-cell>
          <table:table-cell table:style-name="ce1" table:formula="of:=(a+b)*SIN([.C329])-b*SIN((a/b+1)*[.C329])" office:value-type="float" office:value="-4.48104970136847" calcext:value-type="float">
            <text:p>-4,48104970136847</text:p>
          </table:table-cell>
          <table:table-cell table:style-name="ce1" office:value-type="float" office:value="17.7" calcext:value-type="float">
            <text:p>17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0])-b*COS((a/b+1)*[.C330])" office:value-type="float" office:value="1.13607852004044" calcext:value-type="float">
            <text:p>1,13607852004044</text:p>
          </table:table-cell>
          <table:table-cell table:style-name="ce1" table:formula="of:=(a+b)*SIN([.C330])-b*SIN((a/b+1)*[.C330])" office:value-type="float" office:value="-4.73620370380972" calcext:value-type="float">
            <text:p>-4,73620370380972</text:p>
          </table:table-cell>
          <table:table-cell table:style-name="ce1" office:value-type="float" office:value="17.8" calcext:value-type="float">
            <text:p>17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1])-b*COS((a/b+1)*[.C331])" office:value-type="float" office:value="1.5046763945295" calcext:value-type="float">
            <text:p>1,5046763945295</text:p>
          </table:table-cell>
          <table:table-cell table:style-name="ce1" table:formula="of:=(a+b)*SIN([.C331])-b*SIN((a/b+1)*[.C331])" office:value-type="float" office:value="-5.00989474744" calcext:value-type="float">
            <text:p>-5,00989474744</text:p>
          </table:table-cell>
          <table:table-cell table:style-name="ce1" office:value-type="float" office:value="17.9" calcext:value-type="float">
            <text:p>17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2])-b*COS((a/b+1)*[.C332])" office:value-type="float" office:value="2.01611348780522" calcext:value-type="float">
            <text:p>2,01611348780522</text:p>
          </table:table-cell>
          <table:table-cell table:style-name="ce1" table:formula="of:=(a+b)*SIN([.C332])-b*SIN((a/b+1)*[.C332])" office:value-type="float" office:value="-5.25665981872492" calcext:value-type="float">
            <text:p>-5,25665981872492</text:p>
          </table:table-cell>
          <table:table-cell table:style-name="ce1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3])-b*COS((a/b+1)*[.C333])" office:value-type="float" office:value="2.66552382606795" calcext:value-type="float">
            <text:p>2,66552382606795</text:p>
          </table:table-cell>
          <table:table-cell table:style-name="ce1" table:formula="of:=(a+b)*SIN([.C333])-b*SIN((a/b+1)*[.C333])" office:value-type="float" office:value="-5.42950326754507" calcext:value-type="float">
            <text:p>-5,42950326754507</text:p>
          </table:table-cell>
          <table:table-cell table:style-name="ce1" office:value-type="float" office:value="18.1" calcext:value-type="float">
            <text:p>18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4])-b*COS((a/b+1)*[.C334])" office:value-type="float" office:value="3.43434721241319" calcext:value-type="float">
            <text:p>3,43434721241319</text:p>
          </table:table-cell>
          <table:table-cell table:style-name="ce1" table:formula="of:=(a+b)*SIN([.C334])-b*SIN((a/b+1)*[.C334])" office:value-type="float" office:value="-5.48383477915301" calcext:value-type="float">
            <text:p>-5,48383477915301</text:p>
          </table:table-cell>
          <table:table-cell table:style-name="ce1" office:value-type="float" office:value="18.2" calcext:value-type="float">
            <text:p>18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5])-b*COS((a/b+1)*[.C335])" office:value-type="float" office:value="4.291454913007" calcext:value-type="float">
            <text:p>4,291454913007</text:p>
          </table:table-cell>
          <table:table-cell table:style-name="ce1" table:formula="of:=(a+b)*SIN([.C335])-b*SIN((a/b+1)*[.C335])" office:value-type="float" office:value="-5.38125349228935" calcext:value-type="float">
            <text:p>-5,38125349228935</text:p>
          </table:table-cell>
          <table:table-cell table:style-name="ce1" office:value-type="float" office:value="18.3" calcext:value-type="float">
            <text:p>18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6])-b*COS((a/b+1)*[.C336])" office:value-type="float" office:value="5.19528694395748" calcext:value-type="float">
            <text:p>5,19528694395748</text:p>
          </table:table-cell>
          <table:table-cell table:style-name="ce1" table:formula="of:=(a+b)*SIN([.C336])-b*SIN((a/b+1)*[.C336])" office:value-type="float" office:value="-5.09288041423091" calcext:value-type="float">
            <text:p>-5,09288041423091</text:p>
          </table:table-cell>
          <table:table-cell table:style-name="ce1" office:value-type="float" office:value="18.4" calcext:value-type="float">
            <text:p>18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7])-b*COS((a/b+1)*[.C337])" office:value-type="float" office:value="6.09683735811733" calcext:value-type="float">
            <text:p>6,09683735811733</text:p>
          </table:table-cell>
          <table:table-cell table:style-name="ce1" table:formula="of:=(a+b)*SIN([.C337])-b*SIN((a/b+1)*[.C337])" office:value-type="float" office:value="-4.60197616267113" calcext:value-type="float">
            <text:p>-4,60197616267113</text:p>
          </table:table-cell>
          <table:table-cell table:style-name="ce1" office:value-type="float" office:value="18.5" calcext:value-type="float">
            <text:p>18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8])-b*COS((a/b+1)*[.C338])" office:value-type="float" office:value="6.94325752618624" calcext:value-type="float">
            <text:p>6,94325752618624</text:p>
          </table:table-cell>
          <table:table-cell table:style-name="ce1" table:formula="of:=(a+b)*SIN([.C338])-b*SIN((a/b+1)*[.C338])" office:value-type="float" office:value="-3.90563646005764" calcext:value-type="float">
            <text:p>-3,90563646005764</text:p>
          </table:table-cell>
          <table:table-cell table:style-name="ce1" office:value-type="float" office:value="18.6" calcext:value-type="float">
            <text:p>18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39])-b*COS((a/b+1)*[.C339])" office:value-type="float" office:value="7.68179889141905" calcext:value-type="float">
            <text:p>7,68179889141905</text:p>
          </table:table-cell>
          <table:table-cell table:style-name="ce1" table:formula="of:=(a+b)*SIN([.C339])-b*SIN((a/b+1)*[.C339])" office:value-type="float" office:value="-3.01542940629616" calcext:value-type="float">
            <text:p>-3,01542940629616</text:p>
          </table:table-cell>
          <table:table-cell table:style-name="ce1" office:value-type="float" office:value="18.7" calcext:value-type="float">
            <text:p>18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0])-b*COS((a/b+1)*[.C340])" office:value-type="float" office:value="8.26378983457149" calcext:value-type="float">
            <text:p>8,26378983457149</text:p>
          </table:table-cell>
          <table:table-cell table:style-name="ce1" table:formula="of:=(a+b)*SIN([.C340])-b*SIN((a/b+1)*[.C340])" office:value-type="float" office:value="-1.95692078602276" calcext:value-type="float">
            <text:p>-1,95692078602276</text:p>
          </table:table-cell>
          <table:table-cell table:style-name="ce1" office:value-type="float" office:value="18.8" calcext:value-type="float">
            <text:p>18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1])-b*COS((a/b+1)*[.C341])" office:value-type="float" office:value="8.64833821020198" calcext:value-type="float">
            <text:p>8,64833821020198</text:p>
          </table:table-cell>
          <table:table-cell table:style-name="ce1" table:formula="of:=(a+b)*SIN([.C341])-b*SIN((a/b+1)*[.C341])" office:value-type="float" office:value="-0.768120124031877" calcext:value-type="float">
            <text:p>-0,768120124031877</text:p>
          </table:table-cell>
          <table:table-cell table:style-name="ce1" office:value-type="float" office:value="18.9" calcext:value-type="float">
            <text:p>18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2])-b*COS((a/b+1)*[.C342])" office:value-type="float" office:value="8.80547205082001" calcext:value-type="float">
            <text:p>8,80547205082001</text:p>
          </table:table-cell>
          <table:table-cell table:style-name="ce1" table:formula="of:=(a+b)*SIN([.C342])-b*SIN((a/b+1)*[.C342])" office:value-type="float" office:value="0.503035845636097" calcext:value-type="float">
            <text:p>0,503035845636097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3])-b*COS((a/b+1)*[.C343])" office:value-type="float" office:value="8.71847425531069" calcext:value-type="float">
            <text:p>8,71847425531069</text:p>
          </table:table-cell>
          <table:table-cell table:style-name="ce1" table:formula="of:=(a+b)*SIN([.C343])-b*SIN((a/b+1)*[.C343])" office:value-type="float" office:value="1.80197072283767" calcext:value-type="float">
            <text:p>1,80197072283767</text:p>
          </table:table-cell>
          <table:table-cell table:style-name="ce1" office:value-type="float" office:value="19.1" calcext:value-type="float">
            <text:p>19,1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4])-b*COS((a/b+1)*[.C344])" office:value-type="float" office:value="8.38522941282135" calcext:value-type="float">
            <text:p>8,38522941282135</text:p>
          </table:table-cell>
          <table:table-cell table:style-name="ce1" table:formula="of:=(a+b)*SIN([.C344])-b*SIN((a/b+1)*[.C344])" office:value-type="float" office:value="3.07127539120081" calcext:value-type="float">
            <text:p>3,07127539120081</text:p>
          </table:table-cell>
          <table:table-cell table:style-name="ce1" office:value-type="float" office:value="19.2" calcext:value-type="float">
            <text:p>19,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5])-b*COS((a/b+1)*[.C345])" office:value-type="float" office:value="7.81847741211537" calcext:value-type="float">
            <text:p>7,81847741211537</text:p>
          </table:table-cell>
          <table:table-cell table:style-name="ce1" table:formula="of:=(a+b)*SIN([.C345])-b*SIN((a/b+1)*[.C345])" office:value-type="float" office:value="4.25474229062442" calcext:value-type="float">
            <text:p>4,25474229062442</text:p>
          </table:table-cell>
          <table:table-cell table:style-name="ce1" office:value-type="float" office:value="19.3" calcext:value-type="float">
            <text:p>19,3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6])-b*COS((a/b+1)*[.C346])" office:value-type="float" office:value="7.04495319530451" calcext:value-type="float">
            <text:p>7,04495319530451</text:p>
          </table:table-cell>
          <table:table-cell table:style-name="ce1" table:formula="of:=(a+b)*SIN([.C346])-b*SIN((a/b+1)*[.C346])" office:value-type="float" office:value="5.30131715554392" calcext:value-type="float">
            <text:p>5,30131715554392</text:p>
          </table:table-cell>
          <table:table-cell table:style-name="ce1" office:value-type="float" office:value="19.4" calcext:value-type="float">
            <text:p>19,4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7])-b*COS((a/b+1)*[.C347])" office:value-type="float" office:value="6.10347834036248" calcext:value-type="float">
            <text:p>6,10347834036248</text:p>
          </table:table-cell>
          <table:table-cell table:style-name="ce1" table:formula="of:=(a+b)*SIN([.C347])-b*SIN((a/b+1)*[.C347])" office:value-type="float" office:value="6.1686646801769" calcext:value-type="float">
            <text:p>6,1686646801769</text:p>
          </table:table-cell>
          <table:table-cell table:style-name="ce1" office:value-type="float" office:value="19.5" calcext:value-type="float">
            <text:p>19,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8])-b*COS((a/b+1)*[.C348])" office:value-type="float" office:value="5.04215137939715" calcext:value-type="float">
            <text:p>5,04215137939715</text:p>
          </table:table-cell>
          <table:table-cell table:style-name="ce1" table:formula="of:=(a+b)*SIN([.C348])-b*SIN((a/b+1)*[.C348])" office:value-type="float" office:value="6.82607448985169" calcext:value-type="float">
            <text:p>6,82607448985169</text:p>
          </table:table-cell>
          <table:table-cell table:style-name="ce1" office:value-type="float" office:value="19.6" calcext:value-type="float">
            <text:p>19,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49])-b*COS((a/b+1)*[.C349])" office:value-type="float" office:value="3.9148535571414" calcext:value-type="float">
            <text:p>3,9148535571414</text:p>
          </table:table-cell>
          <table:table-cell table:style-name="ce1" table:formula="of:=(a+b)*SIN([.C349])-b*SIN((a/b+1)*[.C349])" office:value-type="float" office:value="7.25648498648498" calcext:value-type="float">
            <text:p>7,25648498648498</text:p>
          </table:table-cell>
          <table:table-cell table:style-name="ce1" office:value-type="float" office:value="19.7" calcext:value-type="float">
            <text:p>19,7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50])-b*COS((a/b+1)*[.C350])" office:value-type="float" office:value="2.77733967406148" calcext:value-type="float">
            <text:p>2,77733967406148</text:p>
          </table:table-cell>
          <table:table-cell table:style-name="ce1" table:formula="of:=(a+b)*SIN([.C350])-b*SIN((a/b+1)*[.C350])" office:value-type="float" office:value="7.45747111117707" calcext:value-type="float">
            <text:p>7,45747111117707</text:p>
          </table:table-cell>
          <table:table-cell table:style-name="ce1" office:value-type="float" office:value="19.8" calcext:value-type="float">
            <text:p>19,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51])-b*COS((a/b+1)*[.C351])" office:value-type="float" office:value="1.68321562122208" calcext:value-type="float">
            <text:p>1,68321562122208</text:p>
          </table:table-cell>
          <table:table-cell table:style-name="ce1" table:formula="of:=(a+b)*SIN([.C351])-b*SIN((a/b+1)*[.C351])" office:value-type="float" office:value="7.44112249662392" calcext:value-type="float">
            <text:p>7,44112249662392</text:p>
          </table:table-cell>
          <table:table-cell table:style-name="ce1" office:value-type="float" office:value="19.9" calcext:value-type="float">
            <text:p>19,9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1" table:formula="of:=(a+b)*COS([.C352])-b*COS((a/b+1)*[.C352])" office:value-type="float" office:value="0.680112713584046" calcext:value-type="float">
            <text:p>0,680112713584046</text:p>
          </table:table-cell>
          <table:table-cell table:style-name="ce1" table:formula="of:=(a+b)*SIN([.C352])-b*SIN((a/b+1)*[.C352])" office:value-type="float" office:value="7.23282460469203" calcext:value-type="float">
            <text:p>7,23282460469203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6379"/>
        </table:table-row>
        <table:table-row table:style-name="ro1" table:number-rows-repeated="1047906">
          <table:table-cell table:number-columns-repeated="16384"/>
        </table:table-row>
        <table:table-row table:style-name="ro2" table:number-rows-repeated="3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a" table:base-cell-address="$Sheet1.$E$2" table:cell-range-address="$Sheet1.$D$2"/>
        <table:named-range table:name="b" table:base-cell-address="$Sheet1.$F$2" table:cell-range-address="$Sheet1.$E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0:06:24.850877173</meta:creation-date>
    <dc:date>2024-05-15T10:27:08.961748719</dc:date>
    <meta:editing-duration>PT20M45S</meta:editing-duration>
    <meta:editing-cycles>2</meta:editing-cycles>
    <meta:generator>LibreOffice/7.6.7.2$Linux_X86_64 LibreOffice_project/dd47e4b30cb7dab30588d6c79c651f218165e3c5</meta:generator>
    <meta:document-statistic meta:table-count="1" meta:cell-count="10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8cm" svg:height="9.005cm" xlink:href=".." xlink:type="simple" chart:class="chart:scatter" chart:style-name="ch1">
        <chart:legend chart:legend-position="end" svg:x="9.351cm" svg:y="4.203cm" style:legend-expansion="high" chart:style-name="ch2"/>
        <chart:plot-area chart:style-name="ch3" table:cell-range-address="Sheet1.A1:Sheet1.B352" chart:data-source-has-labels="row" svg:x="0.217cm" svg:y="0.18cm" svg:width="8.917cm" svg:height="8.645cm">
          <chart:coordinate-region svg:x="0.455cm" svg:y="0.379cm" svg:width="8.49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52" chart:label-cell-address="Sheet1.B1:Sheet1.B1" chart:class="chart:scatter">
            <chart:domain table:cell-range-address="Sheet1.A2:Sheet1.A352"/>
            <chart:data-point chart:repeated="3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05878097638842">
                <text:p>-4.05878097638842</text:p>
                <draw:g>
                  <svg:desc>Sheet1.A2:Sheet1.A352</svg:desc>
                </draw:g>
              </table:table-cell>
              <table:table-cell office:value-type="float" office:value="-6.43271962583557">
                <text:p>-6.43271962583557</text:p>
                <draw:g>
                  <svg:desc>Sheet1.B2:Sheet1.B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480161219555">
                <text:p>-3.0480161219555</text:p>
              </table:table-cell>
              <table:table-cell office:value-type="float" office:value="-6.56674034930076">
                <text:p>-6.5667403493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0854632065252">
                <text:p>-2.10854632065252</text:p>
              </table:table-cell>
              <table:table-cell office:value-type="float" office:value="-6.51224168809118">
                <text:p>-6.51224168809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797617988021">
                <text:p>-1.2797617988021</text:p>
              </table:table-cell>
              <table:table-cell office:value-type="float" office:value="-6.3026738600593">
                <text:p>-6.3026738600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89684712520406">
                <text:p>-0.589684712520406</text:p>
              </table:table-cell>
              <table:table-cell office:value-type="float" office:value="-5.98004658194829">
                <text:p>-5.98004658194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31515336548609">
                <text:p>-0.0531515336548609</text:p>
              </table:table-cell>
              <table:table-cell office:value-type="float" office:value="-5.5914003167425">
                <text:p>-5.5914003167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8953743894511">
                <text:p>0.328953743894511</text:p>
              </table:table-cell>
              <table:table-cell office:value-type="float" office:value="-5.18492340270448">
                <text:p>-5.18492340270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9359737404966">
                <text:p>0.569359737404966</text:p>
              </table:table-cell>
              <table:table-cell office:value-type="float" office:value="-4.80601968499573">
                <text:p>-4.80601968499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299170383489">
                <text:p>0.69299170383489</text:p>
              </table:table-cell>
              <table:table-cell office:value-type="float" office:value="-4.49363472732542">
                <text:p>-4.49363472732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4593994349791">
                <text:p>0.734593994349791</text:p>
              </table:table-cell>
              <table:table-cell office:value-type="float" office:value="-4.27712812386343">
                <text:p>-4.27712812386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5580477560779">
                <text:p>0.735580477560779</text:p>
              </table:table-cell>
              <table:table-cell office:value-type="float" office:value="-4.17393646603891">
                <text:p>-4.17393646603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0362679251815">
                <text:p>0.740362679251815</text:p>
              </table:table-cell>
              <table:table-cell office:value-type="float" office:value="-4.18820949567438">
                <text:p>-4.18820949567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244609456027">
                <text:p>0.79244609456027</text:p>
              </table:table-cell>
              <table:table-cell office:value-type="float" office:value="-4.3105257305052">
                <text:p>-4.3105257305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060316886023">
                <text:p>0.93060316886023</text:p>
              </table:table-cell>
              <table:table-cell office:value-type="float" office:value="-4.51870932363404">
                <text:p>-4.51870932363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542541100251">
                <text:p>1.18542541100251</text:p>
              </table:table-cell>
              <table:table-cell office:value-type="float" office:value="-4.77968370286071">
                <text:p>-4.77968370286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652746757371">
                <text:p>1.57652746757371</text:p>
              </table:table-cell>
              <table:table-cell office:value-type="float" office:value="-5.05221634877729">
                <text:p>-5.05221634877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1062505873658">
                <text:p>2.11062505873658</text:p>
              </table:table-cell>
              <table:table-cell office:value-type="float" office:value="-5.29033923994322">
                <text:p>-5.29033923994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8064042322475">
                <text:p>2.78064042322475</text:p>
              </table:table-cell>
              <table:table-cell office:value-type="float" office:value="-5.44717646260063">
                <text:p>-5.44717646260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6590866023686">
                <text:p>3.56590866023686</text:p>
              </table:table-cell>
              <table:table-cell office:value-type="float" office:value="-5.47887838581554">
                <text:p>-5.47887838581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3347234295463">
                <text:p>4.43347234295463</text:p>
              </table:table-cell>
              <table:table-cell office:value-type="float" office:value="-5.34835314443674">
                <text:p>-5.34835314443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4036671432406">
                <text:p>5.34036671432406</text:p>
              </table:table-cell>
              <table:table-cell office:value-type="float" office:value="-5.02850162983264">
                <text:p>-5.02850162983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367202891486">
                <text:p>6.2367202891486</text:p>
              </table:table-cell>
              <table:table-cell office:value-type="float" office:value="-4.50470056131622">
                <text:p>-4.50470056131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6943181611881">
                <text:p>7.06943181611881</text:p>
              </table:table-cell>
              <table:table-cell office:value-type="float" office:value="-3.77633651364765">
                <text:p>-3.77633651364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8613927754329">
                <text:p>7.78613927754329</text:p>
              </table:table-cell>
              <table:table-cell office:value-type="float" office:value="-2.85726746951772">
                <text:p>-2.85726746951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3917345358147">
                <text:p>8.33917345358147</text:p>
              </table:table-cell>
              <table:table-cell office:value-type="float" office:value="-1.7751718128078">
                <text:p>-1.7751718128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6891893589601">
                <text:p>8.6891893589601</text:p>
              </table:table-cell>
              <table:table-cell office:value-type="float" office:value="-0.569831188745055">
                <text:p>-0.569831188745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0819351684263">
                <text:p>8.80819351684263</text:p>
              </table:table-cell>
              <table:table-cell office:value-type="float" office:value="0.709523405927019">
                <text:p>0.709523405927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8173165055818">
                <text:p>8.68173165055818</text:p>
              </table:table-cell>
              <table:table-cell office:value-type="float" office:value="2.00760003482496">
                <text:p>2.00760003482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1006632281679">
                <text:p>8.31006632281679</text:p>
              </table:table-cell>
              <table:table-cell office:value-type="float" office:value="3.26690927317444">
                <text:p>3.26690927317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0825227947331">
                <text:p>7.70825227947331</text:p>
              </table:table-cell>
              <table:table-cell office:value-type="float" office:value="4.43180620580082">
                <text:p>4.43180620580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0510267223294">
                <text:p>6.90510267223294</text:p>
              </table:table-cell>
              <table:table-cell office:value-type="float" office:value="5.45240049858001">
                <text:p>5.45240049858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94112529322556">
                <text:p>5.94112529322556</text:p>
              </table:table-cell>
              <table:table-cell office:value-type="float" office:value="6.28803422840099">
                <text:p>6.28803422840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6558776317486">
                <text:p>4.86558776317486</text:p>
              </table:table-cell>
              <table:table-cell office:value-type="float" office:value="6.91006066395795">
                <text:p>6.91006066395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3293806187275">
                <text:p>3.73293806187275</text:p>
              </table:table-cell>
              <table:table-cell office:value-type="float" office:value="7.30371143763149">
                <text:p>7.30371143763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9885662542847">
                <text:p>2.59885662542847</text:p>
              </table:table-cell>
              <table:table-cell office:value-type="float" office:value="7.4689103140137">
                <text:p>7.4689103140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624458139105">
                <text:p>1.51624458139105</text:p>
              </table:table-cell>
              <table:table-cell office:value-type="float" office:value="7.41997353382363">
                <text:p>7.41997353382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1457345948707">
                <text:p>0.531457345948707</text:p>
              </table:table-cell>
              <table:table-cell office:value-type="float" office:value="7.18422312655695">
                <text:p>7.18422312655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18926592230118">
                <text:p>-0.318926592230118</text:p>
              </table:table-cell>
              <table:table-cell office:value-type="float" office:value="6.79962391354824">
                <text:p>6.79962391354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1055381542507">
                <text:p>-1.01055381542507</text:p>
              </table:table-cell>
              <table:table-cell office:value-type="float" office:value="6.31163060032949">
                <text:p>6.31163060032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3277436970612">
                <text:p>-1.53277436970612</text:p>
              </table:table-cell>
              <table:table-cell office:value-type="float" office:value="5.769492492475">
                <text:p>5.769492492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8903943771641">
                <text:p>-1.88903943771641</text:p>
              </table:table-cell>
              <table:table-cell office:value-type="float" office:value="5.22230520465615">
                <text:p>5.22230520465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09619163184135">
                <text:p>-2.09619163184135</text:p>
              </table:table-cell>
              <table:table-cell office:value-type="float" office:value="4.71511801394816">
                <text:p>4.71511801394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18270759150668">
                <text:p>-2.18270759150668</text:p>
              </table:table-cell>
              <table:table-cell office:value-type="float" office:value="4.28540073797854">
                <text:p>4.28540073797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8603421891351">
                <text:p>-2.18603421891351</text:p>
              </table:table-cell>
              <table:table-cell office:value-type="float" office:value="3.96014557221045">
                <text:p>3.96014557221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14923048519822">
                <text:p>-2.14923048519822</text:p>
              </table:table-cell>
              <table:table-cell office:value-type="float" office:value="3.7538294185985">
                <text:p>3.75382941859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1718078498855">
                <text:p>-2.11718078498855</text:p>
              </table:table-cell>
              <table:table-cell office:value-type="float" office:value="3.66739477131965">
                <text:p>3.66739477131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13267910244341">
                <text:p>-2.13267910244341</text:p>
              </table:table-cell>
              <table:table-cell office:value-type="float" office:value="3.688327453611">
                <text:p>3.6883274536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23269318443175">
                <text:p>-2.23269318443175</text:p>
              </table:table-cell>
              <table:table-cell office:value-type="float" office:value="3.79182364065024">
                <text:p>3.79182364065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4510372418152">
                <text:p>-2.44510372418152</text:p>
              </table:table-cell>
              <table:table-cell office:value-type="float" office:value="3.94295334864579">
                <text:p>3.94295334864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7861763486577">
                <text:p>-2.7861763486577</text:p>
              </table:table-cell>
              <table:table-cell office:value-type="float" office:value="4.0996495643873">
                <text:p>4.0996495643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25896687548618">
                <text:p>-3.25896687548618</text:p>
              </table:table-cell>
              <table:table-cell office:value-type="float" office:value="4.21628751217555">
                <text:p>4.21628751217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85278732810905">
                <text:p>-3.85278732810905</text:p>
              </table:table-cell>
              <table:table-cell office:value-type="float" office:value="4.24757224764826">
                <text:p>4.24757224764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5437772580161">
                <text:p>-4.5437772580161</text:p>
              </table:table-cell>
              <table:table-cell office:value-type="float" office:value="4.15242844080813">
                <text:p>4.152428440808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29653848363829">
                <text:p>-5.29653848363829</text:p>
              </table:table-cell>
              <table:table-cell office:value-type="float" office:value="3.89758576148161">
                <text:p>3.89758576148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06670815296481">
                <text:p>-6.06670815296481</text:p>
              </table:table-cell>
              <table:table-cell office:value-type="float" office:value="3.46057674725413">
                <text:p>3.46057674725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.80427155546651">
                <text:p>-6.80427155546651</text:p>
              </table:table-cell>
              <table:table-cell office:value-type="float" office:value="2.83190959125162">
                <text:p>2.83190959125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45735807583794">
                <text:p>-7.45735807583794</text:p>
              </table:table-cell>
              <table:table-cell office:value-type="float" office:value="2.01624238858657">
                <text:p>2.01624238858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97622562170121">
                <text:p>-7.97622562170121</text:p>
              </table:table-cell>
              <table:table-cell office:value-type="float" office:value="1.03246303468661">
                <text:p>1.032463034686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31712373851681">
                <text:p>-8.31712373851681</text:p>
              </table:table-cell>
              <table:table-cell office:value-type="float" office:value="-0.0873358711503622">
                <text:p>-0.08733587115036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.44573462950404">
                <text:p>-8.44573462950404</text:p>
              </table:table-cell>
              <table:table-cell office:value-type="float" office:value="-1.29991173004601">
                <text:p>-1.29991173004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.33992372947033">
                <text:p>-8.33992372947033</text:p>
              </table:table-cell>
              <table:table-cell office:value-type="float" office:value="-2.55380066245589">
                <text:p>-2.55380066245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99158481750398">
                <text:p>-7.99158481750398</text:p>
              </table:table-cell>
              <table:table-cell office:value-type="float" office:value="-3.79289651679037">
                <text:p>-3.79289651679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.40743474462078">
                <text:p>-7.40743474462078</text:p>
              </table:table-cell>
              <table:table-cell office:value-type="float" office:value="-4.96040569299879">
                <text:p>-4.96040569299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60869424367316">
                <text:p>-6.60869424367316</text:p>
              </table:table-cell>
              <table:table-cell office:value-type="float" office:value="-6.00287389227">
                <text:p>-6.00287389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62967764486259">
                <text:p>-5.62967764486259</text:p>
              </table:table-cell>
              <table:table-cell office:value-type="float" office:value="-6.87397511807838">
                <text:p>-6.87397511807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.51539891889986">
                <text:p>-4.51539891889986</text:p>
              </table:table-cell>
              <table:table-cell office:value-type="float" office:value="-7.53777154856065">
                <text:p>-7.53777154856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1837772577311">
                <text:p>-3.31837772577311</text:p>
              </table:table-cell>
              <table:table-cell office:value-type="float" office:value="-7.97119385290743">
                <text:p>-7.97119385290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09489112431047">
                <text:p>-2.09489112431047</text:p>
              </table:table-cell>
              <table:table-cell office:value-type="float" office:value="-8.16555194793468">
                <text:p>-8.16555194793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959472247457">
                <text:p>-0.900959472247457</text:p>
              </table:table-cell>
              <table:table-cell office:value-type="float" office:value="-8.12696138188055">
                <text:p>-8.12696138188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1624518107338">
                <text:p>0.211624518107338</text:p>
              </table:table-cell>
              <table:table-cell office:value-type="float" office:value="-7.87565463747228">
                <text:p>-7.87565463747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989181962892">
                <text:p>1.1989181962892</text:p>
              </table:table-cell>
              <table:table-cell office:value-type="float" office:value="-7.44423311811722">
                <text:p>-7.44423311811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2782482863275">
                <text:p>2.02782482863275</text:p>
              </table:table-cell>
              <table:table-cell office:value-type="float" office:value="-6.87499768828155">
                <text:p>-6.87499768828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7823381169024">
                <text:p>2.67823381169024</text:p>
              </table:table-cell>
              <table:table-cell office:value-type="float" office:value="-6.21656699049147">
                <text:p>-6.21656699049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4414291774132">
                <text:p>3.14414291774132</text:p>
              </table:table-cell>
              <table:table-cell office:value-type="float" office:value="-5.52004780361425">
                <text:p>-5.52004780361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3367959949261">
                <text:p>3.43367959949261</text:p>
              </table:table-cell>
              <table:table-cell office:value-type="float" office:value="-4.83505615728235">
                <text:p>-4.83505615728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680241528815">
                <text:p>3.5680241528815</text:p>
              </table:table-cell>
              <table:table-cell office:value-type="float" office:value="-4.20589909661805">
                <text:p>-4.20589909661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7932304616232">
                <text:p>3.57932304616232</text:p>
              </table:table-cell>
              <table:table-cell office:value-type="float" office:value="-3.66821403350562">
                <text:p>-3.66821403350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0775931016556">
                <text:p>3.50775931016556</text:p>
              </table:table-cell>
              <table:table-cell office:value-type="float" office:value="-3.24632653926538">
                <text:p>-3.24632653926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9801242841295">
                <text:p>3.39801242841295</text:p>
              </table:table-cell>
              <table:table-cell office:value-type="float" office:value="-2.95153104346016">
                <text:p>-2.95153104346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9538756261444">
                <text:p>3.29538756261444</text:p>
              </table:table-cell>
              <table:table-cell office:value-type="float" office:value="-2.78142660119602">
                <text:p>-2.78142660119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191950881202">
                <text:p>3.24191950881202</text:p>
              </table:table-cell>
              <table:table-cell office:value-type="float" office:value="-2.72035731240952">
                <text:p>-2.72035731240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7275851319664">
                <text:p>3.27275851319664</text:p>
              </table:table-cell>
              <table:table-cell office:value-type="float" office:value="-2.74092055726267">
                <text:p>-2.740920557262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131228517101">
                <text:p>3.4131228517101</text:p>
              </table:table-cell>
              <table:table-cell office:value-type="float" office:value="-2.806422686808">
                <text:p>-2.8064226868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7605862774176">
                <text:p>3.67605862774176</text:p>
              </table:table-cell>
              <table:table-cell office:value-type="float" office:value="-2.87408768676106">
                <text:p>-2.87408768676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6118403274336">
                <text:p>4.06118403274336</text:p>
              </table:table-cell>
              <table:table-cell office:value-type="float" office:value="-2.89876539101678">
                <text:p>-2.89876539101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5451827210438">
                <text:p>4.55451827210438</text:p>
              </table:table-cell>
              <table:table-cell office:value-type="float" office:value="-2.83684665427259">
                <text:p>-2.836846654272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2941048755721">
                <text:p>5.12941048755721</text:p>
              </table:table-cell>
              <table:table-cell office:value-type="float" office:value="-2.65007655305684">
                <text:p>-2.65007655305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4849792212146">
                <text:p>5.74849792212146</text:p>
              </table:table-cell>
              <table:table-cell office:value-type="float" office:value="-2.30896444651743">
                <text:p>-2.30896444651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36654198332679">
                <text:p>6.36654198332679</text:p>
              </table:table-cell>
              <table:table-cell office:value-type="float" office:value="-1.79552098972781">
                <text:p>-1.79552098972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93392204651057">
                <text:p>6.93392204651057</text:p>
              </table:table-cell>
              <table:table-cell office:value-type="float" office:value="-1.10510451947705">
                <text:p>-1.10510451947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40051516657612">
                <text:p>7.40051516657612</text:p>
              </table:table-cell>
              <table:table-cell office:value-type="float" office:value="-0.2472285507676">
                <text:p>-0.2472285507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1965936293897">
                <text:p>7.71965936293897</text:p>
              </table:table-cell>
              <table:table-cell office:value-type="float" office:value="0.754736967072742">
                <text:p>0.754736967072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85189118883785">
                <text:p>7.85189118883785</text:p>
              </table:table-cell>
              <table:table-cell office:value-type="float" office:value="1.86495178463544">
                <text:p>1.864951784635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6816543878649">
                <text:p>7.76816543878649</text:p>
              </table:table-cell>
              <table:table-cell office:value-type="float" office:value="3.03747524994076">
                <text:p>3.03747524994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5230475584935">
                <text:p>7.45230475584935</text:p>
              </table:table-cell>
              <table:table-cell office:value-type="float" office:value="4.2194395931413">
                <text:p>4.2194395931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90248646952136">
                <text:p>6.90248646952136</text:p>
              </table:table-cell>
              <table:table-cell office:value-type="float" office:value="5.35478348060558">
                <text:p>5.35478348060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13164858962474">
                <text:p>6.13164858962474</text:p>
              </table:table-cell>
              <table:table-cell office:value-type="float" office:value="6.38825887462771">
                <text:p>6.38825887462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6678069563674">
                <text:p>5.16678069563674</text:p>
              </table:table-cell>
              <table:table-cell office:value-type="float" office:value="7.26940270206048">
                <text:p>7.26940270206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4715196974891">
                <text:p>4.04715196974891</text:p>
              </table:table-cell>
              <table:table-cell office:value-type="float" office:value="7.95616729484766">
                <text:p>7.956167294847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2161109108309">
                <text:p>2.82161109108309</text:p>
              </table:table-cell>
              <table:table-cell office:value-type="float" office:value="8.41792982896491">
                <text:p>8.417929828964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4516471755962">
                <text:p>1.54516471755962</text:p>
              </table:table-cell>
              <table:table-cell office:value-type="float" office:value="8.6376490131664">
                <text:p>8.6376490131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75097225031655">
                <text:p>0.275097225031655</text:p>
              </table:table-cell>
              <table:table-cell office:value-type="float" office:value="8.61300332799935">
                <text:p>8.61300332799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3070104424907">
                <text:p>-0.933070104424907</text:p>
              </table:table-cell>
              <table:table-cell office:value-type="float" office:value="8.35642404799461">
                <text:p>8.35642404799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0294699164583">
                <text:p>-2.0294699164583</text:p>
              </table:table-cell>
              <table:table-cell office:value-type="float" office:value="7.89402195172161">
                <text:p>7.894021951721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97333092006643">
                <text:p>-2.97333092006643</text:p>
              </table:table-cell>
              <table:table-cell office:value-type="float" office:value="7.26349236673447">
                <text:p>7.263492366734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73570763618189">
                <text:p>-3.73570763618189</text:p>
              </table:table-cell>
              <table:table-cell office:value-type="float" office:value="6.51116233520601">
                <text:p>6.51116233520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.30128959669282">
                <text:p>-4.30128959669282</text:p>
              </table:table-cell>
              <table:table-cell office:value-type="float" office:value="5.68841006157366">
                <text:p>5.68841006157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66915352665349">
                <text:p>-4.66915352665349</text:p>
              </table:table-cell>
              <table:table-cell office:value-type="float" office:value="4.84773525030955">
                <text:p>4.84773525030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85240432257093">
                <text:p>-4.85240432257093</text:p>
              </table:table-cell>
              <table:table-cell office:value-type="float" office:value="4.03878569095121">
                <text:p>4.038785690951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.8767370964118">
                <text:p>-4.8767370964118</text:p>
              </table:table-cell>
              <table:table-cell office:value-type="float" office:value="3.30464841975611">
                <text:p>3.304648419756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.77803645525663">
                <text:p>-4.77803645525663</text:p>
              </table:table-cell>
              <table:table-cell office:value-type="float" office:value="2.67869275562057">
                <text:p>2.678692755620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.59920399678381">
                <text:p>-4.59920399678381</text:p>
              </table:table-cell>
              <table:table-cell office:value-type="float" office:value="2.18220911461202">
                <text:p>2.18220911461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38646489587353">
                <text:p>-4.38646489587353</text:p>
              </table:table-cell>
              <table:table-cell office:value-type="float" office:value="1.82302513654765">
                <text:p>1.823025136547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18544477458801">
                <text:p>-4.18544477458801</text:p>
              </table:table-cell>
              <table:table-cell office:value-type="float" office:value="1.59520417040874">
                <text:p>1.595204170408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.03732564891461">
                <text:p>-4.03732564891461</text:p>
              </table:table-cell>
              <table:table-cell office:value-type="float" office:value="1.47984652413076">
                <text:p>1.47984652413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97538326292727">
                <text:p>-3.97538326292727</text:p>
              </table:table-cell>
              <table:table-cell office:value-type="float" office:value="1.44692768445567">
                <text:p>1.44692768445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02217806259553">
                <text:p>-4.02217806259553</text:p>
              </table:table-cell>
              <table:table-cell office:value-type="float" office:value="1.4580266711696">
                <text:p>1.4580266711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.18762077209583">
                <text:p>-4.18762077209583</text:p>
              </table:table-cell>
              <table:table-cell office:value-type="float" office:value="1.46972812214105">
                <text:p>1.46972812214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46806501381746">
                <text:p>-4.46806501381746</text:p>
              </table:table-cell>
              <table:table-cell office:value-type="float" office:value="1.43742903206385">
                <text:p>1.437429032063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84649900039091">
                <text:p>-4.84649900039091</text:p>
              </table:table-cell>
              <table:table-cell office:value-type="float" office:value="1.31924939336082">
                <text:p>1.319249393360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.29382229045672">
                <text:p>-5.29382229045672</text:p>
              </table:table-cell>
              <table:table-cell office:value-type="float" office:value="1.07973778097354">
                <text:p>1.07973778097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77110864515956">
                <text:p>-5.77110864515956</text:p>
              </table:table-cell>
              <table:table-cell office:value-type="float" office:value="0.693078824105754">
                <text:p>0.693078824105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.23267877094109">
                <text:p>-6.23267877094109</text:p>
              </table:table-cell>
              <table:table-cell office:value-type="float" office:value="0.14554827956188">
                <text:p>0.145548279561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62974320760773">
                <text:p>-6.62974320760773</text:p>
              </table:table-cell>
              <table:table-cell office:value-type="float" office:value="-0.562979956495626">
                <text:p>-0.5629799564956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9143307713433">
                <text:p>-6.9143307713433</text:p>
              </table:table-cell>
              <table:table-cell office:value-type="float" office:value="-1.41859665497014">
                <text:p>-1.418596654970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04319528800559">
                <text:p>-7.04319528800559</text:p>
              </table:table-cell>
              <table:table-cell office:value-type="float" office:value="-2.39402820121488">
                <text:p>-2.39402820121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98139462309527">
                <text:p>-6.98139462309527</text:p>
              </table:table-cell>
              <table:table-cell office:value-type="float" office:value="-3.45036754474055">
                <text:p>-3.45036754474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70526113641121">
                <text:p>-6.70526113641121</text:p>
              </table:table-cell>
              <table:table-cell office:value-type="float" office:value="-4.53973425949628">
                <text:p>-4.539734259496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.2045297089318">
                <text:p>-6.2045297089318</text:p>
              </table:table-cell>
              <table:table-cell office:value-type="float" office:value="-5.60866022563331">
                <text:p>-5.60866022563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.48345474839316">
                <text:p>-5.48345474839316</text:p>
              </table:table-cell>
              <table:table-cell office:value-type="float" office:value="-6.60194065892951">
                <text:p>-6.60194065892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56082599897928">
                <text:p>-4.56082599897928</text:p>
              </table:table-cell>
              <table:table-cell office:value-type="float" office:value="-7.46665366751294">
                <text:p>-7.466653667512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4688784547953">
                <text:p>-3.4688784547953</text:p>
              </table:table-cell>
              <table:table-cell office:value-type="float" office:value="-8.15603805675463">
                <text:p>-8.156038056754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25117755181734">
                <text:p>-2.25117755181734</text:p>
              </table:table-cell>
              <table:table-cell office:value-type="float" office:value="-8.63292978382116">
                <text:p>-8.63292978382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59640402688345">
                <text:p>-0.959640402688345</text:p>
              </table:table-cell>
              <table:table-cell office:value-type="float" office:value="-8.87249145507972">
                <text:p>-8.872491455079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9079053860364">
                <text:p>0.349079053860364</text:p>
              </table:table-cell>
              <table:table-cell office:value-type="float" office:value="-8.86402391859226">
                <text:p>-8.86402391859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1756371712413">
                <text:p>1.61756371712413</text:p>
              </table:table-cell>
              <table:table-cell office:value-type="float" office:value="-8.61172007702661">
                <text:p>-8.61172007702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9166068381963">
                <text:p>2.79166068381963</text:p>
              </table:table-cell>
              <table:table-cell office:value-type="float" office:value="-8.13430300184145">
                <text:p>-8.13430300184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2425305964315">
                <text:p>3.82425305964315</text:p>
              </table:table-cell>
              <table:table-cell office:value-type="float" office:value="-7.46357688846318">
                <text:p>-7.46357688846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7848689728668">
                <text:p>4.67848689728668</text:p>
              </table:table-cell>
              <table:table-cell office:value-type="float" office:value="-6.64200362457468">
                <text:p>-6.642003624574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33020634340389">
                <text:p>5.33020634340389</text:p>
              </table:table-cell>
              <table:table-cell office:value-type="float" office:value="-5.71949319324394">
                <text:p>-5.71949319324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6941167318371">
                <text:p>5.76941167318371</text:p>
              </table:table-cell>
              <table:table-cell office:value-type="float" office:value="-4.74965692716958">
                <text:p>-4.749656927169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00063087840572">
                <text:p>6.00063087840572</text:p>
              </table:table-cell>
              <table:table-cell office:value-type="float" office:value="-3.78581403896724">
                <text:p>-3.785814038967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04217993573414">
                <text:p>6.04217993573414</text:p>
              </table:table-cell>
              <table:table-cell office:value-type="float" office:value="-2.87706065417046">
                <text:p>-2.87706065417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243732395841">
                <text:p>5.9243732395841</text:p>
              </table:table-cell>
              <table:table-cell office:value-type="float" office:value="-2.06470530817181">
                <text:p>-2.06470530817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68682721386938">
                <text:p>5.68682721386938</text:p>
              </table:table-cell>
              <table:table-cell office:value-type="float" office:value="-1.37934594977385">
                <text:p>-1.37934594977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37507047142309">
                <text:p>5.37507047142309</text:p>
              </table:table-cell>
              <table:table-cell office:value-type="float" office:value="-0.838813178542774">
                <text:p>-0.8388131785427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03672759178871">
                <text:p>5.03672759178871</text:p>
              </table:table-cell>
              <table:table-cell office:value-type="float" office:value="-0.447136653276129">
                <text:p>-0.447136653276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1757645771941">
                <text:p>4.71757645771941</text:p>
              </table:table-cell>
              <table:table-cell office:value-type="float" office:value="-0.194611627900093">
                <text:p>-0.194611627900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5778857131384">
                <text:p>4.45778857131384</text:p>
              </table:table-cell>
              <table:table-cell office:value-type="float" office:value="-0.0589566315174264">
                <text:p>-0.05895663151742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886471274991">
                <text:p>4.2886471274991</text:p>
              </table:table-cell>
              <table:table-cell office:value-type="float" office:value="-0.00746810741046189">
                <text:p>-0.00746810741046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23">
                <text:p>4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2886471274991">
                <text:p>4.2886471274991</text:p>
              </table:table-cell>
              <table:table-cell office:value-type="float" office:value="0.00746810741046233">
                <text:p>0.007468107410462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5778857131384">
                <text:p>4.45778857131384</text:p>
              </table:table-cell>
              <table:table-cell office:value-type="float" office:value="0.0589566315174277">
                <text:p>0.0589566315174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1757645771942">
                <text:p>4.71757645771942</text:p>
              </table:table-cell>
              <table:table-cell office:value-type="float" office:value="0.194611627900096">
                <text:p>0.1946116279000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03672759178871">
                <text:p>5.03672759178871</text:p>
              </table:table-cell>
              <table:table-cell office:value-type="float" office:value="0.447136653276135">
                <text:p>0.447136653276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37507047142309">
                <text:p>5.37507047142309</text:p>
              </table:table-cell>
              <table:table-cell office:value-type="float" office:value="0.838813178542774">
                <text:p>0.8388131785427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8682721386938">
                <text:p>5.68682721386938</text:p>
              </table:table-cell>
              <table:table-cell office:value-type="float" office:value="1.37934594977386">
                <text:p>1.379345949773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9243732395841">
                <text:p>5.9243732395841</text:p>
              </table:table-cell>
              <table:table-cell office:value-type="float" office:value="2.06470530817182">
                <text:p>2.06470530817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04217993573415">
                <text:p>6.04217993573415</text:p>
              </table:table-cell>
              <table:table-cell office:value-type="float" office:value="2.87706065417048">
                <text:p>2.87706065417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00063087840571">
                <text:p>6.00063087840571</text:p>
              </table:table-cell>
              <table:table-cell office:value-type="float" office:value="3.78581403896725">
                <text:p>3.78581403896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76941167318371">
                <text:p>5.76941167318371</text:p>
              </table:table-cell>
              <table:table-cell office:value-type="float" office:value="4.74965692716958">
                <text:p>4.74965692716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33020634340388">
                <text:p>5.33020634340388</text:p>
              </table:table-cell>
              <table:table-cell office:value-type="float" office:value="5.71949319324396">
                <text:p>5.719493193243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7848689728668">
                <text:p>4.67848689728668</text:p>
              </table:table-cell>
              <table:table-cell office:value-type="float" office:value="6.64200362457468">
                <text:p>6.64200362457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2425305964313">
                <text:p>3.82425305964313</text:p>
              </table:table-cell>
              <table:table-cell office:value-type="float" office:value="7.46357688846319">
                <text:p>7.46357688846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9166068381959">
                <text:p>2.79166068381959</text:p>
              </table:table-cell>
              <table:table-cell office:value-type="float" office:value="8.13430300184147">
                <text:p>8.13430300184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1756371712413">
                <text:p>1.61756371712413</text:p>
              </table:table-cell>
              <table:table-cell office:value-type="float" office:value="8.61172007702661">
                <text:p>8.611720077026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49079053860341">
                <text:p>0.349079053860341</text:p>
              </table:table-cell>
              <table:table-cell office:value-type="float" office:value="8.86402391859226">
                <text:p>8.86402391859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59640402688345">
                <text:p>-0.959640402688345</text:p>
              </table:table-cell>
              <table:table-cell office:value-type="float" office:value="8.87249145507972">
                <text:p>8.87249145507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25117755181737">
                <text:p>-2.25117755181737</text:p>
              </table:table-cell>
              <table:table-cell office:value-type="float" office:value="8.63292978382115">
                <text:p>8.63292978382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46887845479534">
                <text:p>-3.46887845479534</text:p>
              </table:table-cell>
              <table:table-cell office:value-type="float" office:value="8.15603805675461">
                <text:p>8.156038056754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56082599897928">
                <text:p>-4.56082599897928</text:p>
              </table:table-cell>
              <table:table-cell office:value-type="float" office:value="7.46665366751294">
                <text:p>7.466653667512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48345474839318">
                <text:p>-5.48345474839318</text:p>
              </table:table-cell>
              <table:table-cell office:value-type="float" office:value="6.60194065892949">
                <text:p>6.60194065892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.2045297089318">
                <text:p>-6.2045297089318</text:p>
              </table:table-cell>
              <table:table-cell office:value-type="float" office:value="5.60866022563331">
                <text:p>5.608660225633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.70526113641122">
                <text:p>-6.70526113641122</text:p>
              </table:table-cell>
              <table:table-cell office:value-type="float" office:value="4.53973425949627">
                <text:p>4.53973425949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98139462309528">
                <text:p>-6.98139462309528</text:p>
              </table:table-cell>
              <table:table-cell office:value-type="float" office:value="3.45036754474051">
                <text:p>3.450367544740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.04319528800559">
                <text:p>-7.04319528800559</text:p>
              </table:table-cell>
              <table:table-cell office:value-type="float" office:value="2.39402820121488">
                <text:p>2.394028201214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.9143307713433">
                <text:p>-6.9143307713433</text:p>
              </table:table-cell>
              <table:table-cell office:value-type="float" office:value="1.41859665497012">
                <text:p>1.418596654970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.62974320760773">
                <text:p>-6.62974320760773</text:p>
              </table:table-cell>
              <table:table-cell office:value-type="float" office:value="0.562979956495626">
                <text:p>0.5629799564956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.23267877094108">
                <text:p>-6.23267877094108</text:p>
              </table:table-cell>
              <table:table-cell office:value-type="float" office:value="-0.145548279561892">
                <text:p>-0.1455482795618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77110864515954">
                <text:p>-5.77110864515954</text:p>
              </table:table-cell>
              <table:table-cell office:value-type="float" office:value="-0.69307882410577">
                <text:p>-0.693078824105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29382229045672">
                <text:p>-5.29382229045672</text:p>
              </table:table-cell>
              <table:table-cell office:value-type="float" office:value="-1.07973778097354">
                <text:p>-1.079737780973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8464990003909">
                <text:p>-4.8464990003909</text:p>
              </table:table-cell>
              <table:table-cell office:value-type="float" office:value="-1.31924939336083">
                <text:p>-1.319249393360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46806501381746">
                <text:p>-4.46806501381746</text:p>
              </table:table-cell>
              <table:table-cell office:value-type="float" office:value="-1.43742903206385">
                <text:p>-1.437429032063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18762077209582">
                <text:p>-4.18762077209582</text:p>
              </table:table-cell>
              <table:table-cell office:value-type="float" office:value="-1.46972812214104">
                <text:p>-1.46972812214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02217806259552">
                <text:p>-4.02217806259552</text:p>
              </table:table-cell>
              <table:table-cell office:value-type="float" office:value="-1.4580266711696">
                <text:p>-1.45802667116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97538326292727">
                <text:p>-3.97538326292727</text:p>
              </table:table-cell>
              <table:table-cell office:value-type="float" office:value="-1.44692768445567">
                <text:p>-1.44692768445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03732564891461">
                <text:p>-4.03732564891461</text:p>
              </table:table-cell>
              <table:table-cell office:value-type="float" office:value="-1.47984652413076">
                <text:p>-1.47984652413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.18544477458801">
                <text:p>-4.18544477458801</text:p>
              </table:table-cell>
              <table:table-cell office:value-type="float" office:value="-1.59520417040874">
                <text:p>-1.595204170408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38646489587353">
                <text:p>-4.38646489587353</text:p>
              </table:table-cell>
              <table:table-cell office:value-type="float" office:value="-1.82302513654766">
                <text:p>-1.8230251365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59920399678382">
                <text:p>-4.59920399678382</text:p>
              </table:table-cell>
              <table:table-cell office:value-type="float" office:value="-2.18220911461204">
                <text:p>-2.182209114612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.77803645525663">
                <text:p>-4.77803645525663</text:p>
              </table:table-cell>
              <table:table-cell office:value-type="float" office:value="-2.67869275562057">
                <text:p>-2.678692755620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8767370964118">
                <text:p>-4.8767370964118</text:p>
              </table:table-cell>
              <table:table-cell office:value-type="float" office:value="-3.30464841975613">
                <text:p>-3.304648419756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85240432257092">
                <text:p>-4.85240432257092</text:p>
              </table:table-cell>
              <table:table-cell office:value-type="float" office:value="-4.03878569095124">
                <text:p>-4.038785690951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66915352665348">
                <text:p>-4.66915352665348</text:p>
              </table:table-cell>
              <table:table-cell office:value-type="float" office:value="-4.84773525030956">
                <text:p>-4.847735250309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3012895966928">
                <text:p>-4.3012895966928</text:p>
              </table:table-cell>
              <table:table-cell office:value-type="float" office:value="-5.68841006157369">
                <text:p>-5.68841006157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73570763618189">
                <text:p>-3.73570763618189</text:p>
              </table:table-cell>
              <table:table-cell office:value-type="float" office:value="-6.51116233520601">
                <text:p>-6.511162335206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97333092006641">
                <text:p>-2.97333092006641</text:p>
              </table:table-cell>
              <table:table-cell office:value-type="float" office:value="-7.26349236673448">
                <text:p>-7.26349236673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02946991645826">
                <text:p>-2.02946991645826</text:p>
              </table:table-cell>
              <table:table-cell office:value-type="float" office:value="-7.89402195172164">
                <text:p>-7.89402195172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33070104424886">
                <text:p>-0.933070104424886</text:p>
              </table:table-cell>
              <table:table-cell office:value-type="float" office:value="-8.35642404799462">
                <text:p>-8.35642404799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5097225031701">
                <text:p>0.275097225031701</text:p>
              </table:table-cell>
              <table:table-cell office:value-type="float" office:value="-8.61300332799936">
                <text:p>-8.61300332799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4516471755962">
                <text:p>1.54516471755962</text:p>
              </table:table-cell>
              <table:table-cell office:value-type="float" office:value="-8.6376490131664">
                <text:p>-8.63764901316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82161109108311">
                <text:p>2.82161109108311</text:p>
              </table:table-cell>
              <table:table-cell office:value-type="float" office:value="-8.41792982896491">
                <text:p>-8.417929828964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715196974895">
                <text:p>4.04715196974895</text:p>
              </table:table-cell>
              <table:table-cell office:value-type="float" office:value="-7.95616729484764">
                <text:p>-7.95616729484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16678069563676">
                <text:p>5.16678069563676</text:p>
              </table:table-cell>
              <table:table-cell office:value-type="float" office:value="-7.26940270206046">
                <text:p>-7.269402702060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13164858962477">
                <text:p>6.13164858962477</text:p>
              </table:table-cell>
              <table:table-cell office:value-type="float" office:value="-6.38825887462768">
                <text:p>-6.388258874627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0248646952136">
                <text:p>6.90248646952136</text:p>
              </table:table-cell>
              <table:table-cell office:value-type="float" office:value="-5.35478348060558">
                <text:p>-5.354783480605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45230475584936">
                <text:p>7.45230475584936</text:p>
              </table:table-cell>
              <table:table-cell office:value-type="float" office:value="-4.21943959314128">
                <text:p>-4.21943959314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7681654387865">
                <text:p>7.7681654387865</text:p>
              </table:table-cell>
              <table:table-cell office:value-type="float" office:value="-3.03747524994072">
                <text:p>-3.03747524994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85189118883785">
                <text:p>7.85189118883785</text:p>
              </table:table-cell>
              <table:table-cell office:value-type="float" office:value="-1.86495178463541">
                <text:p>-1.864951784635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71965936293896">
                <text:p>7.71965936293896</text:p>
              </table:table-cell>
              <table:table-cell office:value-type="float" office:value="-0.75473696707272">
                <text:p>-0.75473696707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40051516657612">
                <text:p>7.40051516657612</text:p>
              </table:table-cell>
              <table:table-cell office:value-type="float" office:value="0.2472285507676">
                <text:p>0.24722855076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93392204651056">
                <text:p>6.93392204651056</text:p>
              </table:table-cell>
              <table:table-cell office:value-type="float" office:value="1.10510451947707">
                <text:p>1.105104519477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36654198332677">
                <text:p>6.36654198332677</text:p>
              </table:table-cell>
              <table:table-cell office:value-type="float" office:value="1.79552098972784">
                <text:p>1.795520989727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74849792212145">
                <text:p>5.74849792212145</text:p>
              </table:table-cell>
              <table:table-cell office:value-type="float" office:value="2.30896444651744">
                <text:p>2.30896444651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294104875572">
                <text:p>5.1294104875572</text:p>
              </table:table-cell>
              <table:table-cell office:value-type="float" office:value="2.65007655305684">
                <text:p>2.650076553056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55451827210438">
                <text:p>4.55451827210438</text:p>
              </table:table-cell>
              <table:table-cell office:value-type="float" office:value="2.83684665427259">
                <text:p>2.836846654272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06118403274335">
                <text:p>4.06118403274335</text:p>
              </table:table-cell>
              <table:table-cell office:value-type="float" office:value="2.89876539101677">
                <text:p>2.89876539101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7605862774175">
                <text:p>3.67605862774175</text:p>
              </table:table-cell>
              <table:table-cell office:value-type="float" office:value="2.87408768676106">
                <text:p>2.874087686761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131228517101">
                <text:p>3.4131228517101</text:p>
              </table:table-cell>
              <table:table-cell office:value-type="float" office:value="2.806422686808">
                <text:p>2.8064226868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7275851319663">
                <text:p>3.27275851319663</text:p>
              </table:table-cell>
              <table:table-cell office:value-type="float" office:value="2.74092055726268">
                <text:p>2.74092055726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24191950881202">
                <text:p>3.24191950881202</text:p>
              </table:table-cell>
              <table:table-cell office:value-type="float" office:value="2.72035731240952">
                <text:p>2.72035731240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9538756261444">
                <text:p>3.29538756261444</text:p>
              </table:table-cell>
              <table:table-cell office:value-type="float" office:value="2.78142660119602">
                <text:p>2.781426601196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9801242841295">
                <text:p>3.39801242841295</text:p>
              </table:table-cell>
              <table:table-cell office:value-type="float" office:value="2.95153104346017">
                <text:p>2.95153104346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50775931016557">
                <text:p>3.50775931016557</text:p>
              </table:table-cell>
              <table:table-cell office:value-type="float" office:value="3.24632653926538">
                <text:p>3.246326539265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7932304616232">
                <text:p>3.57932304616232</text:p>
              </table:table-cell>
              <table:table-cell office:value-type="float" office:value="3.66821403350564">
                <text:p>3.668214033505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680241528815">
                <text:p>3.5680241528815</text:p>
              </table:table-cell>
              <table:table-cell office:value-type="float" office:value="4.20589909661805">
                <text:p>4.20589909661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4336795994926">
                <text:p>3.4336795994926</text:p>
              </table:table-cell>
              <table:table-cell office:value-type="float" office:value="4.83505615728236">
                <text:p>4.835056157282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1441429177413">
                <text:p>3.1441429177413</text:p>
              </table:table-cell>
              <table:table-cell office:value-type="float" office:value="5.52004780361428">
                <text:p>5.520047803614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67823381169023">
                <text:p>2.67823381169023</text:p>
              </table:table-cell>
              <table:table-cell office:value-type="float" office:value="6.21656699049147">
                <text:p>6.216566990491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2782482863273">
                <text:p>2.02782482863273</text:p>
              </table:table-cell>
              <table:table-cell office:value-type="float" office:value="6.87499768828157">
                <text:p>6.87499768828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989181962892">
                <text:p>1.1989181962892</text:p>
              </table:table-cell>
              <table:table-cell office:value-type="float" office:value="7.44423311811722">
                <text:p>7.444233118117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1624518107315">
                <text:p>0.211624518107315</text:p>
              </table:table-cell>
              <table:table-cell office:value-type="float" office:value="7.87565463747229">
                <text:p>7.875654637472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009594722475">
                <text:p>-0.9009594722475</text:p>
              </table:table-cell>
              <table:table-cell office:value-type="float" office:value="8.12696138188055">
                <text:p>8.12696138188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09489112431047">
                <text:p>-2.09489112431047</text:p>
              </table:table-cell>
              <table:table-cell office:value-type="float" office:value="8.16555194793468">
                <text:p>8.165551947934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31837772577315">
                <text:p>-3.31837772577315</text:p>
              </table:table-cell>
              <table:table-cell office:value-type="float" office:value="7.97119385290742">
                <text:p>7.971193852907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.51539891889986">
                <text:p>-4.51539891889986</text:p>
              </table:table-cell>
              <table:table-cell office:value-type="float" office:value="7.53777154856065">
                <text:p>7.53777154856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62967764486261">
                <text:p>-5.62967764486261</text:p>
              </table:table-cell>
              <table:table-cell office:value-type="float" office:value="6.87397511807837">
                <text:p>6.873975118078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6.60869424367319">
                <text:p>-6.60869424367319</text:p>
              </table:table-cell>
              <table:table-cell office:value-type="float" office:value="6.00287389226996">
                <text:p>6.002873892269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.40743474462078">
                <text:p>-7.40743474462078</text:p>
              </table:table-cell>
              <table:table-cell office:value-type="float" office:value="4.96040569299879">
                <text:p>4.960405692998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.991584817504">
                <text:p>-7.991584817504</text:p>
              </table:table-cell>
              <table:table-cell office:value-type="float" office:value="3.79289651679033">
                <text:p>3.792896516790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.33992372947033">
                <text:p>-8.33992372947033</text:p>
              </table:table-cell>
              <table:table-cell office:value-type="float" office:value="2.55380066245589">
                <text:p>2.553800662455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.44573462950404">
                <text:p>-8.44573462950404</text:p>
              </table:table-cell>
              <table:table-cell office:value-type="float" office:value="1.29991173004598">
                <text:p>1.299911730045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.3171237385168">
                <text:p>-8.3171237385168</text:p>
              </table:table-cell>
              <table:table-cell office:value-type="float" office:value="0.087335871150326">
                <text:p>0.0873358711503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.97622562170121">
                <text:p>-7.97622562170121</text:p>
              </table:table-cell>
              <table:table-cell office:value-type="float" office:value="-1.03246303468661">
                <text:p>-1.032463034686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.45735807583791">
                <text:p>-7.45735807583791</text:p>
              </table:table-cell>
              <table:table-cell office:value-type="float" office:value="-2.01624238858661">
                <text:p>-2.016242388586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6.80427155546651">
                <text:p>-6.80427155546651</text:p>
              </table:table-cell>
              <table:table-cell office:value-type="float" office:value="-2.83190959125162">
                <text:p>-2.831909591251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.0667081529648">
                <text:p>-6.0667081529648</text:p>
              </table:table-cell>
              <table:table-cell office:value-type="float" office:value="-3.46057674725414">
                <text:p>-3.460576747254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.29653848363826">
                <text:p>-5.29653848363826</text:p>
              </table:table-cell>
              <table:table-cell office:value-type="float" office:value="-3.89758576148162">
                <text:p>-3.897585761481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5437772580161">
                <text:p>-4.5437772580161</text:p>
              </table:table-cell>
              <table:table-cell office:value-type="float" office:value="-4.15242844080813">
                <text:p>-4.152428440808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.85278732810902">
                <text:p>-3.85278732810902</text:p>
              </table:table-cell>
              <table:table-cell office:value-type="float" office:value="-4.24757224764826">
                <text:p>-4.247572247648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25896687548618">
                <text:p>-3.25896687548618</text:p>
              </table:table-cell>
              <table:table-cell office:value-type="float" office:value="-4.21628751217555">
                <text:p>-4.216287512175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78617634865769">
                <text:p>-2.78617634865769</text:p>
              </table:table-cell>
              <table:table-cell office:value-type="float" office:value="-4.0996495643873">
                <text:p>-4.09964956438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44510372418151">
                <text:p>-2.44510372418151</text:p>
              </table:table-cell>
              <table:table-cell office:value-type="float" office:value="-3.94295334864578">
                <text:p>-3.94295334864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23269318443175">
                <text:p>-2.23269318443175</text:p>
              </table:table-cell>
              <table:table-cell office:value-type="float" office:value="-3.79182364065024">
                <text:p>-3.791823640650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13267910244341">
                <text:p>-2.13267910244341</text:p>
              </table:table-cell>
              <table:table-cell office:value-type="float" office:value="-3.68832745361099">
                <text:p>-3.688327453610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.11718078498855">
                <text:p>-2.11718078498855</text:p>
              </table:table-cell>
              <table:table-cell office:value-type="float" office:value="-3.66739477131965">
                <text:p>-3.667394771319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14923048519822">
                <text:p>-2.14923048519822</text:p>
              </table:table-cell>
              <table:table-cell office:value-type="float" office:value="-3.7538294185985">
                <text:p>-3.75382941859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1860342189135">
                <text:p>-2.1860342189135</text:p>
              </table:table-cell>
              <table:table-cell office:value-type="float" office:value="-3.96014557221046">
                <text:p>-3.960145572210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18270759150668">
                <text:p>-2.18270759150668</text:p>
              </table:table-cell>
              <table:table-cell office:value-type="float" office:value="-4.28540073797854">
                <text:p>-4.285400737978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09619163184134">
                <text:p>-2.09619163184134</text:p>
              </table:table-cell>
              <table:table-cell office:value-type="float" office:value="-4.71511801394817">
                <text:p>-4.715118013948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88903943771641">
                <text:p>-1.88903943771641</text:p>
              </table:table-cell>
              <table:table-cell office:value-type="float" office:value="-5.22230520465615">
                <text:p>-5.22230520465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3277436970612">
                <text:p>-1.53277436970612</text:p>
              </table:table-cell>
              <table:table-cell office:value-type="float" office:value="-5.769492492475">
                <text:p>-5.7694924924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01055381542505">
                <text:p>-1.01055381542505</text:p>
              </table:table-cell>
              <table:table-cell office:value-type="float" office:value="-6.31163060032951">
                <text:p>-6.311630600329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18926592230118">
                <text:p>-0.318926592230118</text:p>
              </table:table-cell>
              <table:table-cell office:value-type="float" office:value="-6.79962391354824">
                <text:p>-6.799623913548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31457345948726">
                <text:p>0.531457345948726</text:p>
              </table:table-cell>
              <table:table-cell office:value-type="float" office:value="-7.18422312655696">
                <text:p>-7.184223126556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1624458139105">
                <text:p>1.51624458139105</text:p>
              </table:table-cell>
              <table:table-cell office:value-type="float" office:value="-7.41997353382363">
                <text:p>-7.419973533823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59885662542849">
                <text:p>2.59885662542849</text:p>
              </table:table-cell>
              <table:table-cell office:value-type="float" office:value="-7.4689103140137">
                <text:p>-7.46891031401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3293806187279">
                <text:p>3.73293806187279</text:p>
              </table:table-cell>
              <table:table-cell office:value-type="float" office:value="-7.30371143763148">
                <text:p>-7.303711437631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86558776317486">
                <text:p>4.86558776317486</text:p>
              </table:table-cell>
              <table:table-cell office:value-type="float" office:value="-6.91006066395795">
                <text:p>-6.910060663957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94112529322558">
                <text:p>5.94112529322558</text:p>
              </table:table-cell>
              <table:table-cell office:value-type="float" office:value="-6.28803422840097">
                <text:p>-6.288034228400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0510267223294">
                <text:p>6.90510267223294</text:p>
              </table:table-cell>
              <table:table-cell office:value-type="float" office:value="-5.45240049858001">
                <text:p>-5.45240049858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70825227947333">
                <text:p>7.70825227947333</text:p>
              </table:table-cell>
              <table:table-cell office:value-type="float" office:value="-4.4318062058008">
                <text:p>-4.4318062058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31006632281681">
                <text:p>8.31006632281681</text:p>
              </table:table-cell>
              <table:table-cell office:value-type="float" office:value="-3.2669092731744">
                <text:p>-3.2669092731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68173165055818">
                <text:p>8.68173165055818</text:p>
              </table:table-cell>
              <table:table-cell office:value-type="float" office:value="-2.00760003482496">
                <text:p>-2.00760003482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80819351684263">
                <text:p>8.80819351684263</text:p>
              </table:table-cell>
              <table:table-cell office:value-type="float" office:value="-0.709523405926991">
                <text:p>-0.709523405926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6891893589601">
                <text:p>8.6891893589601</text:p>
              </table:table-cell>
              <table:table-cell office:value-type="float" office:value="0.569831188745055">
                <text:p>0.5698311887450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33917345358146">
                <text:p>8.33917345358146</text:p>
              </table:table-cell>
              <table:table-cell office:value-type="float" office:value="1.77517181280782">
                <text:p>1.775171812807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8613927754328">
                <text:p>7.78613927754328</text:p>
              </table:table-cell>
              <table:table-cell office:value-type="float" office:value="2.85726746951775">
                <text:p>2.857267469517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6943181611881">
                <text:p>7.06943181611881</text:p>
              </table:table-cell>
              <table:table-cell office:value-type="float" office:value="3.77633651364765">
                <text:p>3.776336513647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23672028914858">
                <text:p>6.23672028914858</text:p>
              </table:table-cell>
              <table:table-cell office:value-type="float" office:value="4.50470056131623">
                <text:p>4.504700561316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34036671432406">
                <text:p>5.34036671432406</text:p>
              </table:table-cell>
              <table:table-cell office:value-type="float" office:value="5.02850162983264">
                <text:p>5.02850162983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3347234295462">
                <text:p>4.43347234295462</text:p>
              </table:table-cell>
              <table:table-cell office:value-type="float" office:value="5.34835314443675">
                <text:p>5.348353144436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6590866023682">
                <text:p>3.56590866023682</text:p>
              </table:table-cell>
              <table:table-cell office:value-type="float" office:value="5.47887838581554">
                <text:p>5.478878385815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78064042322475">
                <text:p>2.78064042322475</text:p>
              </table:table-cell>
              <table:table-cell office:value-type="float" office:value="5.44717646260063">
                <text:p>5.447176462600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11062505873657">
                <text:p>2.11062505873657</text:p>
              </table:table-cell>
              <table:table-cell office:value-type="float" office:value="5.29033923994322">
                <text:p>5.290339239943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7652746757371">
                <text:p>1.57652746757371</text:p>
              </table:table-cell>
              <table:table-cell office:value-type="float" office:value="5.05221634877729">
                <text:p>5.052216348777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854254110025">
                <text:p>1.1854254110025</text:p>
              </table:table-cell>
              <table:table-cell office:value-type="float" office:value="4.77968370286071">
                <text:p>4.779683702860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0603168860229">
                <text:p>0.930603168860229</text:p>
              </table:table-cell>
              <table:table-cell office:value-type="float" office:value="4.51870932363402">
                <text:p>4.51870932363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9244609456027">
                <text:p>0.79244609456027</text:p>
              </table:table-cell>
              <table:table-cell office:value-type="float" office:value="4.3105257305052">
                <text:p>4.31052573050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40362679251803">
                <text:p>0.740362679251803</text:p>
              </table:table-cell>
              <table:table-cell office:value-type="float" office:value="4.18820949567438">
                <text:p>4.188209495674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35580477560779">
                <text:p>0.735580477560779</text:p>
              </table:table-cell>
              <table:table-cell office:value-type="float" office:value="4.17393646603891">
                <text:p>4.173936466038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34593994349796">
                <text:p>0.734593994349796</text:p>
              </table:table-cell>
              <table:table-cell office:value-type="float" office:value="4.27712812386343">
                <text:p>4.277128123863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92991703834882">
                <text:p>0.692991703834882</text:p>
              </table:table-cell>
              <table:table-cell office:value-type="float" office:value="4.49363472732542">
                <text:p>4.493634727325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69359737404966">
                <text:p>0.569359737404966</text:p>
              </table:table-cell>
              <table:table-cell office:value-type="float" office:value="4.80601968499573">
                <text:p>4.806019684995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28953743894499">
                <text:p>0.328953743894499</text:p>
              </table:table-cell>
              <table:table-cell office:value-type="float" office:value="5.18492340270448">
                <text:p>5.184923402704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531515336548609">
                <text:p>-0.0531515336548609</text:p>
              </table:table-cell>
              <table:table-cell office:value-type="float" office:value="5.5914003167425">
                <text:p>5.59140031674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589684712520418">
                <text:p>-0.589684712520418</text:p>
              </table:table-cell>
              <table:table-cell office:value-type="float" office:value="5.9800465819483">
                <text:p>5.98004658194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27976179880213">
                <text:p>-1.27976179880213</text:p>
              </table:table-cell>
              <table:table-cell office:value-type="float" office:value="6.3026738600593">
                <text:p>6.30267386005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.10854632065252">
                <text:p>-2.10854632065252</text:p>
              </table:table-cell>
              <table:table-cell office:value-type="float" office:value="6.51224168809118">
                <text:p>6.512241688091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04801612195552">
                <text:p>-3.04801612195552</text:p>
              </table:table-cell>
              <table:table-cell office:value-type="float" office:value="6.56674034930076">
                <text:p>6.56674034930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05878097638842">
                <text:p>-4.05878097638842</text:p>
              </table:table-cell>
              <table:table-cell office:value-type="float" office:value="6.43271962583557">
                <text:p>6.432719625835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09281309653231">
                <text:p>-5.09281309653231</text:p>
              </table:table-cell>
              <table:table-cell office:value-type="float" office:value="6.08818601723139">
                <text:p>6.08818601723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.09688123386776">
                <text:p>-6.09688123386776</text:p>
              </table:table-cell>
              <table:table-cell office:value-type="float" office:value="5.52463984727598">
                <text:p>5.524639847275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.01642395548572">
                <text:p>-7.01642395548572</text:p>
              </table:table-cell>
              <table:table-cell office:value-type="float" office:value="4.74809035294686">
                <text:p>4.748090352946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.79956313769819">
                <text:p>-7.79956313769819</text:p>
              </table:table-cell>
              <table:table-cell office:value-type="float" office:value="3.77896616341057">
                <text:p>3.778966163410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.40094742956715">
                <text:p>-8.40094742956715</text:p>
              </table:table-cell>
              <table:table-cell office:value-type="float" office:value="2.65092435961752">
                <text:p>2.650924359617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.78512829348437">
                <text:p>-8.78512829348437</text:p>
              </table:table-cell>
              <table:table-cell office:value-type="float" office:value="1.40864687685373">
                <text:p>1.408646876853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.92920722802165">
                <text:p>-8.92920722802165</text:p>
              </table:table-cell>
              <table:table-cell office:value-type="float" office:value="0.104791710774745">
                <text:p>0.1047917107747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.82454912056318">
                <text:p>-8.82454912056318</text:p>
              </table:table-cell>
              <table:table-cell office:value-type="float" office:value="-1.20366791602361">
                <text:p>-1.203667916023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.47742897951632">
                <text:p>-8.47742897951632</text:p>
              </table:table-cell>
              <table:table-cell office:value-type="float" office:value="-2.45943569063692">
                <text:p>-2.459435690636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.90856193097177">
                <text:p>-7.90856193097177</text:p>
              </table:table-cell>
              <table:table-cell office:value-type="float" office:value="-3.60890915652934">
                <text:p>-3.608909156529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.1515529006019">
                <text:p>-7.1515529006019</text:p>
              </table:table-cell>
              <table:table-cell office:value-type="float" office:value="-4.60591304821727">
                <text:p>-4.605913048217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.25038610259243">
                <text:p>-6.25038610259243</text:p>
              </table:table-cell>
              <table:table-cell office:value-type="float" office:value="-5.41486264124964">
                <text:p>-5.414862641249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.25614880853309">
                <text:p>-5.25614880853309</text:p>
              </table:table-cell>
              <table:table-cell office:value-type="float" office:value="-6.01311505532942">
                <text:p>-6.013115055329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22324308367538">
                <text:p>-4.22324308367538</text:p>
              </table:table-cell>
              <table:table-cell office:value-type="float" office:value="-6.39232956973425">
                <text:p>-6.392329569734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2053786478994">
                <text:p>-3.2053786478994</text:p>
              </table:table-cell>
              <table:table-cell office:value-type="float" office:value="-6.55873502708702">
                <text:p>-6.558735027087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.25165667395182">
                <text:p>-2.25165667395182</text:p>
              </table:table-cell>
              <table:table-cell office:value-type="float" office:value="-6.53228731692396">
                <text:p>-6.532287316923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40304688269163">
                <text:p>-1.40304688269163</text:p>
              </table:table-cell>
              <table:table-cell office:value-type="float" office:value="-6.34478613252248">
                <text:p>-6.34478613252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689529318392358">
                <text:p>-0.689529318392358</text:p>
              </table:table-cell>
              <table:table-cell office:value-type="float" office:value="-6.03710097137318">
                <text:p>-6.037100971373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2812010278108">
                <text:p>-0.12812010278108</text:p>
              </table:table-cell>
              <table:table-cell office:value-type="float" office:value="-5.65572541270502">
                <text:p>-5.655725412705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8068665626385">
                <text:p>0.278068665626385</text:p>
              </table:table-cell>
              <table:table-cell office:value-type="float" office:value="-5.24893067851185">
                <text:p>-5.248930678511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39665492769758">
                <text:p>0.539665492769758</text:p>
              </table:table-cell>
              <table:table-cell office:value-type="float" office:value="-4.86282032291318">
                <text:p>-4.86282032291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79789334204261">
                <text:p>0.679789334204261</text:p>
              </table:table-cell>
              <table:table-cell office:value-type="float" office:value="-4.53759520016606">
                <text:p>-4.537595200166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31814297221396">
                <text:p>0.731814297221396</text:p>
              </table:table-cell>
              <table:table-cell office:value-type="float" office:value="-4.30432106916051">
                <text:p>-4.304321069160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36327647529482">
                <text:p>0.736327647529482</text:p>
              </table:table-cell>
              <table:table-cell office:value-type="float" office:value="-4.18245161387035">
                <text:p>-4.182451613870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37522480133855">
                <text:p>0.737522480133855</text:p>
              </table:table-cell>
              <table:table-cell office:value-type="float" office:value="-4.17830038199572">
                <text:p>-4.178300381995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7931048263021">
                <text:p>0.77931048263021</text:p>
              </table:table-cell>
              <table:table-cell office:value-type="float" office:value="-4.28458078935995">
                <text:p>-4.284580789359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01462011415033">
                <text:p>0.901462011415033</text:p>
              </table:table-cell>
              <table:table-cell office:value-type="float" office:value="-4.48104970136847">
                <text:p>-4.48104970136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3607852004044">
                <text:p>1.13607852004044</text:p>
              </table:table-cell>
              <table:table-cell office:value-type="float" office:value="-4.73620370380972">
                <text:p>-4.736203703809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046763945295">
                <text:p>1.5046763945295</text:p>
              </table:table-cell>
              <table:table-cell office:value-type="float" office:value="-5.00989474744">
                <text:p>-5.009894747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01611348780522">
                <text:p>2.01611348780522</text:p>
              </table:table-cell>
              <table:table-cell office:value-type="float" office:value="-5.25665981872492">
                <text:p>-5.256659818724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66552382606795">
                <text:p>2.66552382606795</text:p>
              </table:table-cell>
              <table:table-cell office:value-type="float" office:value="-5.42950326754507">
                <text:p>-5.429503267545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3434721241319">
                <text:p>3.43434721241319</text:p>
              </table:table-cell>
              <table:table-cell office:value-type="float" office:value="-5.48383477915301">
                <text:p>-5.483834779153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91454913007">
                <text:p>4.291454913007</text:p>
              </table:table-cell>
              <table:table-cell office:value-type="float" office:value="-5.38125349228935">
                <text:p>-5.381253492289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19528694395748">
                <text:p>5.19528694395748</text:p>
              </table:table-cell>
              <table:table-cell office:value-type="float" office:value="-5.09288041423091">
                <text:p>-5.092880414230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09683735811733">
                <text:p>6.09683735811733</text:p>
              </table:table-cell>
              <table:table-cell office:value-type="float" office:value="-4.60197616267113">
                <text:p>-4.601976162671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94325752618624">
                <text:p>6.94325752618624</text:p>
              </table:table-cell>
              <table:table-cell office:value-type="float" office:value="-3.90563646005764">
                <text:p>-3.905636460057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68179889141905">
                <text:p>7.68179889141905</text:p>
              </table:table-cell>
              <table:table-cell office:value-type="float" office:value="-3.01542940629616">
                <text:p>-3.015429406296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26378983457149">
                <text:p>8.26378983457149</text:p>
              </table:table-cell>
              <table:table-cell office:value-type="float" office:value="-1.95692078602276">
                <text:p>-1.956920786022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64833821020198">
                <text:p>8.64833821020198</text:p>
              </table:table-cell>
              <table:table-cell office:value-type="float" office:value="-0.768120124031877">
                <text:p>-0.7681201240318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80547205082001">
                <text:p>8.80547205082001</text:p>
              </table:table-cell>
              <table:table-cell office:value-type="float" office:value="0.503035845636097">
                <text:p>0.5030358456360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71847425531069">
                <text:p>8.71847425531069</text:p>
              </table:table-cell>
              <table:table-cell office:value-type="float" office:value="1.80197072283767">
                <text:p>1.801970722837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38522941282135">
                <text:p>8.38522941282135</text:p>
              </table:table-cell>
              <table:table-cell office:value-type="float" office:value="3.07127539120081">
                <text:p>3.071275391200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81847741211537">
                <text:p>7.81847741211537</text:p>
              </table:table-cell>
              <table:table-cell office:value-type="float" office:value="4.25474229062442">
                <text:p>4.254742290624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04495319530451">
                <text:p>7.04495319530451</text:p>
              </table:table-cell>
              <table:table-cell office:value-type="float" office:value="5.30131715554392">
                <text:p>5.301317155543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0347834036248">
                <text:p>6.10347834036248</text:p>
              </table:table-cell>
              <table:table-cell office:value-type="float" office:value="6.1686646801769">
                <text:p>6.16866468017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04215137939715">
                <text:p>5.04215137939715</text:p>
              </table:table-cell>
              <table:table-cell office:value-type="float" office:value="6.82607448985169">
                <text:p>6.82607448985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148535571414">
                <text:p>3.9148535571414</text:p>
              </table:table-cell>
              <table:table-cell office:value-type="float" office:value="7.25648498648498">
                <text:p>7.256484986484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77733967406148">
                <text:p>2.77733967406148</text:p>
              </table:table-cell>
              <table:table-cell office:value-type="float" office:value="7.45747111117707">
                <text:p>7.457471111177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8321562122208">
                <text:p>1.68321562122208</text:p>
              </table:table-cell>
              <table:table-cell office:value-type="float" office:value="7.44112249662392">
                <text:p>7.441122496623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0112713584046">
                <text:p>0.680112713584046</text:p>
              </table:table-cell>
              <table:table-cell office:value-type="float" office:value="7.23282460469203">
                <text:p>7.23282460469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dd47e4b30cb7dab30588d6c79c651f218165e3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